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673587" calcext:value-type="float">
            <text:p>0.0667358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3316937" calcext:value-type="float">
            <text:p>0.133169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946826" calcext:value-type="float">
            <text:p>0.199468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6569549" calcext:value-type="float">
            <text:p>0.2656954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319011" calcext:value-type="float">
            <text:p>0.331901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981339" calcext:value-type="float">
            <text:p>0.398133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6444784" calcext:value-type="float">
            <text:p>0.4644478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3095286" calcext:value-type="float">
            <text:p>0.5309528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59876689" calcext:value-type="float">
            <text:p>0.5987668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6408909" calcext:value-type="float">
            <text:p>0.6640890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72982599" calcext:value-type="float">
            <text:p>0.7298259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79563109" calcext:value-type="float">
            <text:p>0.7956310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86144647" calcext:value-type="float">
            <text:p>0.8614464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2726634" calcext:value-type="float">
            <text:p>0.9272663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9309834" calcext:value-type="float">
            <text:p>0.9930983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05893993" calcext:value-type="float">
            <text:p>1.0589399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124747" calcext:value-type="float">
            <text:p>1.12474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19029259" calcext:value-type="float">
            <text:p>1.1902925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25959868" calcext:value-type="float">
            <text:p>1.2595986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3261242" calcext:value-type="float">
            <text:p>1.326124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39242019" calcext:value-type="float">
            <text:p>1.3924201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45860313" calcext:value-type="float">
            <text:p>1.4586031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52471942" calcext:value-type="float">
            <text:p>1.5247194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59080995" calcext:value-type="float">
            <text:p>1.5908099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65691471" calcext:value-type="float">
            <text:p>1.6569147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72307121" calcext:value-type="float">
            <text:p>1.7230712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78933375" calcext:value-type="float">
            <text:p>1.7893337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85615094" calcext:value-type="float">
            <text:p>1.8561509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92183729" calcext:value-type="float">
            <text:p>1.921837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98773936" calcext:value-type="float">
            <text:p>1.9877393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05366498" calcext:value-type="float">
            <text:p>2.0536649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11958557" calcext:value-type="float">
            <text:p>2.1195855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18550517" calcext:value-type="float">
            <text:p>2.1855051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2514365" calcext:value-type="float">
            <text:p>2.251436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31738286" calcext:value-type="float">
            <text:p>2.3173828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38331358" calcext:value-type="float">
            <text:p>2.3833135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.44906336" calcext:value-type="float">
            <text:p>2.4490633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.51823566" calcext:value-type="float">
            <text:p>2.5182356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.58471835" calcext:value-type="float">
            <text:p>2.5847183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65100792" calcext:value-type="float">
            <text:p>2.6510079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.71719362" calcext:value-type="float">
            <text:p>2.7171936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.78331128" calcext:value-type="float">
            <text:p>2.7833112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.84939524" calcext:value-type="float">
            <text:p>2.8493952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91548061" calcext:value-type="float">
            <text:p>2.9154806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98159978" calcext:value-type="float">
            <text:p>2.9815997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04779362" calcext:value-type="float">
            <text:p>3.0477936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11434965" calcext:value-type="float">
            <text:p>3.1143496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18011652" calcext:value-type="float">
            <text:p>3.1801165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.24604714" calcext:value-type="float">
            <text:p>3.2460471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.31199234" calcext:value-type="float">
            <text:p>3.3119923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.37793297" calcext:value-type="float">
            <text:p>3.3779329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.44387608" calcext:value-type="float">
            <text:p>3.4438760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.5098347" calcext:value-type="float">
            <text:p>3.509834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.5758105" calcext:value-type="float">
            <text:p>3.575810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.64176742" calcext:value-type="float">
            <text:p>3.6417674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.7075166" calcext:value-type="float">
            <text:p>3.707516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.77846927" calcext:value-type="float">
            <text:p>3.7784692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.84513992" calcext:value-type="float">
            <text:p>3.8451399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.91158998" calcext:value-type="float">
            <text:p>3.9115899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.97793464" calcext:value-type="float">
            <text:p>3.97793464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.04421374" calcext:value-type="float">
            <text:p>4.0442137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.1104609" calcext:value-type="float">
            <text:p>4.110460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.1767098" calcext:value-type="float">
            <text:p>4.176709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.24299385" calcext:value-type="float">
            <text:p>4.2429938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.30936486" calcext:value-type="float">
            <text:p>4.3093648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.37622252" calcext:value-type="float">
            <text:p>4.3762225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.44196735" calcext:value-type="float">
            <text:p>4.4419673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.50794298" calcext:value-type="float">
            <text:p>4.5079429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.5739422" calcext:value-type="float">
            <text:p>4.573942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.63993709" calcext:value-type="float">
            <text:p>4.6399370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.70593264" calcext:value-type="float">
            <text:p>4.7059326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.77194275" calcext:value-type="float">
            <text:p>4.7719427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.83797378" calcext:value-type="float">
            <text:p>4.83797378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.90400432" calcext:value-type="float">
            <text:p>4.9040043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.96991065" calcext:value-type="float">
            <text:p>4.9699106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.03899066" calcext:value-type="float">
            <text:p>5.0389906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5.10546698" calcext:value-type="float">
            <text:p>5.1054669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.1717862" calcext:value-type="float">
            <text:p>5.171786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.23801708" calcext:value-type="float">
            <text:p>5.2380170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.30418699" calcext:value-type="float">
            <text:p>5.3041869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.37032394" calcext:value-type="float">
            <text:p>5.3703239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.43645754" calcext:value-type="float">
            <text:p>5.4364575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.50261494" calcext:value-type="float">
            <text:p>5.5026149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.56882775" calcext:value-type="float">
            <text:p>5.5688277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.63530043" calcext:value-type="float">
            <text:p>5.6353004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.7011817" calcext:value-type="float">
            <text:p>5.701181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.76718679" calcext:value-type="float">
            <text:p>5.7671867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.83319741" calcext:value-type="float">
            <text:p>5.8331974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.89919965" calcext:value-type="float">
            <text:p>5.8991996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.96520149" calcext:value-type="float">
            <text:p>5.9652014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6.03121645" calcext:value-type="float">
            <text:p>6.0312164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.09724932" calcext:value-type="float">
            <text:p>6.0972493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.16327613" calcext:value-type="float">
            <text:p>6.1632761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6.22916529" calcext:value-type="float">
            <text:p>6.22916529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.29893551" calcext:value-type="float">
            <text:p>6.2989355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6.36545107" calcext:value-type="float">
            <text:p>6.3654510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.43179891" calcext:value-type="float">
            <text:p>6.4317989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.49805791" calcext:value-type="float">
            <text:p>6.4980579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.56425771" calcext:value-type="float">
            <text:p>6.5642577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673587" calcext:value-type="float">
            <text:p>6.673587</text:p>
          </table:table-cell>
          <table:table-cell office:value-type="float" office:value="6.63042639" calcext:value-type="float">
            <text:p>6.63042639</text:p>
          </table:table-cell>
          <table:table-cell table:formula="of:=POWER([.C101]-6.75;2)" office:value-type="float" office:value="0.014297848208432" calcext:value-type="float">
            <text:p>0.0142978482</text:p>
          </table:table-cell>
          <table:table-cell table:formula="of:=SQRT(SUM([.D101:.D200])/100)" office:value-type="float" office:value="0.11579592209683" calcext:value-type="float">
            <text:p>0.11579592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64335" calcext:value-type="float">
            <text:p>6.64335</text:p>
          </table:table-cell>
          <table:table-cell office:value-type="float" office:value="6.62985669" calcext:value-type="float">
            <text:p>6.62985669</text:p>
          </table:table-cell>
          <table:table-cell table:formula="of:=POWER([.C102]-6.75;2)" office:value-type="float" office:value="0.014434414937756" calcext:value-type="float">
            <text:p>0.014434414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629889" calcext:value-type="float">
            <text:p>6.629889</text:p>
          </table:table-cell>
          <table:table-cell office:value-type="float" office:value="6.62961218" calcext:value-type="float">
            <text:p>6.62961218</text:p>
          </table:table-cell>
          <table:table-cell table:formula="of:=POWER([.C103]-6.75;2)" office:value-type="float" office:value="0.0144932272043525" calcext:value-type="float">
            <text:p>0.014493227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622723" calcext:value-type="float">
            <text:p>6.622723</text:p>
          </table:table-cell>
          <table:table-cell office:value-type="float" office:value="6.62955255" calcext:value-type="float">
            <text:p>6.62955255</text:p>
          </table:table-cell>
          <table:table-cell table:formula="of:=POWER([.C104]-6.75;2)" office:value-type="float" office:value="0.0145075882115026" calcext:value-type="float">
            <text:p>0.014507588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620561" calcext:value-type="float">
            <text:p>6.620561</text:p>
          </table:table-cell>
          <table:table-cell office:value-type="float" office:value="6.62978458" calcext:value-type="float">
            <text:p>6.62978458</text:p>
          </table:table-cell>
          <table:table-cell table:formula="of:=POWER([.C105]-6.75;2)" office:value-type="float" office:value="0.0144517472057764" calcext:value-type="float">
            <text:p>0.014451747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62328" calcext:value-type="float">
            <text:p>6.62328</text:p>
          </table:table-cell>
          <table:table-cell office:value-type="float" office:value="6.62953436" calcext:value-type="float">
            <text:p>6.62953436</text:p>
          </table:table-cell>
          <table:table-cell table:formula="of:=POWER([.C106]-6.75;2)" office:value-type="float" office:value="0.0145119704206096" calcext:value-type="float">
            <text:p>0.014511970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631394" calcext:value-type="float">
            <text:p>6.631394</text:p>
          </table:table-cell>
          <table:table-cell office:value-type="float" office:value="6.6293629" calcext:value-type="float">
            <text:p>6.6293629</text:p>
          </table:table-cell>
          <table:table-cell table:formula="of:=POWER([.C107]-6.75;2)" office:value-type="float" office:value="0.0145533098964099" calcext:value-type="float">
            <text:p>0.014553309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650502" calcext:value-type="float">
            <text:p>6.650502</text:p>
          </table:table-cell>
          <table:table-cell office:value-type="float" office:value="6.62911138" calcext:value-type="float">
            <text:p>6.62911138</text:p>
          </table:table-cell>
          <table:table-cell table:formula="of:=POWER([.C108]-6.75;2)" office:value-type="float" office:value="0.0146140584455043" calcext:value-type="float">
            <text:p>0.014614058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781403" calcext:value-type="float">
            <text:p>6.781403</text:p>
          </table:table-cell>
          <table:table-cell office:value-type="float" office:value="6.62865703" calcext:value-type="float">
            <text:p>6.62865703</text:p>
          </table:table-cell>
          <table:table-cell table:formula="of:=POWER([.C109]-6.75;2)" office:value-type="float" office:value="0.0147241163684208" calcext:value-type="float">
            <text:p>0.014724116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53222" calcext:value-type="float">
            <text:p>6.53222</text:p>
          </table:table-cell>
          <table:table-cell office:value-type="float" office:value="6.62688864" calcext:value-type="float">
            <text:p>6.62688864</text:p>
          </table:table-cell>
          <table:table-cell table:formula="of:=POWER([.C110]-6.75;2)" office:value-type="float" office:value="0.0151564069610497" calcext:value-type="float">
            <text:p>0.01515640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57369" calcext:value-type="float">
            <text:p>6.57369</text:p>
          </table:table-cell>
          <table:table-cell office:value-type="float" office:value="6.62761817" calcext:value-type="float">
            <text:p>6.62761817</text:p>
          </table:table-cell>
          <table:table-cell table:formula="of:=POWER([.C111]-6.75;2)" office:value-type="float" office:value="0.0149773123141489" calcext:value-type="float">
            <text:p>0.014977312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58051" calcext:value-type="float">
            <text:p>6.58051</text:p>
          </table:table-cell>
          <table:table-cell office:value-type="float" office:value="6.62794003" calcext:value-type="float">
            <text:p>6.62794003</text:p>
          </table:table-cell>
          <table:table-cell table:formula="of:=POWER([.C112]-6.75;2)" office:value-type="float" office:value="0.014898636276401" calcext:value-type="float">
            <text:p>0.014898636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581538" calcext:value-type="float">
            <text:p>6.581538</text:p>
          </table:table-cell>
          <table:table-cell office:value-type="float" office:value="6.62816787" calcext:value-type="float">
            <text:p>6.62816787</text:p>
          </table:table-cell>
          <table:table-cell table:formula="of:=POWER([.C113]-6.75;2)" office:value-type="float" office:value="0.0148430679003368" calcext:value-type="float">
            <text:p>0.014843067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581987" calcext:value-type="float">
            <text:p>6.581987</text:p>
          </table:table-cell>
          <table:table-cell office:value-type="float" office:value="6.62818737" calcext:value-type="float">
            <text:p>6.62818737</text:p>
          </table:table-cell>
          <table:table-cell table:formula="of:=POWER([.C114]-6.75;2)" office:value-type="float" office:value="0.0148383168275169" calcext:value-type="float">
            <text:p>0.014838316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5832" calcext:value-type="float">
            <text:p>6.5832</text:p>
          </table:table-cell>
          <table:table-cell office:value-type="float" office:value="6.63352022" calcext:value-type="float">
            <text:p>6.63352022</text:p>
          </table:table-cell>
          <table:table-cell table:formula="of:=POWER([.C115]-6.75;2)" office:value-type="float" office:value="0.0135675391488483" calcext:value-type="float">
            <text:p>0.013567539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584159" calcext:value-type="float">
            <text:p>6.584159</text:p>
          </table:table-cell>
          <table:table-cell office:value-type="float" office:value="6.63438678" calcext:value-type="float">
            <text:p>6.63438678</text:p>
          </table:table-cell>
          <table:table-cell table:formula="of:=POWER([.C116]-6.75;2)" office:value-type="float" office:value="0.0133664166387684" calcext:value-type="float">
            <text:p>0.013366416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580707" calcext:value-type="float">
            <text:p>6.580707</text:p>
          </table:table-cell>
          <table:table-cell office:value-type="float" office:value="6.63504003" calcext:value-type="float">
            <text:p>6.63504003</text:p>
          </table:table-cell>
          <table:table-cell table:formula="of:=POWER([.C117]-6.75;2)" office:value-type="float" office:value="0.0132157947024009" calcext:value-type="float">
            <text:p>0.013215794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554559" calcext:value-type="float">
            <text:p>6.554559</text:p>
          </table:table-cell>
          <table:table-cell office:value-type="float" office:value="6.63563655" calcext:value-type="float">
            <text:p>6.63563655</text:p>
          </table:table-cell>
          <table:table-cell table:formula="of:=POWER([.C118]-6.75;2)" office:value-type="float" office:value="0.0130789986959025" calcext:value-type="float">
            <text:p>0.013078998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930609" calcext:value-type="float">
            <text:p>6.930609</text:p>
          </table:table-cell>
          <table:table-cell office:value-type="float" office:value="6.63644169" calcext:value-type="float">
            <text:p>6.63644169</text:p>
          </table:table-cell>
          <table:table-cell table:formula="of:=POWER([.C119]-6.75;2)" office:value-type="float" office:value="0.0128954897700561" calcext:value-type="float">
            <text:p>0.012895489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652552" calcext:value-type="float">
            <text:p>6.652552</text:p>
          </table:table-cell>
          <table:table-cell office:value-type="float" office:value="6.63346399" calcext:value-type="float">
            <text:p>6.63346399</text:p>
          </table:table-cell>
          <table:table-cell table:formula="of:=POWER([.C120]-6.75;2)" office:value-type="float" office:value="0.0135806416267201" calcext:value-type="float">
            <text:p>0.013580641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629599" calcext:value-type="float">
            <text:p>6.629599</text:p>
          </table:table-cell>
          <table:table-cell office:value-type="float" office:value="6.6332737" calcext:value-type="float">
            <text:p>6.6332737</text:p>
          </table:table-cell>
          <table:table-cell table:formula="of:=POWER([.C121]-6.75;2)" office:value-type="float" office:value="0.01362502911169" calcext:value-type="float">
            <text:p>0.013625029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618294" calcext:value-type="float">
            <text:p>6.618294</text:p>
          </table:table-cell>
          <table:table-cell office:value-type="float" office:value="6.63334777" calcext:value-type="float">
            <text:p>6.63334777</text:p>
          </table:table-cell>
          <table:table-cell table:formula="of:=POWER([.C122]-6.75;2)" office:value-type="float" office:value="0.0136077427639728" calcext:value-type="float">
            <text:p>0.013607742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611629" calcext:value-type="float">
            <text:p>6.611629</text:p>
          </table:table-cell>
          <table:table-cell office:value-type="float" office:value="6.63361322" calcext:value-type="float">
            <text:p>6.63361322</text:p>
          </table:table-cell>
          <table:table-cell table:formula="of:=POWER([.C123]-6.75;2)" office:value-type="float" office:value="0.0135458825587684" calcext:value-type="float">
            <text:p>0.013545882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609053" calcext:value-type="float">
            <text:p>6.609053</text:p>
          </table:table-cell>
          <table:table-cell office:value-type="float" office:value="6.63437206" calcext:value-type="float">
            <text:p>6.63437206</text:p>
          </table:table-cell>
          <table:table-cell table:formula="of:=POWER([.C124]-6.75;2)" office:value-type="float" office:value="0.0133698205086435" calcext:value-type="float">
            <text:p>0.013369820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610476" calcext:value-type="float">
            <text:p>6.610476</text:p>
          </table:table-cell>
          <table:table-cell office:value-type="float" office:value="6.63418575" calcext:value-type="float">
            <text:p>6.63418575</text:p>
          </table:table-cell>
          <table:table-cell table:formula="of:=POWER([.C125]-6.75;2)" office:value-type="float" office:value="0.0134129405030624" calcext:value-type="float">
            <text:p>0.013412940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61565" calcext:value-type="float">
            <text:p>6.61565</text:p>
          </table:table-cell>
          <table:table-cell office:value-type="float" office:value="6.63418148" calcext:value-type="float">
            <text:p>6.63418148</text:p>
          </table:table-cell>
          <table:table-cell table:formula="of:=POWER([.C126]-6.75;2)" office:value-type="float" office:value="0.0134139295749905" calcext:value-type="float">
            <text:p>0.013413929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626254" calcext:value-type="float">
            <text:p>6.626254</text:p>
          </table:table-cell>
          <table:table-cell office:value-type="float" office:value="6.63414093" calcext:value-type="float">
            <text:p>6.63414093</text:p>
          </table:table-cell>
          <table:table-cell table:formula="of:=POWER([.C127]-6.75;2)" office:value-type="float" office:value="0.0134233241012649" calcext:value-type="float">
            <text:p>0.013423324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681719" calcext:value-type="float">
            <text:p>6.681719</text:p>
          </table:table-cell>
          <table:table-cell office:value-type="float" office:value="6.6339843" calcext:value-type="float">
            <text:p>6.6339843</text:p>
          </table:table-cell>
          <table:table-cell table:formula="of:=POWER([.C128]-6.75;2)" office:value-type="float" office:value="0.01345964264649" calcext:value-type="float">
            <text:p>0.013459642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568635" calcext:value-type="float">
            <text:p>6.568635</text:p>
          </table:table-cell>
          <table:table-cell office:value-type="float" office:value="6.6332665" calcext:value-type="float">
            <text:p>6.6332665</text:p>
          </table:table-cell>
          <table:table-cell table:formula="of:=POWER([.C129]-6.75;2)" office:value-type="float" office:value="0.0136267100222501" calcext:value-type="float">
            <text:p>0.0136267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590207" calcext:value-type="float">
            <text:p>6.590207</text:p>
          </table:table-cell>
          <table:table-cell office:value-type="float" office:value="6.63368501" calcext:value-type="float">
            <text:p>6.63368501</text:p>
          </table:table-cell>
          <table:table-cell table:formula="of:=POWER([.C130]-6.75;2)" office:value-type="float" office:value="0.0135291768987002" calcext:value-type="float">
            <text:p>0.013529176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592562" calcext:value-type="float">
            <text:p>6.592562</text:p>
          </table:table-cell>
          <table:table-cell office:value-type="float" office:value="6.63389986" calcext:value-type="float">
            <text:p>6.63389986</text:p>
          </table:table-cell>
          <table:table-cell table:formula="of:=POWER([.C131]-6.75;2)" office:value-type="float" office:value="0.0134792425080197" calcext:value-type="float">
            <text:p>0.013479242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592059" calcext:value-type="float">
            <text:p>6.592059</text:p>
          </table:table-cell>
          <table:table-cell office:value-type="float" office:value="6.63408765" calcext:value-type="float">
            <text:p>6.63408765</text:p>
          </table:table-cell>
          <table:table-cell table:formula="of:=POWER([.C132]-6.75;2)" office:value-type="float" office:value="0.0134356728825226" calcext:value-type="float">
            <text:p>0.013435672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59196" calcext:value-type="float">
            <text:p>6.59196</text:p>
          </table:table-cell>
          <table:table-cell office:value-type="float" office:value="6.63417834" calcext:value-type="float">
            <text:p>6.63417834</text:p>
          </table:table-cell>
          <table:table-cell table:formula="of:=POWER([.C133]-6.75;2)" office:value-type="float" office:value="0.0134146569251556" calcext:value-type="float">
            <text:p>0.013414656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593133" calcext:value-type="float">
            <text:p>6.593133</text:p>
          </table:table-cell>
          <table:table-cell office:value-type="float" office:value="6.63644158" calcext:value-type="float">
            <text:p>6.63644158</text:p>
          </table:table-cell>
          <table:table-cell table:formula="of:=POWER([.C134]-6.75;2)" office:value-type="float" office:value="0.0128955147528965" calcext:value-type="float">
            <text:p>0.012895514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594636" calcext:value-type="float">
            <text:p>6.594636</text:p>
          </table:table-cell>
          <table:table-cell office:value-type="float" office:value="6.63696806" calcext:value-type="float">
            <text:p>6.63696806</text:p>
          </table:table-cell>
          <table:table-cell table:formula="of:=POWER([.C135]-6.75;2)" office:value-type="float" office:value="0.0127762194601636" calcext:value-type="float">
            <text:p>0.012776219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593072" calcext:value-type="float">
            <text:p>6.593072</text:p>
          </table:table-cell>
          <table:table-cell office:value-type="float" office:value="6.63735941" calcext:value-type="float">
            <text:p>6.63735941</text:p>
          </table:table-cell>
          <table:table-cell table:formula="of:=POWER([.C136]-6.75;2)" office:value-type="float" office:value="0.0126879025155481" calcext:value-type="float">
            <text:p>0.012687902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574978" calcext:value-type="float">
            <text:p>6.574978</text:p>
          </table:table-cell>
          <table:table-cell office:value-type="float" office:value="6.63769981" calcext:value-type="float">
            <text:p>6.63769981</text:p>
          </table:table-cell>
          <table:table-cell table:formula="of:=POWER([.C137]-6.75;2)" office:value-type="float" office:value="0.0126113326740361" calcext:value-type="float">
            <text:p>0.012611332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91723" calcext:value-type="float">
            <text:p>6.91723</text:p>
          </table:table-cell>
          <table:table-cell office:value-type="float" office:value="6.63817728" calcext:value-type="float">
            <text:p>6.63817728</text:p>
          </table:table-cell>
          <table:table-cell table:formula="of:=POWER([.C138]-6.75;2)" office:value-type="float" office:value="0.0125043207081984" calcext:value-type="float">
            <text:p>0.012504320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648269" calcext:value-type="float">
            <text:p>6.648269</text:p>
          </table:table-cell>
          <table:table-cell office:value-type="float" office:value="6.63521132" calcext:value-type="float">
            <text:p>6.63521132</text:p>
          </table:table-cell>
          <table:table-cell table:formula="of:=POWER([.C139]-6.75;2)" office:value-type="float" office:value="0.0131764410561424" calcext:value-type="float">
            <text:p>0.013176441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628957" calcext:value-type="float">
            <text:p>6.628957</text:p>
          </table:table-cell>
          <table:table-cell office:value-type="float" office:value="6.63493693" calcext:value-type="float">
            <text:p>6.63493693</text:p>
          </table:table-cell>
          <table:table-cell table:formula="of:=POWER([.C140]-6.75;2)" office:value-type="float" office:value="0.0132395100778248" calcext:value-type="float">
            <text:p>0.013239510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61857" calcext:value-type="float">
            <text:p>6.61857</text:p>
          </table:table-cell>
          <table:table-cell office:value-type="float" office:value="6.63487588" calcext:value-type="float">
            <text:p>6.63487588</text:p>
          </table:table-cell>
          <table:table-cell table:formula="of:=POWER([.C141]-6.75;2)" office:value-type="float" office:value="0.0132535630057744" calcext:value-type="float">
            <text:p>0.01325356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611766" calcext:value-type="float">
            <text:p>6.611766</text:p>
          </table:table-cell>
          <table:table-cell office:value-type="float" office:value="6.63495404" calcext:value-type="float">
            <text:p>6.63495404</text:p>
          </table:table-cell>
          <table:table-cell table:formula="of:=POWER([.C142]-6.75;2)" office:value-type="float" office:value="0.0132355729123216" calcext:value-type="float">
            <text:p>0.013235572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608396" calcext:value-type="float">
            <text:p>6.608396</text:p>
          </table:table-cell>
          <table:table-cell office:value-type="float" office:value="6.63523311" calcext:value-type="float">
            <text:p>6.63523311</text:p>
          </table:table-cell>
          <table:table-cell table:formula="of:=POWER([.C143]-6.75;2)" office:value-type="float" office:value="0.0131714390402722" calcext:value-type="float">
            <text:p>0.01317143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608537" calcext:value-type="float">
            <text:p>6.608537</text:p>
          </table:table-cell>
          <table:table-cell office:value-type="float" office:value="6.63526643" calcext:value-type="float">
            <text:p>6.63526643</text:p>
          </table:table-cell>
          <table:table-cell table:formula="of:=POWER([.C144]-6.75;2)" office:value-type="float" office:value="0.013163792084945" calcext:value-type="float">
            <text:p>0.013163792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611917" calcext:value-type="float">
            <text:p>6.611917</text:p>
          </table:table-cell>
          <table:table-cell office:value-type="float" office:value="6.6353397" calcext:value-type="float">
            <text:p>6.6353397</text:p>
          </table:table-cell>
          <table:table-cell table:formula="of:=POWER([.C145]-6.75;2)" office:value-type="float" office:value="0.0131469843960899" calcext:value-type="float">
            <text:p>0.013146984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619384" calcext:value-type="float">
            <text:p>6.619384</text:p>
          </table:table-cell>
          <table:table-cell office:value-type="float" office:value="6.6353658" calcext:value-type="float">
            <text:p>6.6353658</text:p>
          </table:table-cell>
          <table:table-cell table:formula="of:=POWER([.C146]-6.75;2)" office:value-type="float" office:value="0.0131409998096401" calcext:value-type="float">
            <text:p>0.013140999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655603" calcext:value-type="float">
            <text:p>6.655603</text:p>
          </table:table-cell>
          <table:table-cell office:value-type="float" office:value="6.63529896" calcext:value-type="float">
            <text:p>6.63529896</text:p>
          </table:table-cell>
          <table:table-cell table:formula="of:=POWER([.C147]-6.75;2)" office:value-type="float" office:value="0.0131563285770816" calcext:value-type="float">
            <text:p>0.013156328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576687" calcext:value-type="float">
            <text:p>6.576687</text:p>
          </table:table-cell>
          <table:table-cell office:value-type="float" office:value="6.63486117" calcext:value-type="float">
            <text:p>6.63486117</text:p>
          </table:table-cell>
          <table:table-cell table:formula="of:=POWER([.C148]-6.75;2)" office:value-type="float" office:value="0.013256950173769" calcext:value-type="float">
            <text:p>0.013256950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593062" calcext:value-type="float">
            <text:p>6.593062</text:p>
          </table:table-cell>
          <table:table-cell office:value-type="float" office:value="6.63521761" calcext:value-type="float">
            <text:p>6.63521761</text:p>
          </table:table-cell>
          <table:table-cell table:formula="of:=POWER([.C149]-6.75;2)" office:value-type="float" office:value="0.0131749970541122" calcext:value-type="float">
            <text:p>0.013174997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59452" calcext:value-type="float">
            <text:p>6.59452</text:p>
          </table:table-cell>
          <table:table-cell office:value-type="float" office:value="6.63542292" calcext:value-type="float">
            <text:p>6.63542292</text:p>
          </table:table-cell>
          <table:table-cell table:formula="of:=POWER([.C150]-6.75;2)" office:value-type="float" office:value="0.0131279072613264" calcext:value-type="float">
            <text:p>0.013127907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594063" calcext:value-type="float">
            <text:p>6.594063</text:p>
          </table:table-cell>
          <table:table-cell office:value-type="float" office:value="6.63561299" calcext:value-type="float">
            <text:p>6.63561299</text:p>
          </table:table-cell>
          <table:table-cell table:formula="of:=POWER([.C151]-6.75;2)" office:value-type="float" office:value="0.01308438805674" calcext:value-type="float">
            <text:p>0.013084388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594311" calcext:value-type="float">
            <text:p>6.594311</text:p>
          </table:table-cell>
          <table:table-cell office:value-type="float" office:value="6.63571771" calcext:value-type="float">
            <text:p>6.63571771</text:p>
          </table:table-cell>
          <table:table-cell table:formula="of:=POWER([.C152]-6.75;2)" office:value-type="float" office:value="0.0130604418076442" calcext:value-type="float">
            <text:p>0.013060441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595862" calcext:value-type="float">
            <text:p>6.595862</text:p>
          </table:table-cell>
          <table:table-cell office:value-type="float" office:value="6.63755784" calcext:value-type="float">
            <text:p>6.63755784</text:p>
          </table:table-cell>
          <table:table-cell table:formula="of:=POWER([.C153]-6.75;2)" office:value-type="float" office:value="0.0126432393454655" calcext:value-type="float">
            <text:p>0.012643239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59758" calcext:value-type="float">
            <text:p>6.59758</text:p>
          </table:table-cell>
          <table:table-cell office:value-type="float" office:value="6.63804156" calcext:value-type="float">
            <text:p>6.63804156</text:p>
          </table:table-cell>
          <table:table-cell table:formula="of:=POWER([.C154]-6.75;2)" office:value-type="float" office:value="0.0125346922872337" calcext:value-type="float">
            <text:p>0.012534692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595692" calcext:value-type="float">
            <text:p>6.595692</text:p>
          </table:table-cell>
          <table:table-cell office:value-type="float" office:value="6.63840407" calcext:value-type="float">
            <text:p>6.63840407</text:p>
          </table:table-cell>
          <table:table-cell table:formula="of:=POWER([.C155]-6.75;2)" office:value-type="float" office:value="0.0124536515925649" calcext:value-type="float">
            <text:p>0.012453651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574918" calcext:value-type="float">
            <text:p>6.574918</text:p>
          </table:table-cell>
          <table:table-cell office:value-type="float" office:value="6.6387272" calcext:value-type="float">
            <text:p>6.6387272</text:p>
          </table:table-cell>
          <table:table-cell table:formula="of:=POWER([.C156]-6.75;2)" office:value-type="float" office:value="0.01238163601984" calcext:value-type="float">
            <text:p>0.01238163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095267" calcext:value-type="float">
            <text:p>7.095267</text:p>
          </table:table-cell>
          <table:table-cell office:value-type="float" office:value="6.63921995" calcext:value-type="float">
            <text:p>6.63921995</text:p>
          </table:table-cell>
          <table:table-cell table:formula="of:=POWER([.C157]-6.75;2)" office:value-type="float" office:value="0.0122722194780025" calcext:value-type="float">
            <text:p>0.012272219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667065" calcext:value-type="float">
            <text:p>6.667065</text:p>
          </table:table-cell>
          <table:table-cell office:value-type="float" office:value="6.63449162" calcext:value-type="float">
            <text:p>6.63449162</text:p>
          </table:table-cell>
          <table:table-cell table:formula="of:=POWER([.C158]-6.75;2)" office:value-type="float" office:value="0.0133421858502243" calcext:value-type="float">
            <text:p>0.013342185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645006" calcext:value-type="float">
            <text:p>6.645006</text:p>
          </table:table-cell>
          <table:table-cell office:value-type="float" office:value="6.63404755" calcext:value-type="float">
            <text:p>6.63404755</text:p>
          </table:table-cell>
          <table:table-cell table:formula="of:=POWER([.C159]-6.75;2)" office:value-type="float" office:value="0.0134449706610025" calcext:value-type="float">
            <text:p>0.013444970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634466" calcext:value-type="float">
            <text:p>6.634466</text:p>
          </table:table-cell>
          <table:table-cell office:value-type="float" office:value="6.63384022" calcext:value-type="float">
            <text:p>6.63384022</text:p>
          </table:table-cell>
          <table:table-cell table:formula="of:=POWER([.C160]-6.75;2)" office:value-type="float" office:value="0.0134930944896485" calcext:value-type="float">
            <text:p>0.013493094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62791" calcext:value-type="float">
            <text:p>6.62791</text:p>
          </table:table-cell>
          <table:table-cell office:value-type="float" office:value="6.63376015" calcext:value-type="float">
            <text:p>6.63376015</text:p>
          </table:table-cell>
          <table:table-cell table:formula="of:=POWER([.C161]-6.75;2)" office:value-type="float" office:value="0.0135117027280226" calcext:value-type="float">
            <text:p>0.013511702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624716" calcext:value-type="float">
            <text:p>6.624716</text:p>
          </table:table-cell>
          <table:table-cell office:value-type="float" office:value="6.63379152" calcext:value-type="float">
            <text:p>6.63379152</text:p>
          </table:table-cell>
          <table:table-cell table:formula="of:=POWER([.C162]-6.75;2)" office:value-type="float" office:value="0.0135044108239104" calcext:value-type="float">
            <text:p>0.013504410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62489" calcext:value-type="float">
            <text:p>6.62489</text:p>
          </table:table-cell>
          <table:table-cell office:value-type="float" office:value="6.63376803" calcext:value-type="float">
            <text:p>6.63376803</text:p>
          </table:table-cell>
          <table:table-cell table:formula="of:=POWER([.C163]-6.75;2)" office:value-type="float" office:value="0.013509870850081" calcext:value-type="float">
            <text:p>0.013509870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628405" calcext:value-type="float">
            <text:p>6.628405</text:p>
          </table:table-cell>
          <table:table-cell office:value-type="float" office:value="6.63373959" calcext:value-type="float">
            <text:p>6.63373959</text:p>
          </table:table-cell>
          <table:table-cell table:formula="of:=POWER([.C164]-6.75;2)" office:value-type="float" office:value="0.013516482933368" calcext:value-type="float">
            <text:p>0.013516482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637101" calcext:value-type="float">
            <text:p>6.637101</text:p>
          </table:table-cell>
          <table:table-cell office:value-type="float" office:value="6.63365278" calcext:value-type="float">
            <text:p>6.63365278</text:p>
          </table:table-cell>
          <table:table-cell table:formula="of:=POWER([.C165]-6.75;2)" office:value-type="float" office:value="0.0135366756017283" calcext:value-type="float">
            <text:p>0.013536675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685766" calcext:value-type="float">
            <text:p>6.685766</text:p>
          </table:table-cell>
          <table:table-cell office:value-type="float" office:value="6.63345685" calcext:value-type="float">
            <text:p>6.63345685</text:p>
          </table:table-cell>
          <table:table-cell table:formula="of:=POWER([.C166]-6.75;2)" office:value-type="float" office:value="0.0135823058119225" calcext:value-type="float">
            <text:p>0.013582305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574483" calcext:value-type="float">
            <text:p>6.574483</text:p>
          </table:table-cell>
          <table:table-cell office:value-type="float" office:value="6.63276336" calcext:value-type="float">
            <text:p>6.63276336</text:p>
          </table:table-cell>
          <table:table-cell table:formula="of:=POWER([.C167]-6.75;2)" office:value-type="float" office:value="0.0137444297584895" calcext:value-type="float">
            <text:p>0.013744429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597563" calcext:value-type="float">
            <text:p>6.597563</text:p>
          </table:table-cell>
          <table:table-cell office:value-type="float" office:value="6.63318604" calcext:value-type="float">
            <text:p>6.63318604</text:p>
          </table:table-cell>
          <table:table-cell table:formula="of:=POWER([.C168]-6.75;2)" office:value-type="float" office:value="0.0136455012508816" calcext:value-type="float">
            <text:p>0.013645501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599922" calcext:value-type="float">
            <text:p>6.599922</text:p>
          </table:table-cell>
          <table:table-cell office:value-type="float" office:value="6.63338877" calcext:value-type="float">
            <text:p>6.63338877</text:p>
          </table:table-cell>
          <table:table-cell table:formula="of:=POWER([.C169]-6.75;2)" office:value-type="float" office:value="0.0135981789621129" calcext:value-type="float">
            <text:p>0.01359817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599489" calcext:value-type="float">
            <text:p>6.599489</text:p>
          </table:table-cell>
          <table:table-cell office:value-type="float" office:value="6.63356482" calcext:value-type="float">
            <text:p>6.63356482</text:p>
          </table:table-cell>
          <table:table-cell table:formula="of:=POWER([.C170]-6.75;2)" office:value-type="float" office:value="0.0135571511416324" calcext:value-type="float">
            <text:p>0.013557151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599555" calcext:value-type="float">
            <text:p>6.599555</text:p>
          </table:table-cell>
          <table:table-cell office:value-type="float" office:value="6.63364495" calcext:value-type="float">
            <text:p>6.63364495</text:p>
          </table:table-cell>
          <table:table-cell table:formula="of:=POWER([.C171]-6.75;2)" office:value-type="float" office:value="0.0135384976605025" calcext:value-type="float">
            <text:p>0.013538497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601011" calcext:value-type="float">
            <text:p>6.601011</text:p>
          </table:table-cell>
          <table:table-cell office:value-type="float" office:value="6.63535471" calcext:value-type="float">
            <text:p>6.63535471</text:p>
          </table:table-cell>
          <table:table-cell table:formula="of:=POWER([.C172]-6.75;2)" office:value-type="float" office:value="0.0131435425191842" calcext:value-type="float">
            <text:p>0.013143542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603103" calcext:value-type="float">
            <text:p>6.603103</text:p>
          </table:table-cell>
          <table:table-cell office:value-type="float" office:value="6.63586095" calcext:value-type="float">
            <text:p>6.63586095</text:p>
          </table:table-cell>
          <table:table-cell table:formula="of:=POWER([.C173]-6.75;2)" office:value-type="float" office:value="0.0130277227349026" calcext:value-type="float">
            <text:p>0.0130277227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603054" calcext:value-type="float">
            <text:p>6.603054</text:p>
          </table:table-cell>
          <table:table-cell office:value-type="float" office:value="6.63625066" calcext:value-type="float">
            <text:p>6.63625066</text:p>
          </table:table-cell>
          <table:table-cell table:formula="of:=POWER([.C174]-6.75;2)" office:value-type="float" office:value="0.0129389123504356" calcext:value-type="float">
            <text:p>0.012938912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590633" calcext:value-type="float">
            <text:p>6.590633</text:p>
          </table:table-cell>
          <table:table-cell office:value-type="float" office:value="6.63659422" calcext:value-type="float">
            <text:p>6.63659422</text:p>
          </table:table-cell>
          <table:table-cell table:formula="of:=POWER([.C175]-6.75;2)" office:value-type="float" office:value="0.0128608709374084" calcext:value-type="float">
            <text:p>0.012860870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908001" calcext:value-type="float">
            <text:p>6.908001</text:p>
          </table:table-cell>
          <table:table-cell office:value-type="float" office:value="6.63703608" calcext:value-type="float">
            <text:p>6.63703608</text:p>
          </table:table-cell>
          <table:table-cell table:formula="of:=POWER([.C176]-6.75;2)" office:value-type="float" office:value="0.0127608472217665" calcext:value-type="float">
            <text:p>0.012760847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647632" calcext:value-type="float">
            <text:p>6.647632</text:p>
          </table:table-cell>
          <table:table-cell office:value-type="float" office:value="6.63429722" calcext:value-type="float">
            <text:p>6.63429722</text:p>
          </table:table-cell>
          <table:table-cell table:formula="of:=POWER([.C177]-6.75;2)" office:value-type="float" office:value="0.0133871332997285" calcext:value-type="float">
            <text:p>0.013387133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631922" calcext:value-type="float">
            <text:p>6.631922</text:p>
          </table:table-cell>
          <table:table-cell office:value-type="float" office:value="6.63417131" calcext:value-type="float">
            <text:p>6.63417131</text:p>
          </table:table-cell>
          <table:table-cell table:formula="of:=POWER([.C178]-6.75;2)" office:value-type="float" office:value="0.0134162854271161" calcext:value-type="float">
            <text:p>0.013416285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623088" calcext:value-type="float">
            <text:p>6.623088</text:p>
          </table:table-cell>
          <table:table-cell office:value-type="float" office:value="6.63422059" calcext:value-type="float">
            <text:p>6.63422059</text:p>
          </table:table-cell>
          <table:table-cell table:formula="of:=POWER([.C179]-6.75;2)" office:value-type="float" office:value="0.0134048717799481" calcext:value-type="float">
            <text:p>0.013404871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616991" calcext:value-type="float">
            <text:p>6.616991</text:p>
          </table:table-cell>
          <table:table-cell office:value-type="float" office:value="6.63437459" calcext:value-type="float">
            <text:p>6.63437459</text:p>
          </table:table-cell>
          <table:table-cell table:formula="of:=POWER([.C180]-6.75;2)" office:value-type="float" office:value="0.0133692354376681" calcext:value-type="float">
            <text:p>0.013369235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613695" calcext:value-type="float">
            <text:p>6.613695</text:p>
          </table:table-cell>
          <table:table-cell office:value-type="float" office:value="6.63459705" calcext:value-type="float">
            <text:p>6.63459705</text:p>
          </table:table-cell>
          <table:table-cell table:formula="of:=POWER([.C181]-6.75;2)" office:value-type="float" office:value="0.0133178408687025" calcext:value-type="float">
            <text:p>0.013317840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61336" calcext:value-type="float">
            <text:p>6.61336</text:p>
          </table:table-cell>
          <table:table-cell office:value-type="float" office:value="6.63483191" calcext:value-type="float">
            <text:p>6.63483191</text:p>
          </table:table-cell>
          <table:table-cell table:formula="of:=POWER([.C182]-6.75;2)" office:value-type="float" office:value="0.0132636889542481" calcext:value-type="float">
            <text:p>0.01326368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61574" calcext:value-type="float">
            <text:p>6.61574</text:p>
          </table:table-cell>
          <table:table-cell office:value-type="float" office:value="6.63504228" calcext:value-type="float">
            <text:p>6.63504228</text:p>
          </table:table-cell>
          <table:table-cell table:formula="of:=POWER([.C183]-6.75;2)" office:value-type="float" office:value="0.0132152773875983" calcext:value-type="float">
            <text:p>0.013215277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621281" calcext:value-type="float">
            <text:p>6.621281</text:p>
          </table:table-cell>
          <table:table-cell office:value-type="float" office:value="6.63519238" calcext:value-type="float">
            <text:p>6.63519238</text:p>
          </table:table-cell>
          <table:table-cell table:formula="of:=POWER([.C184]-6.75;2)" office:value-type="float" office:value="0.0131807896100643" calcext:value-type="float">
            <text:p>0.013180789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647268" calcext:value-type="float">
            <text:p>6.647268</text:p>
          </table:table-cell>
          <table:table-cell office:value-type="float" office:value="6.63525393" calcext:value-type="float">
            <text:p>6.63525393</text:p>
          </table:table-cell>
          <table:table-cell table:formula="of:=POWER([.C185]-6.75;2)" office:value-type="float" office:value="0.0131666605804449" calcext:value-type="float">
            <text:p>0.013166660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588127" calcext:value-type="float">
            <text:p>6.588127</text:p>
          </table:table-cell>
          <table:table-cell office:value-type="float" office:value="6.63503569" calcext:value-type="float">
            <text:p>6.63503569</text:p>
          </table:table-cell>
          <table:table-cell table:formula="of:=POWER([.C186]-6.75;2)" office:value-type="float" office:value="0.013216792573776" calcext:value-type="float">
            <text:p>0.013216792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600509" calcext:value-type="float">
            <text:p>6.600509</text:p>
          </table:table-cell>
          <table:table-cell office:value-type="float" office:value="6.63540664" calcext:value-type="float">
            <text:p>6.63540664</text:p>
          </table:table-cell>
          <table:table-cell table:formula="of:=POWER([.C187]-6.75;2)" office:value-type="float" office:value="0.0131316381560895" calcext:value-type="float">
            <text:p>0.013131638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601062" calcext:value-type="float">
            <text:p>6.601062</text:p>
          </table:table-cell>
          <table:table-cell office:value-type="float" office:value="6.63566652" calcext:value-type="float">
            <text:p>6.63566652</text:p>
          </table:table-cell>
          <table:table-cell table:formula="of:=POWER([.C188]-6.75;2)" office:value-type="float" office:value="0.0130721446489104" calcext:value-type="float">
            <text:p>0.013072144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600224" calcext:value-type="float">
            <text:p>6.600224</text:p>
          </table:table-cell>
          <table:table-cell office:value-type="float" office:value="6.6359394" calcext:value-type="float">
            <text:p>6.6359394</text:p>
          </table:table-cell>
          <table:table-cell table:formula="of:=POWER([.C189]-6.75;2)" office:value-type="float" office:value="0.01300982047236" calcext:value-type="float">
            <text:p>0.013009820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600184" calcext:value-type="float">
            <text:p>6.600184</text:p>
          </table:table-cell>
          <table:table-cell office:value-type="float" office:value="6.63622879" calcext:value-type="float">
            <text:p>6.63622879</text:p>
          </table:table-cell>
          <table:table-cell table:formula="of:=POWER([.C190]-6.75;2)" office:value-type="float" office:value="0.0129438882248642" calcext:value-type="float">
            <text:p>0.012943888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601496" calcext:value-type="float">
            <text:p>6.601496</text:p>
          </table:table-cell>
          <table:table-cell office:value-type="float" office:value="6.63661479" calcext:value-type="float">
            <text:p>6.63661479</text:p>
          </table:table-cell>
          <table:table-cell table:formula="of:=POWER([.C191]-6.75;2)" office:value-type="float" office:value="0.012856205846744" calcext:value-type="float">
            <text:p>0.012856205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603287" calcext:value-type="float">
            <text:p>6.603287</text:p>
          </table:table-cell>
          <table:table-cell office:value-type="float" office:value="6.63692009" calcext:value-type="float">
            <text:p>6.63692009</text:p>
          </table:table-cell>
          <table:table-cell table:formula="of:=POWER([.C192]-6.75;2)" office:value-type="float" office:value="0.012787066045608" calcext:value-type="float">
            <text:p>0.01278706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602681" calcext:value-type="float">
            <text:p>6.602681</text:p>
          </table:table-cell>
          <table:table-cell office:value-type="float" office:value="6.63718286" calcext:value-type="float">
            <text:p>6.63718286</text:p>
          </table:table-cell>
          <table:table-cell table:formula="of:=POWER([.C193]-6.75;2)" office:value-type="float" office:value="0.0127277070777795" calcext:value-type="float">
            <text:p>0.012727707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588916" calcext:value-type="float">
            <text:p>6.588916</text:p>
          </table:table-cell>
          <table:table-cell office:value-type="float" office:value="6.63742733" calcext:value-type="float">
            <text:p>6.63742733</text:p>
          </table:table-cell>
          <table:table-cell table:formula="of:=POWER([.C194]-6.75;2)" office:value-type="float" office:value="0.012672606030929" calcext:value-type="float">
            <text:p>0.01267260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977022" calcext:value-type="float">
            <text:p>6.977022</text:p>
          </table:table-cell>
          <table:table-cell office:value-type="float" office:value="6.63779167" calcext:value-type="float">
            <text:p>6.63779167</text:p>
          </table:table-cell>
          <table:table-cell table:formula="of:=POWER([.C195]-6.75;2)" office:value-type="float" office:value="0.0125907093213888" calcext:value-type="float">
            <text:p>0.012590709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651556" calcext:value-type="float">
            <text:p>6.651556</text:p>
          </table:table-cell>
          <table:table-cell office:value-type="float" office:value="6.63426833" calcext:value-type="float">
            <text:p>6.63426833</text:p>
          </table:table-cell>
          <table:table-cell table:formula="of:=POWER([.C196]-6.75;2)" office:value-type="float" office:value="0.0133938194409888" calcext:value-type="float">
            <text:p>0.013393819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634784" calcext:value-type="float">
            <text:p>6.634784</text:p>
          </table:table-cell>
          <table:table-cell office:value-type="float" office:value="6.63400236" calcext:value-type="float">
            <text:p>6.63400236</text:p>
          </table:table-cell>
          <table:table-cell table:formula="of:=POWER([.C197]-6.75;2)" office:value-type="float" office:value="0.0134554524855696" calcext:value-type="float">
            <text:p>0.013455452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6259" calcext:value-type="float">
            <text:p>6.6259</text:p>
          </table:table-cell>
          <table:table-cell office:value-type="float" office:value="6.63390539" calcext:value-type="float">
            <text:p>6.63390539</text:p>
          </table:table-cell>
          <table:table-cell table:formula="of:=POWER([.C198]-6.75;2)" office:value-type="float" office:value="0.0134779584710522" calcext:value-type="float">
            <text:p>0.013477958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61998" calcext:value-type="float">
            <text:p>6.61998</text:p>
          </table:table-cell>
          <table:table-cell office:value-type="float" office:value="6.63386807" calcext:value-type="float">
            <text:p>6.63386807</text:p>
          </table:table-cell>
          <table:table-cell table:formula="of:=POWER([.C199]-6.75;2)" office:value-type="float" office:value="0.0134866251655249" calcext:value-type="float">
            <text:p>0.013486625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616868" calcext:value-type="float">
            <text:p>6.616868</text:p>
          </table:table-cell>
          <table:table-cell office:value-type="float" office:value="6.63352138" calcext:value-type="float">
            <text:p>6.63352138</text:p>
          </table:table-cell>
          <table:table-cell table:formula="of:=POWER([.C200]-6.75;2)" office:value-type="float" office:value="0.0135672689171043" calcext:value-type="float">
            <text:p>0.013567268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616617" calcext:value-type="float">
            <text:p>6.616617</text:p>
          </table:table-cell>
          <table:table-cell office:value-type="float" office:value="6.6338613" calcext:value-type="float">
            <text:p>6.633861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618899" calcext:value-type="float">
            <text:p>6.618899</text:p>
          </table:table-cell>
          <table:table-cell office:value-type="float" office:value="6.63407139" calcext:value-type="float">
            <text:p>6.63407139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623926" calcext:value-type="float">
            <text:p>6.623926</text:p>
          </table:table-cell>
          <table:table-cell office:value-type="float" office:value="6.63419981" calcext:value-type="float">
            <text:p>6.63419981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645926" calcext:value-type="float">
            <text:p>6.645926</text:p>
          </table:table-cell>
          <table:table-cell office:value-type="float" office:value="6.63423833" calcext:value-type="float">
            <text:p>6.63423833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595539" calcext:value-type="float">
            <text:p>6.595539</text:p>
          </table:table-cell>
          <table:table-cell office:value-type="float" office:value="6.63403502" calcext:value-type="float">
            <text:p>6.6340350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606134" calcext:value-type="float">
            <text:p>6.606134</text:p>
          </table:table-cell>
          <table:table-cell office:value-type="float" office:value="6.63433156" calcext:value-type="float">
            <text:p>6.6343315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606242" calcext:value-type="float">
            <text:p>6.606242</text:p>
          </table:table-cell>
          <table:table-cell office:value-type="float" office:value="6.6345301" calcext:value-type="float">
            <text:p>6.6345301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605067" calcext:value-type="float">
            <text:p>6.605067</text:p>
          </table:table-cell>
          <table:table-cell office:value-type="float" office:value="6.63473304" calcext:value-type="float">
            <text:p>6.63473304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604564" calcext:value-type="float">
            <text:p>6.604564</text:p>
          </table:table-cell>
          <table:table-cell office:value-type="float" office:value="6.63490463" calcext:value-type="float">
            <text:p>6.63490463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605173" calcext:value-type="float">
            <text:p>6.605173</text:p>
          </table:table-cell>
          <table:table-cell office:value-type="float" office:value="6.63554286" calcext:value-type="float">
            <text:p>6.6355428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605876" calcext:value-type="float">
            <text:p>6.605876</text:p>
          </table:table-cell>
          <table:table-cell office:value-type="float" office:value="6.63588815" calcext:value-type="float">
            <text:p>6.63588815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603294" calcext:value-type="float">
            <text:p>6.603294</text:p>
          </table:table-cell>
          <table:table-cell office:value-type="float" office:value="6.63617774" calcext:value-type="float">
            <text:p>6.63617774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583488" calcext:value-type="float">
            <text:p>6.583488</text:p>
          </table:table-cell>
          <table:table-cell office:value-type="float" office:value="6.63645961" calcext:value-type="float">
            <text:p>6.63645961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.115272" calcext:value-type="float">
            <text:p>7.115272</text:p>
          </table:table-cell>
          <table:table-cell office:value-type="float" office:value="6.63691665" calcext:value-type="float">
            <text:p>6.6369166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669856" calcext:value-type="float">
            <text:p>6.669856</text:p>
          </table:table-cell>
          <table:table-cell office:value-type="float" office:value="6.63204585" calcext:value-type="float">
            <text:p>6.6320458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649484" calcext:value-type="float">
            <text:p>6.649484</text:p>
          </table:table-cell>
          <table:table-cell office:value-type="float" office:value="6.63163007" calcext:value-type="float">
            <text:p>6.6316300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640359" calcext:value-type="float">
            <text:p>6.640359</text:p>
          </table:table-cell>
          <table:table-cell office:value-type="float" office:value="6.63142043" calcext:value-type="float">
            <text:p>6.63142043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635073" calcext:value-type="float">
            <text:p>6.635073</text:p>
          </table:table-cell>
          <table:table-cell office:value-type="float" office:value="6.63128232" calcext:value-type="float">
            <text:p>6.63128232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32839" calcext:value-type="float">
            <text:p>6.632839</text:p>
          </table:table-cell>
          <table:table-cell office:value-type="float" office:value="6.63088126" calcext:value-type="float">
            <text:p>6.63088126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633523" calcext:value-type="float">
            <text:p>6.633523</text:p>
          </table:table-cell>
          <table:table-cell office:value-type="float" office:value="6.6310146" calcext:value-type="float">
            <text:p>6.6310146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637006" calcext:value-type="float">
            <text:p>6.637006</text:p>
          </table:table-cell>
          <table:table-cell office:value-type="float" office:value="6.63105028" calcext:value-type="float">
            <text:p>6.63105028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644839" calcext:value-type="float">
            <text:p>6.644839</text:p>
          </table:table-cell>
          <table:table-cell office:value-type="float" office:value="6.63100576" calcext:value-type="float">
            <text:p>6.63100576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687513" calcext:value-type="float">
            <text:p>6.687513</text:p>
          </table:table-cell>
          <table:table-cell office:value-type="float" office:value="6.63085132" calcext:value-type="float">
            <text:p>6.63085132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590422" calcext:value-type="float">
            <text:p>6.590422</text:p>
          </table:table-cell>
          <table:table-cell office:value-type="float" office:value="6.63025288" calcext:value-type="float">
            <text:p>6.63025288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610049" calcext:value-type="float">
            <text:p>6.610049</text:p>
          </table:table-cell>
          <table:table-cell office:value-type="float" office:value="6.630622" calcext:value-type="float">
            <text:p>6.63062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611595" calcext:value-type="float">
            <text:p>6.611595</text:p>
          </table:table-cell>
          <table:table-cell office:value-type="float" office:value="6.63079804" calcext:value-type="float">
            <text:p>6.63079804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610591" calcext:value-type="float">
            <text:p>6.610591</text:p>
          </table:table-cell>
          <table:table-cell office:value-type="float" office:value="6.63094836" calcext:value-type="float">
            <text:p>6.6309483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609939" calcext:value-type="float">
            <text:p>6.609939</text:p>
          </table:table-cell>
          <table:table-cell office:value-type="float" office:value="6.63099718" calcext:value-type="float">
            <text:p>6.6309971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10486" calcext:value-type="float">
            <text:p>6.610486</text:p>
          </table:table-cell>
          <table:table-cell office:value-type="float" office:value="6.63185473" calcext:value-type="float">
            <text:p>6.63185473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611692" calcext:value-type="float">
            <text:p>6.611692</text:p>
          </table:table-cell>
          <table:table-cell office:value-type="float" office:value="6.63226111" calcext:value-type="float">
            <text:p>6.63226111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611341" calcext:value-type="float">
            <text:p>6.611341</text:p>
          </table:table-cell>
          <table:table-cell office:value-type="float" office:value="6.63258672" calcext:value-type="float">
            <text:p>6.63258672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601128" calcext:value-type="float">
            <text:p>6.601128</text:p>
          </table:table-cell>
          <table:table-cell office:value-type="float" office:value="6.63287906" calcext:value-type="float">
            <text:p>6.63287906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818284" calcext:value-type="float">
            <text:p>6.818284</text:p>
          </table:table-cell>
          <table:table-cell office:value-type="float" office:value="6.63325356" calcext:value-type="float">
            <text:p>6.63325356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645781" calcext:value-type="float">
            <text:p>6.645781</text:p>
          </table:table-cell>
          <table:table-cell office:value-type="float" office:value="6.63145279" calcext:value-type="float">
            <text:p>6.63145279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633771" calcext:value-type="float">
            <text:p>6.633771</text:p>
          </table:table-cell>
          <table:table-cell office:value-type="float" office:value="6.63138696" calcext:value-type="float">
            <text:p>6.6313869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627112" calcext:value-type="float">
            <text:p>6.627112</text:p>
          </table:table-cell>
          <table:table-cell office:value-type="float" office:value="6.63145701" calcext:value-type="float">
            <text:p>6.63145701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622725" calcext:value-type="float">
            <text:p>6.622725</text:p>
          </table:table-cell>
          <table:table-cell office:value-type="float" office:value="6.63160071" calcext:value-type="float">
            <text:p>6.63160071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620634" calcext:value-type="float">
            <text:p>6.620634</text:p>
          </table:table-cell>
          <table:table-cell office:value-type="float" office:value="6.63165082" calcext:value-type="float">
            <text:p>6.63165082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62083" calcext:value-type="float">
            <text:p>6.62083</text:p>
          </table:table-cell>
          <table:table-cell office:value-type="float" office:value="6.63192787" calcext:value-type="float">
            <text:p>6.63192787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622852" calcext:value-type="float">
            <text:p>6.622852</text:p>
          </table:table-cell>
          <table:table-cell office:value-type="float" office:value="6.63216492" calcext:value-type="float">
            <text:p>6.63216492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626386" calcext:value-type="float">
            <text:p>6.626386</text:p>
          </table:table-cell>
          <table:table-cell office:value-type="float" office:value="6.63235163" calcext:value-type="float">
            <text:p>6.63235163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639673" calcext:value-type="float">
            <text:p>6.639673</text:p>
          </table:table-cell>
          <table:table-cell office:value-type="float" office:value="6.63247763" calcext:value-type="float">
            <text:p>6.63247763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611728" calcext:value-type="float">
            <text:p>6.611728</text:p>
          </table:table-cell>
          <table:table-cell office:value-type="float" office:value="6.63245479" calcext:value-type="float">
            <text:p>6.63245479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615864" calcext:value-type="float">
            <text:p>6.615864</text:p>
          </table:table-cell>
          <table:table-cell office:value-type="float" office:value="6.63270576" calcext:value-type="float">
            <text:p>6.63270576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614527" calcext:value-type="float">
            <text:p>6.614527</text:p>
          </table:table-cell>
          <table:table-cell office:value-type="float" office:value="6.63291389" calcext:value-type="float">
            <text:p>6.63291389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6127" calcext:value-type="float">
            <text:p>6.6127</text:p>
          </table:table-cell>
          <table:table-cell office:value-type="float" office:value="6.6331202" calcext:value-type="float">
            <text:p>6.6331202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611824" calcext:value-type="float">
            <text:p>6.611824</text:p>
          </table:table-cell>
          <table:table-cell office:value-type="float" office:value="6.63323112" calcext:value-type="float">
            <text:p>6.63323112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612331" calcext:value-type="float">
            <text:p>6.612331</text:p>
          </table:table-cell>
          <table:table-cell office:value-type="float" office:value="6.63390757" calcext:value-type="float">
            <text:p>6.6339075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613593" calcext:value-type="float">
            <text:p>6.613593</text:p>
          </table:table-cell>
          <table:table-cell office:value-type="float" office:value="6.63429612" calcext:value-type="float">
            <text:p>6.63429612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613527" calcext:value-type="float">
            <text:p>6.613527</text:p>
          </table:table-cell>
          <table:table-cell office:value-type="float" office:value="6.63460448" calcext:value-type="float">
            <text:p>6.6346044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04535" calcext:value-type="float">
            <text:p>6.604535</text:p>
          </table:table-cell>
          <table:table-cell office:value-type="float" office:value="6.63486817" calcext:value-type="float">
            <text:p>6.63486817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778324" calcext:value-type="float">
            <text:p>6.778324</text:p>
          </table:table-cell>
          <table:table-cell office:value-type="float" office:value="6.63519095" calcext:value-type="float">
            <text:p>6.6351909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644234" calcext:value-type="float">
            <text:p>6.644234</text:p>
          </table:table-cell>
          <table:table-cell office:value-type="float" office:value="6.63376156" calcext:value-type="float">
            <text:p>6.63376156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633831" calcext:value-type="float">
            <text:p>6.633831</text:p>
          </table:table-cell>
          <table:table-cell office:value-type="float" office:value="6.63367569" calcext:value-type="float">
            <text:p>6.63367569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628005" calcext:value-type="float">
            <text:p>6.628005</text:p>
          </table:table-cell>
          <table:table-cell office:value-type="float" office:value="6.63371152" calcext:value-type="float">
            <text:p>6.63371152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624193" calcext:value-type="float">
            <text:p>6.624193</text:p>
          </table:table-cell>
          <table:table-cell office:value-type="float" office:value="6.63384498" calcext:value-type="float">
            <text:p>6.6338449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622434" calcext:value-type="float">
            <text:p>6.622434</text:p>
          </table:table-cell>
          <table:table-cell office:value-type="float" office:value="6.63460877" calcext:value-type="float">
            <text:p>6.63460877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622658" calcext:value-type="float">
            <text:p>6.622658</text:p>
          </table:table-cell>
          <table:table-cell office:value-type="float" office:value="6.63465423" calcext:value-type="float">
            <text:p>6.63465423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624273" calcext:value-type="float">
            <text:p>6.624273</text:p>
          </table:table-cell>
          <table:table-cell office:value-type="float" office:value="6.63472622" calcext:value-type="float">
            <text:p>6.63472622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626459" calcext:value-type="float">
            <text:p>6.626459</text:p>
          </table:table-cell>
          <table:table-cell office:value-type="float" office:value="6.63477806" calcext:value-type="float">
            <text:p>6.63477806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631047" calcext:value-type="float">
            <text:p>6.631047</text:p>
          </table:table-cell>
          <table:table-cell office:value-type="float" office:value="6.63479942" calcext:value-type="float">
            <text:p>6.63479942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622367" calcext:value-type="float">
            <text:p>6.622367</text:p>
          </table:table-cell>
          <table:table-cell office:value-type="float" office:value="6.63476926" calcext:value-type="float">
            <text:p>6.63476926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622046" calcext:value-type="float">
            <text:p>6.622046</text:p>
          </table:table-cell>
          <table:table-cell office:value-type="float" office:value="6.63482227" calcext:value-type="float">
            <text:p>6.63482227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619724" calcext:value-type="float">
            <text:p>6.619724</text:p>
          </table:table-cell>
          <table:table-cell office:value-type="float" office:value="6.63486514" calcext:value-type="float">
            <text:p>6.63486514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617508" calcext:value-type="float">
            <text:p>6.617508</text:p>
          </table:table-cell>
          <table:table-cell office:value-type="float" office:value="6.6348712" calcext:value-type="float">
            <text:p>6.6348712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616417" calcext:value-type="float">
            <text:p>6.616417</text:p>
          </table:table-cell>
          <table:table-cell office:value-type="float" office:value="6.63454982" calcext:value-type="float">
            <text:p>6.63454982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616751" calcext:value-type="float">
            <text:p>6.616751</text:p>
          </table:table-cell>
          <table:table-cell office:value-type="float" office:value="6.63563216" calcext:value-type="float">
            <text:p>6.63563216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617836" calcext:value-type="float">
            <text:p>6.617836</text:p>
          </table:table-cell>
          <table:table-cell office:value-type="float" office:value="6.63612102" calcext:value-type="float">
            <text:p>6.63612102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617527" calcext:value-type="float">
            <text:p>6.617527</text:p>
          </table:table-cell>
          <table:table-cell office:value-type="float" office:value="6.63647788" calcext:value-type="float">
            <text:p>6.63647788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607502" calcext:value-type="float">
            <text:p>6.607502</text:p>
          </table:table-cell>
          <table:table-cell office:value-type="float" office:value="6.63677402" calcext:value-type="float">
            <text:p>6.63677402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770531" calcext:value-type="float">
            <text:p>6.770531</text:p>
          </table:table-cell>
          <table:table-cell office:value-type="float" office:value="6.63713354" calcext:value-type="float">
            <text:p>6.63713354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651635" calcext:value-type="float">
            <text:p>6.651635</text:p>
          </table:table-cell>
          <table:table-cell office:value-type="float" office:value="6.63584945" calcext:value-type="float">
            <text:p>6.6358494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642074" calcext:value-type="float">
            <text:p>6.642074</text:p>
          </table:table-cell>
          <table:table-cell office:value-type="float" office:value="6.63576484" calcext:value-type="float">
            <text:p>6.63576484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63741" calcext:value-type="float">
            <text:p>6.63741</text:p>
          </table:table-cell>
          <table:table-cell office:value-type="float" office:value="6.63581479" calcext:value-type="float">
            <text:p>6.63581479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634819" calcext:value-type="float">
            <text:p>6.634819</text:p>
          </table:table-cell>
          <table:table-cell office:value-type="float" office:value="6.63602113" calcext:value-type="float">
            <text:p>6.6360211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634115" calcext:value-type="float">
            <text:p>6.634115</text:p>
          </table:table-cell>
          <table:table-cell office:value-type="float" office:value="6.64113604" calcext:value-type="float">
            <text:p>6.64113604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635041" calcext:value-type="float">
            <text:p>6.635041</text:p>
          </table:table-cell>
          <table:table-cell office:value-type="float" office:value="6.64093848" calcext:value-type="float">
            <text:p>6.64093848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63685" calcext:value-type="float">
            <text:p>6.63685</text:p>
          </table:table-cell>
          <table:table-cell office:value-type="float" office:value="6.64083784" calcext:value-type="float">
            <text:p>6.64083784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638488" calcext:value-type="float">
            <text:p>6.638488</text:p>
          </table:table-cell>
          <table:table-cell office:value-type="float" office:value="6.64074306" calcext:value-type="float">
            <text:p>6.64074306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639237" calcext:value-type="float">
            <text:p>6.639237</text:p>
          </table:table-cell>
          <table:table-cell office:value-type="float" office:value="6.64063759" calcext:value-type="float">
            <text:p>6.6406375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637181" calcext:value-type="float">
            <text:p>6.637181</text:p>
          </table:table-cell>
          <table:table-cell office:value-type="float" office:value="6.64052509" calcext:value-type="float">
            <text:p>6.64052509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634397" calcext:value-type="float">
            <text:p>6.634397</text:p>
          </table:table-cell>
          <table:table-cell office:value-type="float" office:value="6.64042727" calcext:value-type="float">
            <text:p>6.64042727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63075" calcext:value-type="float">
            <text:p>6.63075</text:p>
          </table:table-cell>
          <table:table-cell office:value-type="float" office:value="6.64032973" calcext:value-type="float">
            <text:p>6.64032973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627436" calcext:value-type="float">
            <text:p>6.627436</text:p>
          </table:table-cell>
          <table:table-cell office:value-type="float" office:value="6.6401666" calcext:value-type="float">
            <text:p>6.6401666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625444" calcext:value-type="float">
            <text:p>6.625444</text:p>
          </table:table-cell>
          <table:table-cell office:value-type="float" office:value="6.63944617" calcext:value-type="float">
            <text:p>6.6394461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25222" calcext:value-type="float">
            <text:p>6.625222</text:p>
          </table:table-cell>
          <table:table-cell office:value-type="float" office:value="6.64065766" calcext:value-type="float">
            <text:p>6.64065766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626497" calcext:value-type="float">
            <text:p>6.626497</text:p>
          </table:table-cell>
          <table:table-cell office:value-type="float" office:value="6.64118488" calcext:value-type="float">
            <text:p>6.64118488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62835" calcext:value-type="float">
            <text:p>6.62835</text:p>
          </table:table-cell>
          <table:table-cell office:value-type="float" office:value="6.64154943" calcext:value-type="float">
            <text:p>6.64154943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629163" calcext:value-type="float">
            <text:p>6.629163</text:p>
          </table:table-cell>
          <table:table-cell office:value-type="float" office:value="6.64182248" calcext:value-type="float">
            <text:p>6.64182248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638784" calcext:value-type="float">
            <text:p>6.638784</text:p>
          </table:table-cell>
          <table:table-cell office:value-type="float" office:value="6.64205011" calcext:value-type="float">
            <text:p>6.64205011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632026" calcext:value-type="float">
            <text:p>6.632026</text:p>
          </table:table-cell>
          <table:table-cell office:value-type="float" office:value="6.64217312" calcext:value-type="float">
            <text:p>6.6421731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629564" calcext:value-type="float">
            <text:p>6.629564</text:p>
          </table:table-cell>
          <table:table-cell office:value-type="float" office:value="6.64238353" calcext:value-type="float">
            <text:p>6.64238353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627128" calcext:value-type="float">
            <text:p>6.627128</text:p>
          </table:table-cell>
          <table:table-cell office:value-type="float" office:value="6.6426734" calcext:value-type="float">
            <text:p>6.6426734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62535" calcext:value-type="float">
            <text:p>6.62535</text:p>
          </table:table-cell>
          <table:table-cell office:value-type="float" office:value="6.64313973" calcext:value-type="float">
            <text:p>6.6431397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624688" calcext:value-type="float">
            <text:p>6.624688</text:p>
          </table:table-cell>
          <table:table-cell office:value-type="float" office:value="6.63577058" calcext:value-type="float">
            <text:p>6.63577058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624959" calcext:value-type="float">
            <text:p>6.624959</text:p>
          </table:table-cell>
          <table:table-cell office:value-type="float" office:value="6.63574883" calcext:value-type="float">
            <text:p>6.63574883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625087" calcext:value-type="float">
            <text:p>6.625087</text:p>
          </table:table-cell>
          <table:table-cell office:value-type="float" office:value="6.63584304" calcext:value-type="float">
            <text:p>6.63584304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622168" calcext:value-type="float">
            <text:p>6.622168</text:p>
          </table:table-cell>
          <table:table-cell office:value-type="float" office:value="6.63596677" calcext:value-type="float">
            <text:p>6.63596677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585311" calcext:value-type="float">
            <text:p>6.585311</text:p>
          </table:table-cell>
          <table:table-cell office:value-type="float" office:value="6.63612696" calcext:value-type="float">
            <text:p>6.63612696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65086" calcext:value-type="float">
            <text:p>6.65086</text:p>
          </table:table-cell>
          <table:table-cell office:value-type="float" office:value="6.63665278" calcext:value-type="float">
            <text:p>6.6366527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637626" calcext:value-type="float">
            <text:p>6.637626</text:p>
          </table:table-cell>
          <table:table-cell office:value-type="float" office:value="6.6365088" calcext:value-type="float">
            <text:p>6.6365088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631741" calcext:value-type="float">
            <text:p>6.631741</text:p>
          </table:table-cell>
          <table:table-cell office:value-type="float" office:value="6.63645542" calcext:value-type="float">
            <text:p>6.63645542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627778" calcext:value-type="float">
            <text:p>6.627778</text:p>
          </table:table-cell>
          <table:table-cell office:value-type="float" office:value="6.636332" calcext:value-type="float">
            <text:p>6.636332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625595" calcext:value-type="float">
            <text:p>6.625595</text:p>
          </table:table-cell>
          <table:table-cell office:value-type="float" office:value="6.63545843" calcext:value-type="float">
            <text:p>6.63545843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625193" calcext:value-type="float">
            <text:p>6.625193</text:p>
          </table:table-cell>
          <table:table-cell office:value-type="float" office:value="6.63657326" calcext:value-type="float">
            <text:p>6.63657326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625988" calcext:value-type="float">
            <text:p>6.625988</text:p>
          </table:table-cell>
          <table:table-cell office:value-type="float" office:value="6.63712857" calcext:value-type="float">
            <text:p>6.63712857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626536" calcext:value-type="float">
            <text:p>6.626536</text:p>
          </table:table-cell>
          <table:table-cell office:value-type="float" office:value="6.63752858" calcext:value-type="float">
            <text:p>6.63752858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622226" calcext:value-type="float">
            <text:p>6.622226</text:p>
          </table:table-cell>
          <table:table-cell office:value-type="float" office:value="6.63784663" calcext:value-type="float">
            <text:p>6.63784663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668387" calcext:value-type="float">
            <text:p>6.668387</text:p>
          </table:table-cell>
          <table:table-cell office:value-type="float" office:value="6.6381661" calcext:value-type="float">
            <text:p>6.638166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39702" calcext:value-type="float">
            <text:p>6.639702</text:p>
          </table:table-cell>
          <table:table-cell office:value-type="float" office:value="6.63801081" calcext:value-type="float">
            <text:p>6.6380108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634835" calcext:value-type="float">
            <text:p>6.634835</text:p>
          </table:table-cell>
          <table:table-cell office:value-type="float" office:value="6.63815812" calcext:value-type="float">
            <text:p>6.63815812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631481" calcext:value-type="float">
            <text:p>6.631481</text:p>
          </table:table-cell>
          <table:table-cell office:value-type="float" office:value="6.63841037" calcext:value-type="float">
            <text:p>6.63841037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629192" calcext:value-type="float">
            <text:p>6.629192</text:p>
          </table:table-cell>
          <table:table-cell office:value-type="float" office:value="6.63888838" calcext:value-type="float">
            <text:p>6.63888838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628192" calcext:value-type="float">
            <text:p>6.628192</text:p>
          </table:table-cell>
          <table:table-cell office:value-type="float" office:value="6.63661994" calcext:value-type="float">
            <text:p>6.63661994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628278" calcext:value-type="float">
            <text:p>6.628278</text:p>
          </table:table-cell>
          <table:table-cell office:value-type="float" office:value="6.63648766" calcext:value-type="float">
            <text:p>6.63648766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62852" calcext:value-type="float">
            <text:p>6.62852</text:p>
          </table:table-cell>
          <table:table-cell office:value-type="float" office:value="6.63646908" calcext:value-type="float">
            <text:p>6.63646908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626548" calcext:value-type="float">
            <text:p>6.626548</text:p>
          </table:table-cell>
          <table:table-cell office:value-type="float" office:value="6.63647679" calcext:value-type="float">
            <text:p>6.63647679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594967" calcext:value-type="float">
            <text:p>6.594967</text:p>
          </table:table-cell>
          <table:table-cell office:value-type="float" office:value="6.63651034" calcext:value-type="float">
            <text:p>6.63651034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646173" calcext:value-type="float">
            <text:p>6.646173</text:p>
          </table:table-cell>
          <table:table-cell office:value-type="float" office:value="6.63685661" calcext:value-type="float">
            <text:p>6.63685661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637091" calcext:value-type="float">
            <text:p>6.637091</text:p>
          </table:table-cell>
          <table:table-cell office:value-type="float" office:value="6.63667656" calcext:value-type="float">
            <text:p>6.6366765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632554" calcext:value-type="float">
            <text:p>6.632554</text:p>
          </table:table-cell>
          <table:table-cell office:value-type="float" office:value="6.63654309" calcext:value-type="float">
            <text:p>6.63654309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29395" calcext:value-type="float">
            <text:p>6.629395</text:p>
          </table:table-cell>
          <table:table-cell office:value-type="float" office:value="6.63630801" calcext:value-type="float">
            <text:p>6.63630801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627669" calcext:value-type="float">
            <text:p>6.627669</text:p>
          </table:table-cell>
          <table:table-cell office:value-type="float" office:value="6.63499392" calcext:value-type="float">
            <text:p>6.63499392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627334" calcext:value-type="float">
            <text:p>6.627334</text:p>
          </table:table-cell>
          <table:table-cell office:value-type="float" office:value="6.63600135" calcext:value-type="float">
            <text:p>6.6360013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627653" calcext:value-type="float">
            <text:p>6.627653</text:p>
          </table:table-cell>
          <table:table-cell office:value-type="float" office:value="6.63651877" calcext:value-type="float">
            <text:p>6.6365187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626627" calcext:value-type="float">
            <text:p>6.626627</text:p>
          </table:table-cell>
          <table:table-cell office:value-type="float" office:value="6.63689898" calcext:value-type="float">
            <text:p>6.63689898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615473" calcext:value-type="float">
            <text:p>6.615473</text:p>
          </table:table-cell>
          <table:table-cell office:value-type="float" office:value="6.63722347" calcext:value-type="float">
            <text:p>6.63722347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695694" calcext:value-type="float">
            <text:p>6.695694</text:p>
          </table:table-cell>
          <table:table-cell office:value-type="float" office:value="6.63762671" calcext:value-type="float">
            <text:p>6.63762671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651124" calcext:value-type="float">
            <text:p>6.651124</text:p>
          </table:table-cell>
          <table:table-cell office:value-type="float" office:value="6.63722139" calcext:value-type="float">
            <text:p>6.63722139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644253" calcext:value-type="float">
            <text:p>6.644253</text:p>
          </table:table-cell>
          <table:table-cell office:value-type="float" office:value="6.63728219" calcext:value-type="float">
            <text:p>6.6372821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640575" calcext:value-type="float">
            <text:p>6.640575</text:p>
          </table:table-cell>
          <table:table-cell office:value-type="float" office:value="6.6374722" calcext:value-type="float">
            <text:p>6.6374722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38578" calcext:value-type="float">
            <text:p>6.638578</text:p>
          </table:table-cell>
          <table:table-cell office:value-type="float" office:value="6.63791386" calcext:value-type="float">
            <text:p>6.63791386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38207" calcext:value-type="float">
            <text:p>6.638207</text:p>
          </table:table-cell>
          <table:table-cell office:value-type="float" office:value="6.63659774" calcext:value-type="float">
            <text:p>6.63659774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39198" calcext:value-type="float">
            <text:p>6.639198</text:p>
          </table:table-cell>
          <table:table-cell office:value-type="float" office:value="6.63642399" calcext:value-type="float">
            <text:p>6.63642399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40776" calcext:value-type="float">
            <text:p>6.640776</text:p>
          </table:table-cell>
          <table:table-cell office:value-type="float" office:value="6.63633575" calcext:value-type="float">
            <text:p>6.6363357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641482" calcext:value-type="float">
            <text:p>6.641482</text:p>
          </table:table-cell>
          <table:table-cell office:value-type="float" office:value="6.6362549" calcext:value-type="float">
            <text:p>6.6362549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627736" calcext:value-type="float">
            <text:p>6.627736</text:p>
          </table:table-cell>
          <table:table-cell office:value-type="float" office:value="6.63617033" calcext:value-type="float">
            <text:p>6.63617033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648339" calcext:value-type="float">
            <text:p>6.648339</text:p>
          </table:table-cell>
          <table:table-cell office:value-type="float" office:value="6.63621853" calcext:value-type="float">
            <text:p>6.63621853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644535" calcext:value-type="float">
            <text:p>6.644535</text:p>
          </table:table-cell>
          <table:table-cell office:value-type="float" office:value="6.63604624" calcext:value-type="float">
            <text:p>6.63604624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641523" calcext:value-type="float">
            <text:p>6.641523</text:p>
          </table:table-cell>
          <table:table-cell office:value-type="float" office:value="6.63587042" calcext:value-type="float">
            <text:p>6.63587042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638986" calcext:value-type="float">
            <text:p>6.638986</text:p>
          </table:table-cell>
          <table:table-cell office:value-type="float" office:value="6.63558497" calcext:value-type="float">
            <text:p>6.63558497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637389" calcext:value-type="float">
            <text:p>6.637389</text:p>
          </table:table-cell>
          <table:table-cell office:value-type="float" office:value="6.63396831" calcext:value-type="float">
            <text:p>6.6339683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36825" calcext:value-type="float">
            <text:p>6.636825</text:p>
          </table:table-cell>
          <table:table-cell office:value-type="float" office:value="6.63467472" calcext:value-type="float">
            <text:p>6.63467472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36677" calcext:value-type="float">
            <text:p>6.636677</text:p>
          </table:table-cell>
          <table:table-cell office:value-type="float" office:value="6.63504066" calcext:value-type="float">
            <text:p>6.63504066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635158" calcext:value-type="float">
            <text:p>6.635158</text:p>
          </table:table-cell>
          <table:table-cell office:value-type="float" office:value="6.63530706" calcext:value-type="float">
            <text:p>6.63530706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623792" calcext:value-type="float">
            <text:p>6.623792</text:p>
          </table:table-cell>
          <table:table-cell office:value-type="float" office:value="6.63554039" calcext:value-type="float">
            <text:p>6.63554039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679469" calcext:value-type="float">
            <text:p>6.679469</text:p>
          </table:table-cell>
          <table:table-cell office:value-type="float" office:value="6.63586593" calcext:value-type="float">
            <text:p>6.63586593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651186" calcext:value-type="float">
            <text:p>6.651186</text:p>
          </table:table-cell>
          <table:table-cell office:value-type="float" office:value="6.63563316" calcext:value-type="float">
            <text:p>6.6356331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644429" calcext:value-type="float">
            <text:p>6.644429</text:p>
          </table:table-cell>
          <table:table-cell office:value-type="float" office:value="6.63569759" calcext:value-type="float">
            <text:p>6.63569759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639896" calcext:value-type="float">
            <text:p>6.639896</text:p>
          </table:table-cell>
          <table:table-cell office:value-type="float" office:value="6.63585845" calcext:value-type="float">
            <text:p>6.6358584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36813" calcext:value-type="float">
            <text:p>6.636813</text:p>
          </table:table-cell>
          <table:table-cell office:value-type="float" office:value="6.63613594" calcext:value-type="float">
            <text:p>6.6361359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635385" calcext:value-type="float">
            <text:p>6.635385</text:p>
          </table:table-cell>
          <table:table-cell office:value-type="float" office:value="6.63612986" calcext:value-type="float">
            <text:p>6.63612986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635647" calcext:value-type="float">
            <text:p>6.635647</text:p>
          </table:table-cell>
          <table:table-cell office:value-type="float" office:value="6.6363074" calcext:value-type="float">
            <text:p>6.636307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637414" calcext:value-type="float">
            <text:p>6.637414</text:p>
          </table:table-cell>
          <table:table-cell office:value-type="float" office:value="6.63649476" calcext:value-type="float">
            <text:p>6.63649476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641351" calcext:value-type="float">
            <text:p>6.641351</text:p>
          </table:table-cell>
          <table:table-cell office:value-type="float" office:value="6.6366577" calcext:value-type="float">
            <text:p>6.6366577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700572" calcext:value-type="float">
            <text:p>6.700572</text:p>
          </table:table-cell>
          <table:table-cell office:value-type="float" office:value="6.63676847" calcext:value-type="float">
            <text:p>6.63676847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62698" calcext:value-type="float">
            <text:p>6.62698</text:p>
          </table:table-cell>
          <table:table-cell office:value-type="float" office:value="6.63627255" calcext:value-type="float">
            <text:p>6.6362725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29857" calcext:value-type="float">
            <text:p>6.629857</text:p>
          </table:table-cell>
          <table:table-cell office:value-type="float" office:value="6.63649558" calcext:value-type="float">
            <text:p>6.6364955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629457" calcext:value-type="float">
            <text:p>6.629457</text:p>
          </table:table-cell>
          <table:table-cell office:value-type="float" office:value="6.63666178" calcext:value-type="float">
            <text:p>6.6366617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628595" calcext:value-type="float">
            <text:p>6.628595</text:p>
          </table:table-cell>
          <table:table-cell office:value-type="float" office:value="6.63675611" calcext:value-type="float">
            <text:p>6.63675611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628031" calcext:value-type="float">
            <text:p>6.628031</text:p>
          </table:table-cell>
          <table:table-cell office:value-type="float" office:value="6.63571945" calcext:value-type="float">
            <text:p>6.6357194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627668" calcext:value-type="float">
            <text:p>6.627668</text:p>
          </table:table-cell>
          <table:table-cell office:value-type="float" office:value="6.63618348" calcext:value-type="float">
            <text:p>6.63618348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626333" calcext:value-type="float">
            <text:p>6.626333</text:p>
          </table:table-cell>
          <table:table-cell office:value-type="float" office:value="6.63652831" calcext:value-type="float">
            <text:p>6.63652831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62033" calcext:value-type="float">
            <text:p>6.62033</text:p>
          </table:table-cell>
          <table:table-cell office:value-type="float" office:value="6.63684469" calcext:value-type="float">
            <text:p>6.63684469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58537" calcext:value-type="float">
            <text:p>6.58537</text:p>
          </table:table-cell>
          <table:table-cell office:value-type="float" office:value="6.63720334" calcext:value-type="float">
            <text:p>6.6372033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24651" calcext:value-type="float">
            <text:p>6.724651</text:p>
          </table:table-cell>
          <table:table-cell office:value-type="float" office:value="6.63791032" calcext:value-type="float">
            <text:p>6.63791032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65637" calcext:value-type="float">
            <text:p>6.665637</text:p>
          </table:table-cell>
          <table:table-cell office:value-type="float" office:value="6.6372377" calcext:value-type="float">
            <text:p>6.6372377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653522" calcext:value-type="float">
            <text:p>6.653522</text:p>
          </table:table-cell>
          <table:table-cell office:value-type="float" office:value="6.63718237" calcext:value-type="float">
            <text:p>6.6371823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647141" calcext:value-type="float">
            <text:p>6.647141</text:p>
          </table:table-cell>
          <table:table-cell office:value-type="float" office:value="6.63729758" calcext:value-type="float">
            <text:p>6.63729758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643454" calcext:value-type="float">
            <text:p>6.643454</text:p>
          </table:table-cell>
          <table:table-cell office:value-type="float" office:value="6.6376538" calcext:value-type="float">
            <text:p>6.6376538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642122" calcext:value-type="float">
            <text:p>6.642122</text:p>
          </table:table-cell>
          <table:table-cell office:value-type="float" office:value="6.63740276" calcext:value-type="float">
            <text:p>6.63740276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643174" calcext:value-type="float">
            <text:p>6.643174</text:p>
          </table:table-cell>
          <table:table-cell office:value-type="float" office:value="6.63741283" calcext:value-type="float">
            <text:p>6.63741283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647069" calcext:value-type="float">
            <text:p>6.647069</text:p>
          </table:table-cell>
          <table:table-cell office:value-type="float" office:value="6.63743606" calcext:value-type="float">
            <text:p>6.63743606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658044" calcext:value-type="float">
            <text:p>6.658044</text:p>
          </table:table-cell>
          <table:table-cell office:value-type="float" office:value="6.63741217" calcext:value-type="float">
            <text:p>6.63741217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.14631" calcext:value-type="float">
            <text:p>7.14631</text:p>
          </table:table-cell>
          <table:table-cell office:value-type="float" office:value="6.63725942" calcext:value-type="float">
            <text:p>6.63725942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614359" calcext:value-type="float">
            <text:p>6.614359</text:p>
          </table:table-cell>
          <table:table-cell office:value-type="float" office:value="6.63219881" calcext:value-type="float">
            <text:p>6.63219881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24977" calcext:value-type="float">
            <text:p>6.624977</text:p>
          </table:table-cell>
          <table:table-cell office:value-type="float" office:value="6.63242226" calcext:value-type="float">
            <text:p>6.6324222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27372" calcext:value-type="float">
            <text:p>6.627372</text:p>
          </table:table-cell>
          <table:table-cell office:value-type="float" office:value="6.63247362" calcext:value-type="float">
            <text:p>6.63247362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27941" calcext:value-type="float">
            <text:p>6.627941</text:p>
          </table:table-cell>
          <table:table-cell office:value-type="float" office:value="6.63230813" calcext:value-type="float">
            <text:p>6.63230813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27987" calcext:value-type="float">
            <text:p>6.627987</text:p>
          </table:table-cell>
          <table:table-cell office:value-type="float" office:value="6.6214322" calcext:value-type="float">
            <text:p>6.6214322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627399" calcext:value-type="float">
            <text:p>6.627399</text:p>
          </table:table-cell>
          <table:table-cell office:value-type="float" office:value="6.62206728" calcext:value-type="float">
            <text:p>6.62206728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624643" calcext:value-type="float">
            <text:p>6.624643</text:p>
          </table:table-cell>
          <table:table-cell office:value-type="float" office:value="6.62248771" calcext:value-type="float">
            <text:p>6.6224877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614437" calcext:value-type="float">
            <text:p>6.614437</text:p>
          </table:table-cell>
          <table:table-cell office:value-type="float" office:value="6.62286389" calcext:value-type="float">
            <text:p>6.62286389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555393" calcext:value-type="float">
            <text:p>6.555393</text:p>
          </table:table-cell>
          <table:table-cell office:value-type="float" office:value="6.62331364" calcext:value-type="float">
            <text:p>6.6233136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746593" calcext:value-type="float">
            <text:p>6.746593</text:p>
          </table:table-cell>
          <table:table-cell office:value-type="float" office:value="6.62435114" calcext:value-type="float">
            <text:p>6.6243511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677944" calcext:value-type="float">
            <text:p>6.677944</text:p>
          </table:table-cell>
          <table:table-cell office:value-type="float" office:value="6.62349566" calcext:value-type="float">
            <text:p>6.62349566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662952" calcext:value-type="float">
            <text:p>6.662952</text:p>
          </table:table-cell>
          <table:table-cell office:value-type="float" office:value="6.62336973" calcext:value-type="float">
            <text:p>6.62336973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55655" calcext:value-type="float">
            <text:p>6.655655</text:p>
          </table:table-cell>
          <table:table-cell office:value-type="float" office:value="6.62348548" calcext:value-type="float">
            <text:p>6.62348548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51926" calcext:value-type="float">
            <text:p>6.651926</text:p>
          </table:table-cell>
          <table:table-cell office:value-type="float" office:value="6.62410264" calcext:value-type="float">
            <text:p>6.62410264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651085" calcext:value-type="float">
            <text:p>6.651085</text:p>
          </table:table-cell>
          <table:table-cell office:value-type="float" office:value="6.62358587" calcext:value-type="float">
            <text:p>6.6235858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53067" calcext:value-type="float">
            <text:p>6.653067</text:p>
          </table:table-cell>
          <table:table-cell office:value-type="float" office:value="6.62342994" calcext:value-type="float">
            <text:p>6.62342994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658551" calcext:value-type="float">
            <text:p>6.658551</text:p>
          </table:table-cell>
          <table:table-cell office:value-type="float" office:value="6.62331175" calcext:value-type="float">
            <text:p>6.6233117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673761" calcext:value-type="float">
            <text:p>6.673761</text:p>
          </table:table-cell>
          <table:table-cell office:value-type="float" office:value="6.62314666" calcext:value-type="float">
            <text:p>6.62314666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.888435" calcext:value-type="float">
            <text:p>5.888435</text:p>
          </table:table-cell>
          <table:table-cell office:value-type="float" office:value="6.62281745" calcext:value-type="float">
            <text:p>6.6228174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622513" calcext:value-type="float">
            <text:p>6.622513</text:p>
          </table:table-cell>
          <table:table-cell office:value-type="float" office:value="6.63031524" calcext:value-type="float">
            <text:p>6.63031524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63438" calcext:value-type="float">
            <text:p>6.63438</text:p>
          </table:table-cell>
          <table:table-cell office:value-type="float" office:value="6.63042472" calcext:value-type="float">
            <text:p>6.6304247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63746" calcext:value-type="float">
            <text:p>6.63746</text:p>
          </table:table-cell>
          <table:table-cell office:value-type="float" office:value="6.6303148" calcext:value-type="float">
            <text:p>6.6303148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638187" calcext:value-type="float">
            <text:p>6.638187</text:p>
          </table:table-cell>
          <table:table-cell office:value-type="float" office:value="6.62984994" calcext:value-type="float">
            <text:p>6.62984994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637893" calcext:value-type="float">
            <text:p>6.637893</text:p>
          </table:table-cell>
          <table:table-cell office:value-type="float" office:value="6.63871427" calcext:value-type="float">
            <text:p>6.6387142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36462" calcext:value-type="float">
            <text:p>6.636462</text:p>
          </table:table-cell>
          <table:table-cell office:value-type="float" office:value="6.63941085" calcext:value-type="float">
            <text:p>6.6394108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632288" calcext:value-type="float">
            <text:p>6.632288</text:p>
          </table:table-cell>
          <table:table-cell office:value-type="float" office:value="6.6398511" calcext:value-type="float">
            <text:p>6.6398511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619399" calcext:value-type="float">
            <text:p>6.619399</text:p>
          </table:table-cell>
          <table:table-cell office:value-type="float" office:value="6.64023979" calcext:value-type="float">
            <text:p>6.64023979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540421" calcext:value-type="float">
            <text:p>6.540421</text:p>
          </table:table-cell>
          <table:table-cell office:value-type="float" office:value="6.64071906" calcext:value-type="float">
            <text:p>6.6407190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37078" calcext:value-type="float">
            <text:p>6.737078</text:p>
          </table:table-cell>
          <table:table-cell office:value-type="float" office:value="6.64198251" calcext:value-type="float">
            <text:p>6.6419825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680724" calcext:value-type="float">
            <text:p>6.680724</text:p>
          </table:table-cell>
          <table:table-cell office:value-type="float" office:value="6.64130155" calcext:value-type="float">
            <text:p>6.6413015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665989" calcext:value-type="float">
            <text:p>6.665989</text:p>
          </table:table-cell>
          <table:table-cell office:value-type="float" office:value="6.64123836" calcext:value-type="float">
            <text:p>6.64123836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658341" calcext:value-type="float">
            <text:p>6.658341</text:p>
          </table:table-cell>
          <table:table-cell office:value-type="float" office:value="6.64144502" calcext:value-type="float">
            <text:p>6.64144502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654173" calcext:value-type="float">
            <text:p>6.654173</text:p>
          </table:table-cell>
          <table:table-cell office:value-type="float" office:value="6.64243532" calcext:value-type="float">
            <text:p>6.64243532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652858" calcext:value-type="float">
            <text:p>6.652858</text:p>
          </table:table-cell>
          <table:table-cell office:value-type="float" office:value="6.64202739" calcext:value-type="float">
            <text:p>6.64202739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654433" calcext:value-type="float">
            <text:p>6.654433</text:p>
          </table:table-cell>
          <table:table-cell office:value-type="float" office:value="6.64195199" calcext:value-type="float">
            <text:p>6.64195199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66006" calcext:value-type="float">
            <text:p>6.66006</text:p>
          </table:table-cell>
          <table:table-cell office:value-type="float" office:value="6.64193216" calcext:value-type="float">
            <text:p>6.64193216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679282" calcext:value-type="float">
            <text:p>6.679282</text:p>
          </table:table-cell>
          <table:table-cell office:value-type="float" office:value="6.64187551" calcext:value-type="float">
            <text:p>6.64187551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402348" calcext:value-type="float">
            <text:p>6.402348</text:p>
          </table:table-cell>
          <table:table-cell office:value-type="float" office:value="6.6416208" calcext:value-type="float">
            <text:p>6.641620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614964" calcext:value-type="float">
            <text:p>6.614964</text:p>
          </table:table-cell>
          <table:table-cell office:value-type="float" office:value="6.64410866" calcext:value-type="float">
            <text:p>6.64410866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62642" calcext:value-type="float">
            <text:p>6.62642</text:p>
          </table:table-cell>
          <table:table-cell office:value-type="float" office:value="6.64441441" calcext:value-type="float">
            <text:p>6.64441441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629291" calcext:value-type="float">
            <text:p>6.629291</text:p>
          </table:table-cell>
          <table:table-cell office:value-type="float" office:value="6.64448382" calcext:value-type="float">
            <text:p>6.64448382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629903" calcext:value-type="float">
            <text:p>6.629903</text:p>
          </table:table-cell>
          <table:table-cell office:value-type="float" office:value="6.64411132" calcext:value-type="float">
            <text:p>6.64411132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629594" calcext:value-type="float">
            <text:p>6.629594</text:p>
          </table:table-cell>
          <table:table-cell office:value-type="float" office:value="6.64730978" calcext:value-type="float">
            <text:p>6.64730978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628168" calcext:value-type="float">
            <text:p>6.628168</text:p>
          </table:table-cell>
          <table:table-cell office:value-type="float" office:value="6.64809662" calcext:value-type="float">
            <text:p>6.64809662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623744" calcext:value-type="float">
            <text:p>6.623744</text:p>
          </table:table-cell>
          <table:table-cell office:value-type="float" office:value="6.6486613" calcext:value-type="float">
            <text:p>6.648661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609046" calcext:value-type="float">
            <text:p>6.609046</text:p>
          </table:table-cell>
          <table:table-cell office:value-type="float" office:value="6.64917694" calcext:value-type="float">
            <text:p>6.64917694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497986" calcext:value-type="float">
            <text:p>6.497986</text:p>
          </table:table-cell>
          <table:table-cell office:value-type="float" office:value="6.64979785" calcext:value-type="float">
            <text:p>6.6497978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28412" calcext:value-type="float">
            <text:p>6.728412</text:p>
          </table:table-cell>
          <table:table-cell office:value-type="float" office:value="6.65152259" calcext:value-type="float">
            <text:p>6.65152259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679076" calcext:value-type="float">
            <text:p>6.679076</text:p>
          </table:table-cell>
          <table:table-cell office:value-type="float" office:value="6.65097096" calcext:value-type="float">
            <text:p>6.65097096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665674" calcext:value-type="float">
            <text:p>6.665674</text:p>
          </table:table-cell>
          <table:table-cell office:value-type="float" office:value="6.65099088" calcext:value-type="float">
            <text:p>6.6509908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659076" calcext:value-type="float">
            <text:p>6.659076</text:p>
          </table:table-cell>
          <table:table-cell office:value-type="float" office:value="6.65135968" calcext:value-type="float">
            <text:p>6.65135968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655797" calcext:value-type="float">
            <text:p>6.655797</text:p>
          </table:table-cell>
          <table:table-cell office:value-type="float" office:value="6.65392337" calcext:value-type="float">
            <text:p>6.6539233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655162" calcext:value-type="float">
            <text:p>6.655162</text:p>
          </table:table-cell>
          <table:table-cell office:value-type="float" office:value="6.65321987" calcext:value-type="float">
            <text:p>6.65321987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657204" calcext:value-type="float">
            <text:p>6.657204</text:p>
          </table:table-cell>
          <table:table-cell office:value-type="float" office:value="6.65292697" calcext:value-type="float">
            <text:p>6.6529269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663254" calcext:value-type="float">
            <text:p>6.663254</text:p>
          </table:table-cell>
          <table:table-cell office:value-type="float" office:value="6.65271986" calcext:value-type="float">
            <text:p>6.65271986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684741" calcext:value-type="float">
            <text:p>6.684741</text:p>
          </table:table-cell>
          <table:table-cell office:value-type="float" office:value="6.65249013" calcext:value-type="float">
            <text:p>6.6524901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506966" calcext:value-type="float">
            <text:p>6.506966</text:p>
          </table:table-cell>
          <table:table-cell office:value-type="float" office:value="6.65205032" calcext:value-type="float">
            <text:p>6.65205032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620832" calcext:value-type="float">
            <text:p>6.620832</text:p>
          </table:table-cell>
          <table:table-cell office:value-type="float" office:value="6.65336489" calcext:value-type="float">
            <text:p>6.65336489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630374" calcext:value-type="float">
            <text:p>6.630374</text:p>
          </table:table-cell>
          <table:table-cell office:value-type="float" office:value="6.6534762" calcext:value-type="float">
            <text:p>6.6534762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632691" calcext:value-type="float">
            <text:p>6.632691</text:p>
          </table:table-cell>
          <table:table-cell office:value-type="float" office:value="6.65332919" calcext:value-type="float">
            <text:p>6.65332919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633025" calcext:value-type="float">
            <text:p>6.633025</text:p>
          </table:table-cell>
          <table:table-cell office:value-type="float" office:value="6.65249697" calcext:value-type="float">
            <text:p>6.6524969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632556" calcext:value-type="float">
            <text:p>6.632556</text:p>
          </table:table-cell>
          <table:table-cell office:value-type="float" office:value="6.65510056" calcext:value-type="float">
            <text:p>6.65510056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3111" calcext:value-type="float">
            <text:p>6.63111</text:p>
          </table:table-cell>
          <table:table-cell office:value-type="float" office:value="6.65592275" calcext:value-type="float">
            <text:p>6.6559227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626953" calcext:value-type="float">
            <text:p>6.626953</text:p>
          </table:table-cell>
          <table:table-cell office:value-type="float" office:value="6.65650106" calcext:value-type="float">
            <text:p>6.65650106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612978" calcext:value-type="float">
            <text:p>6.612978</text:p>
          </table:table-cell>
          <table:table-cell office:value-type="float" office:value="6.65701473" calcext:value-type="float">
            <text:p>6.65701473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47732" calcext:value-type="float">
            <text:p>6.47732</text:p>
          </table:table-cell>
          <table:table-cell office:value-type="float" office:value="6.65761647" calcext:value-type="float">
            <text:p>6.6576164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0803" calcext:value-type="float">
            <text:p>6.70803</text:p>
          </table:table-cell>
          <table:table-cell office:value-type="float" office:value="6.65955687" calcext:value-type="float">
            <text:p>6.65955687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673419" calcext:value-type="float">
            <text:p>6.673419</text:p>
          </table:table-cell>
          <table:table-cell office:value-type="float" office:value="6.65920267" calcext:value-type="float">
            <text:p>6.65920267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663317" calcext:value-type="float">
            <text:p>6.663317</text:p>
          </table:table-cell>
          <table:table-cell office:value-type="float" office:value="6.65924866" calcext:value-type="float">
            <text:p>6.65924866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658491" calcext:value-type="float">
            <text:p>6.658491</text:p>
          </table:table-cell>
          <table:table-cell office:value-type="float" office:value="6.65956688" calcext:value-type="float">
            <text:p>6.6595668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656346" calcext:value-type="float">
            <text:p>6.656346</text:p>
          </table:table-cell>
          <table:table-cell office:value-type="float" office:value="6.6636859" calcext:value-type="float">
            <text:p>6.6636859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656192" calcext:value-type="float">
            <text:p>6.656192</text:p>
          </table:table-cell>
          <table:table-cell office:value-type="float" office:value="6.66328115" calcext:value-type="float">
            <text:p>6.6632811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657629" calcext:value-type="float">
            <text:p>6.657629</text:p>
          </table:table-cell>
          <table:table-cell office:value-type="float" office:value="6.6631024" calcext:value-type="float">
            <text:p>6.6631024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660515" calcext:value-type="float">
            <text:p>6.660515</text:p>
          </table:table-cell>
          <table:table-cell office:value-type="float" office:value="6.66297187" calcext:value-type="float">
            <text:p>6.6629718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667645" calcext:value-type="float">
            <text:p>6.667645</text:p>
          </table:table-cell>
          <table:table-cell office:value-type="float" office:value="6.6628337" calcext:value-type="float">
            <text:p>6.6628337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636205" calcext:value-type="float">
            <text:p>6.636205</text:p>
          </table:table-cell>
          <table:table-cell office:value-type="float" office:value="6.66262474" calcext:value-type="float">
            <text:p>6.66262474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653139" calcext:value-type="float">
            <text:p>6.653139</text:p>
          </table:table-cell>
          <table:table-cell office:value-type="float" office:value="6.66271196" calcext:value-type="float">
            <text:p>6.66271196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654383" calcext:value-type="float">
            <text:p>6.654383</text:p>
          </table:table-cell>
          <table:table-cell office:value-type="float" office:value="6.66258107" calcext:value-type="float">
            <text:p>6.66258107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653708" calcext:value-type="float">
            <text:p>6.653708</text:p>
          </table:table-cell>
          <table:table-cell office:value-type="float" office:value="6.66230771" calcext:value-type="float">
            <text:p>6.66230771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652428" calcext:value-type="float">
            <text:p>6.652428</text:p>
          </table:table-cell>
          <table:table-cell office:value-type="float" office:value="6.66140681" calcext:value-type="float">
            <text:p>6.6614068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65098" calcext:value-type="float">
            <text:p>6.65098</text:p>
          </table:table-cell>
          <table:table-cell office:value-type="float" office:value="6.66269516" calcext:value-type="float">
            <text:p>6.66269516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649283" calcext:value-type="float">
            <text:p>6.649283</text:p>
          </table:table-cell>
          <table:table-cell office:value-type="float" office:value="6.66316984" calcext:value-type="float">
            <text:p>6.66316984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646477" calcext:value-type="float">
            <text:p>6.646477</text:p>
          </table:table-cell>
          <table:table-cell office:value-type="float" office:value="6.66350226" calcext:value-type="float">
            <text:p>6.66350226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63889" calcext:value-type="float">
            <text:p>6.63889</text:p>
          </table:table-cell>
          <table:table-cell office:value-type="float" office:value="6.66379263" calcext:value-type="float">
            <text:p>6.66379263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524929" calcext:value-type="float">
            <text:p>6.524929</text:p>
          </table:table-cell>
          <table:table-cell office:value-type="float" office:value="6.66412148" calcext:value-type="float">
            <text:p>6.66412148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674434" calcext:value-type="float">
            <text:p>6.674434</text:p>
          </table:table-cell>
          <table:table-cell office:value-type="float" office:value="6.66557158" calcext:value-type="float">
            <text:p>6.66557158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662151" calcext:value-type="float">
            <text:p>6.662151</text:p>
          </table:table-cell>
          <table:table-cell office:value-type="float" office:value="6.6655225" calcext:value-type="float">
            <text:p>6.665522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657971" calcext:value-type="float">
            <text:p>6.657971</text:p>
          </table:table-cell>
          <table:table-cell office:value-type="float" office:value="6.66560553" calcext:value-type="float">
            <text:p>6.6656055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656195" calcext:value-type="float">
            <text:p>6.656195</text:p>
          </table:table-cell>
          <table:table-cell office:value-type="float" office:value="6.66576626" calcext:value-type="float">
            <text:p>6.66576626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656068" calcext:value-type="float">
            <text:p>6.656068</text:p>
          </table:table-cell>
          <table:table-cell office:value-type="float" office:value="6.66403892" calcext:value-type="float">
            <text:p>6.66403892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657389" calcext:value-type="float">
            <text:p>6.657389</text:p>
          </table:table-cell>
          <table:table-cell office:value-type="float" office:value="6.66409965" calcext:value-type="float">
            <text:p>6.6640996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660104" calcext:value-type="float">
            <text:p>6.660104</text:p>
          </table:table-cell>
          <table:table-cell office:value-type="float" office:value="6.66417789" calcext:value-type="float">
            <text:p>6.66417789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665043" calcext:value-type="float">
            <text:p>6.665043</text:p>
          </table:table-cell>
          <table:table-cell office:value-type="float" office:value="6.66423804" calcext:value-type="float">
            <text:p>6.66423804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682763" calcext:value-type="float">
            <text:p>6.682763</text:p>
          </table:table-cell>
          <table:table-cell office:value-type="float" office:value="6.66425139" calcext:value-type="float">
            <text:p>6.66425139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61835" calcext:value-type="float">
            <text:p>6.61835</text:p>
          </table:table-cell>
          <table:table-cell office:value-type="float" office:value="6.66408695" calcext:value-type="float">
            <text:p>6.6640869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643129" calcext:value-type="float">
            <text:p>6.643129</text:p>
          </table:table-cell>
          <table:table-cell office:value-type="float" office:value="6.66456301" calcext:value-type="float">
            <text:p>6.6645630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645497" calcext:value-type="float">
            <text:p>6.645497</text:p>
          </table:table-cell>
          <table:table-cell office:value-type="float" office:value="6.66478156" calcext:value-type="float">
            <text:p>6.66478156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64468" calcext:value-type="float">
            <text:p>6.64468</text:p>
          </table:table-cell>
          <table:table-cell office:value-type="float" office:value="6.6649481" calcext:value-type="float">
            <text:p>6.6649481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642769" calcext:value-type="float">
            <text:p>6.642769</text:p>
          </table:table-cell>
          <table:table-cell office:value-type="float" office:value="6.66494261" calcext:value-type="float">
            <text:p>6.6649426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640249" calcext:value-type="float">
            <text:p>6.640249</text:p>
          </table:table-cell>
          <table:table-cell office:value-type="float" office:value="6.66536078" calcext:value-type="float">
            <text:p>6.66536078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636704" calcext:value-type="float">
            <text:p>6.636704</text:p>
          </table:table-cell>
          <table:table-cell office:value-type="float" office:value="6.66569845" calcext:value-type="float">
            <text:p>6.6656984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630113" calcext:value-type="float">
            <text:p>6.630113</text:p>
          </table:table-cell>
          <table:table-cell office:value-type="float" office:value="6.6660405" calcext:value-type="float">
            <text:p>6.666040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610823" calcext:value-type="float">
            <text:p>6.610823</text:p>
          </table:table-cell>
          <table:table-cell office:value-type="float" office:value="6.66643007" calcext:value-type="float">
            <text:p>6.66643007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.540348" calcext:value-type="float">
            <text:p>5.540348</text:p>
          </table:table-cell>
          <table:table-cell office:value-type="float" office:value="6.66699966" calcext:value-type="float">
            <text:p>6.66699966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691495" calcext:value-type="float">
            <text:p>6.691495</text:p>
          </table:table-cell>
          <table:table-cell office:value-type="float" office:value="6.67826489" calcext:value-type="float">
            <text:p>6.6782648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669442" calcext:value-type="float">
            <text:p>6.669442</text:p>
          </table:table-cell>
          <table:table-cell office:value-type="float" office:value="6.67801236" calcext:value-type="float">
            <text:p>6.67801236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662261" calcext:value-type="float">
            <text:p>6.662261</text:p>
          </table:table-cell>
          <table:table-cell office:value-type="float" office:value="6.67797641" calcext:value-type="float">
            <text:p>6.67797641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659412" calcext:value-type="float">
            <text:p>6.659412</text:p>
          </table:table-cell>
          <table:table-cell office:value-type="float" office:value="6.67801432" calcext:value-type="float">
            <text:p>6.67801432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659143" calcext:value-type="float">
            <text:p>6.659143</text:p>
          </table:table-cell>
          <table:table-cell office:value-type="float" office:value="6.67798467" calcext:value-type="float">
            <text:p>6.67798467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661045" calcext:value-type="float">
            <text:p>6.661045</text:p>
          </table:table-cell>
          <table:table-cell office:value-type="float" office:value="6.67800798" calcext:value-type="float">
            <text:p>6.67800798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665351" calcext:value-type="float">
            <text:p>6.665351</text:p>
          </table:table-cell>
          <table:table-cell office:value-type="float" office:value="6.67800613" calcext:value-type="float">
            <text:p>6.67800613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674527" calcext:value-type="float">
            <text:p>6.674527</text:p>
          </table:table-cell>
          <table:table-cell office:value-type="float" office:value="6.6779514" calcext:value-type="float">
            <text:p>6.6779514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17371" calcext:value-type="float">
            <text:p>6.717371</text:p>
          </table:table-cell>
          <table:table-cell office:value-type="float" office:value="6.67779429" calcext:value-type="float">
            <text:p>6.67779429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600249" calcext:value-type="float">
            <text:p>6.600249</text:p>
          </table:table-cell>
          <table:table-cell office:value-type="float" office:value="6.67719734" calcext:value-type="float">
            <text:p>6.67719734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35492" calcext:value-type="float">
            <text:p>6.635492</text:p>
          </table:table-cell>
          <table:table-cell office:value-type="float" office:value="6.67775668" calcext:value-type="float">
            <text:p>6.67775668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641248" calcext:value-type="float">
            <text:p>6.641248</text:p>
          </table:table-cell>
          <table:table-cell office:value-type="float" office:value="6.67793604" calcext:value-type="float">
            <text:p>6.67793604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642042" calcext:value-type="float">
            <text:p>6.642042</text:p>
          </table:table-cell>
          <table:table-cell office:value-type="float" office:value="6.67798085" calcext:value-type="float">
            <text:p>6.6779808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64084" calcext:value-type="float">
            <text:p>6.64084</text:p>
          </table:table-cell>
          <table:table-cell office:value-type="float" office:value="6.67728585" calcext:value-type="float">
            <text:p>6.6772858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638214" calcext:value-type="float">
            <text:p>6.638214</text:p>
          </table:table-cell>
          <table:table-cell office:value-type="float" office:value="6.67783297" calcext:value-type="float">
            <text:p>6.67783297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633461" calcext:value-type="float">
            <text:p>6.633461</text:p>
          </table:table-cell>
          <table:table-cell office:value-type="float" office:value="6.67823156" calcext:value-type="float">
            <text:p>6.67823156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623388" calcext:value-type="float">
            <text:p>6.623388</text:p>
          </table:table-cell>
          <table:table-cell office:value-type="float" office:value="6.67862864" calcext:value-type="float">
            <text:p>6.67862864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590974" calcext:value-type="float">
            <text:p>6.590974</text:p>
          </table:table-cell>
          <table:table-cell office:value-type="float" office:value="6.67910184" calcext:value-type="float">
            <text:p>6.67910184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.52462" calcext:value-type="float">
            <text:p>7.52462</text:p>
          </table:table-cell>
          <table:table-cell office:value-type="float" office:value="6.6798839" calcext:value-type="float">
            <text:p>6.6798839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707551" calcext:value-type="float">
            <text:p>6.707551</text:p>
          </table:table-cell>
          <table:table-cell office:value-type="float" office:value="6.67131967" calcext:value-type="float">
            <text:p>6.67131967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680487" calcext:value-type="float">
            <text:p>6.680487</text:p>
          </table:table-cell>
          <table:table-cell office:value-type="float" office:value="6.67092098" calcext:value-type="float">
            <text:p>6.6709209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671157" calcext:value-type="float">
            <text:p>6.671157</text:p>
          </table:table-cell>
          <table:table-cell office:value-type="float" office:value="6.67079466" calcext:value-type="float">
            <text:p>6.67079466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667326" calcext:value-type="float">
            <text:p>6.667326</text:p>
          </table:table-cell>
          <table:table-cell office:value-type="float" office:value="6.67079257" calcext:value-type="float">
            <text:p>6.67079257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666766" calcext:value-type="float">
            <text:p>6.666766</text:p>
          </table:table-cell>
          <table:table-cell office:value-type="float" office:value="6.67062793" calcext:value-type="float">
            <text:p>6.67062793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668982" calcext:value-type="float">
            <text:p>6.668982</text:p>
          </table:table-cell>
          <table:table-cell office:value-type="float" office:value="6.67055905" calcext:value-type="float">
            <text:p>6.6705590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674405" calcext:value-type="float">
            <text:p>6.674405</text:p>
          </table:table-cell>
          <table:table-cell office:value-type="float" office:value="6.67047323" calcext:value-type="float">
            <text:p>6.67047323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686655" calcext:value-type="float">
            <text:p>6.686655</text:p>
          </table:table-cell>
          <table:table-cell office:value-type="float" office:value="6.67032901" calcext:value-type="float">
            <text:p>6.67032901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757371" calcext:value-type="float">
            <text:p>6.757371</text:p>
          </table:table-cell>
          <table:table-cell office:value-type="float" office:value="6.67005376" calcext:value-type="float">
            <text:p>6.67005376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61338" calcext:value-type="float">
            <text:p>6.61338</text:p>
          </table:table-cell>
          <table:table-cell office:value-type="float" office:value="6.66905793" calcext:value-type="float">
            <text:p>6.66905793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645318" calcext:value-type="float">
            <text:p>6.645318</text:p>
          </table:table-cell>
          <table:table-cell office:value-type="float" office:value="6.66947909" calcext:value-type="float">
            <text:p>6.66947909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65245" calcext:value-type="float">
            <text:p>6.65245</text:p>
          </table:table-cell>
          <table:table-cell office:value-type="float" office:value="6.6695337" calcext:value-type="float">
            <text:p>6.6695337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654395" calcext:value-type="float">
            <text:p>6.654395</text:p>
          </table:table-cell>
          <table:table-cell office:value-type="float" office:value="6.66937806" calcext:value-type="float">
            <text:p>6.66937806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653811" calcext:value-type="float">
            <text:p>6.653811</text:p>
          </table:table-cell>
          <table:table-cell office:value-type="float" office:value="6.66640153" calcext:value-type="float">
            <text:p>6.6664015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651134" calcext:value-type="float">
            <text:p>6.651134</text:p>
          </table:table-cell>
          <table:table-cell office:value-type="float" office:value="6.66690869" calcext:value-type="float">
            <text:p>6.66690869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645539" calcext:value-type="float">
            <text:p>6.645539</text:p>
          </table:table-cell>
          <table:table-cell office:value-type="float" office:value="6.66724666" calcext:value-type="float">
            <text:p>6.66724666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633361" calcext:value-type="float">
            <text:p>6.633361</text:p>
          </table:table-cell>
          <table:table-cell office:value-type="float" office:value="6.66757991" calcext:value-type="float">
            <text:p>6.6675799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592041" calcext:value-type="float">
            <text:p>6.592041</text:p>
          </table:table-cell>
          <table:table-cell office:value-type="float" office:value="6.66800586" calcext:value-type="float">
            <text:p>6.66800586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949749" calcext:value-type="float">
            <text:p>6.949749</text:p>
          </table:table-cell>
          <table:table-cell office:value-type="float" office:value="6.66882986" calcext:value-type="float">
            <text:p>6.66882986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708278" calcext:value-type="float">
            <text:p>6.708278</text:p>
          </table:table-cell>
          <table:table-cell office:value-type="float" office:value="6.66607152" calcext:value-type="float">
            <text:p>6.66607152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684636" calcext:value-type="float">
            <text:p>6.684636</text:p>
          </table:table-cell>
          <table:table-cell office:value-type="float" office:value="6.66573383" calcext:value-type="float">
            <text:p>6.66573383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675308" calcext:value-type="float">
            <text:p>6.675308</text:p>
          </table:table-cell>
          <table:table-cell office:value-type="float" office:value="6.66566045" calcext:value-type="float">
            <text:p>6.6656604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671137" calcext:value-type="float">
            <text:p>6.671137</text:p>
          </table:table-cell>
          <table:table-cell office:value-type="float" office:value="6.66583076" calcext:value-type="float">
            <text:p>6.66583076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67046" calcext:value-type="float">
            <text:p>6.67046</text:p>
          </table:table-cell>
          <table:table-cell office:value-type="float" office:value="6.66557059" calcext:value-type="float">
            <text:p>6.66557059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673249" calcext:value-type="float">
            <text:p>6.673249</text:p>
          </table:table-cell>
          <table:table-cell office:value-type="float" office:value="6.66548942" calcext:value-type="float">
            <text:p>6.66548942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681068" calcext:value-type="float">
            <text:p>6.681068</text:p>
          </table:table-cell>
          <table:table-cell office:value-type="float" office:value="6.66541723" calcext:value-type="float">
            <text:p>6.66541723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702554" calcext:value-type="float">
            <text:p>6.702554</text:p>
          </table:table-cell>
          <table:table-cell office:value-type="float" office:value="6.66528228" calcext:value-type="float">
            <text:p>6.66528228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915445" calcext:value-type="float">
            <text:p>6.915445</text:p>
          </table:table-cell>
          <table:table-cell office:value-type="float" office:value="6.66493537" calcext:value-type="float">
            <text:p>6.66493537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585447" calcext:value-type="float">
            <text:p>6.585447</text:p>
          </table:table-cell>
          <table:table-cell office:value-type="float" office:value="6.66244787" calcext:value-type="float">
            <text:p>6.66244787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625872" calcext:value-type="float">
            <text:p>6.625872</text:p>
          </table:table-cell>
          <table:table-cell office:value-type="float" office:value="6.66322526" calcext:value-type="float">
            <text:p>6.66322526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636493" calcext:value-type="float">
            <text:p>6.636493</text:p>
          </table:table-cell>
          <table:table-cell office:value-type="float" office:value="6.66351308" calcext:value-type="float">
            <text:p>6.66351308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640281" calcext:value-type="float">
            <text:p>6.640281</text:p>
          </table:table-cell>
          <table:table-cell office:value-type="float" office:value="6.6634201" calcext:value-type="float">
            <text:p>6.663420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64076" calcext:value-type="float">
            <text:p>6.64076</text:p>
          </table:table-cell>
          <table:table-cell office:value-type="float" office:value="6.67270989" calcext:value-type="float">
            <text:p>6.67270989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638423" calcext:value-type="float">
            <text:p>6.638423</text:p>
          </table:table-cell>
          <table:table-cell office:value-type="float" office:value="6.67354383" calcext:value-type="float">
            <text:p>6.67354383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631963" calcext:value-type="float">
            <text:p>6.631963</text:p>
          </table:table-cell>
          <table:table-cell office:value-type="float" office:value="6.67415837" calcext:value-type="float">
            <text:p>6.67415837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615673" calcext:value-type="float">
            <text:p>6.615673</text:p>
          </table:table-cell>
          <table:table-cell office:value-type="float" office:value="6.67474513" calcext:value-type="float">
            <text:p>6.67474513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549469" calcext:value-type="float">
            <text:p>6.549469</text:p>
          </table:table-cell>
          <table:table-cell office:value-type="float" office:value="6.67544494" calcext:value-type="float">
            <text:p>6.67544494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893384" calcext:value-type="float">
            <text:p>6.893384</text:p>
          </table:table-cell>
          <table:table-cell office:value-type="float" office:value="6.67677926" calcext:value-type="float">
            <text:p>6.67677926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714775" calcext:value-type="float">
            <text:p>6.714775</text:p>
          </table:table-cell>
          <table:table-cell office:value-type="float" office:value="6.67466553" calcext:value-type="float">
            <text:p>6.67466553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688941" calcext:value-type="float">
            <text:p>6.688941</text:p>
          </table:table-cell>
          <table:table-cell office:value-type="float" office:value="6.67435351" calcext:value-type="float">
            <text:p>6.67435351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67832" calcext:value-type="float">
            <text:p>6.67832</text:p>
          </table:table-cell>
          <table:table-cell office:value-type="float" office:value="6.67437418" calcext:value-type="float">
            <text:p>6.67437418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673152" calcext:value-type="float">
            <text:p>6.673152</text:p>
          </table:table-cell>
          <table:table-cell office:value-type="float" office:value="6.67509002" calcext:value-type="float">
            <text:p>6.6750900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67136" calcext:value-type="float">
            <text:p>6.67136</text:p>
          </table:table-cell>
          <table:table-cell office:value-type="float" office:value="6.6746212" calcext:value-type="float">
            <text:p>6.6746212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67261" calcext:value-type="float">
            <text:p>6.67261</text:p>
          </table:table-cell>
          <table:table-cell office:value-type="float" office:value="6.67441997" calcext:value-type="float">
            <text:p>6.67441997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678018" calcext:value-type="float">
            <text:p>6.678018</text:p>
          </table:table-cell>
          <table:table-cell office:value-type="float" office:value="6.67426127" calcext:value-type="float">
            <text:p>6.6742612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695139" calcext:value-type="float">
            <text:p>6.695139</text:p>
          </table:table-cell>
          <table:table-cell office:value-type="float" office:value="6.6740652" calcext:value-type="float">
            <text:p>6.6740652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070393" calcext:value-type="float">
            <text:p>7.070393</text:p>
          </table:table-cell>
          <table:table-cell office:value-type="float" office:value="6.67369578" calcext:value-type="float">
            <text:p>6.67369578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615871" calcext:value-type="float">
            <text:p>6.615871</text:p>
          </table:table-cell>
          <table:table-cell office:value-type="float" office:value="6.66955475" calcext:value-type="float">
            <text:p>6.6695547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638317" calcext:value-type="float">
            <text:p>6.638317</text:p>
          </table:table-cell>
          <table:table-cell office:value-type="float" office:value="6.66991507" calcext:value-type="float">
            <text:p>6.66991507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644576" calcext:value-type="float">
            <text:p>6.644576</text:p>
          </table:table-cell>
          <table:table-cell office:value-type="float" office:value="6.66994974" calcext:value-type="float">
            <text:p>6.66994974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646698" calcext:value-type="float">
            <text:p>6.646698</text:p>
          </table:table-cell>
          <table:table-cell office:value-type="float" office:value="6.66955561" calcext:value-type="float">
            <text:p>6.66955561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646749" calcext:value-type="float">
            <text:p>6.646749</text:p>
          </table:table-cell>
          <table:table-cell office:value-type="float" office:value="6.67212767" calcext:value-type="float">
            <text:p>6.67212767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644927" calcext:value-type="float">
            <text:p>6.644927</text:p>
          </table:table-cell>
          <table:table-cell office:value-type="float" office:value="6.67278255" calcext:value-type="float">
            <text:p>6.6727825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64005" calcext:value-type="float">
            <text:p>6.64005</text:p>
          </table:table-cell>
          <table:table-cell office:value-type="float" office:value="6.67326799" calcext:value-type="float">
            <text:p>6.67326799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627047" calcext:value-type="float">
            <text:p>6.627047</text:p>
          </table:table-cell>
          <table:table-cell office:value-type="float" office:value="6.67373363" calcext:value-type="float">
            <text:p>6.67373363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563618" calcext:value-type="float">
            <text:p>6.563618</text:p>
          </table:table-cell>
          <table:table-cell office:value-type="float" office:value="6.67429739" calcext:value-type="float">
            <text:p>6.67429739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781263" calcext:value-type="float">
            <text:p>6.781263</text:p>
          </table:table-cell>
          <table:table-cell office:value-type="float" office:value="6.67548242" calcext:value-type="float">
            <text:p>6.6754824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698448" calcext:value-type="float">
            <text:p>6.698448</text:p>
          </table:table-cell>
          <table:table-cell office:value-type="float" office:value="6.67449359" calcext:value-type="float">
            <text:p>6.67449359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682525" calcext:value-type="float">
            <text:p>6.682525</text:p>
          </table:table-cell>
          <table:table-cell office:value-type="float" office:value="6.67435818" calcext:value-type="float">
            <text:p>6.67435818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675514" calcext:value-type="float">
            <text:p>6.675514</text:p>
          </table:table-cell>
          <table:table-cell office:value-type="float" office:value="6.67447262" calcext:value-type="float">
            <text:p>6.67447262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671775" calcext:value-type="float">
            <text:p>6.671775</text:p>
          </table:table-cell>
          <table:table-cell office:value-type="float" office:value="6.67581895" calcext:value-type="float">
            <text:p>6.6758189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669939" calcext:value-type="float">
            <text:p>6.669939</text:p>
          </table:table-cell>
          <table:table-cell office:value-type="float" office:value="6.67550212" calcext:value-type="float">
            <text:p>6.67550212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669526" calcext:value-type="float">
            <text:p>6.669526</text:p>
          </table:table-cell>
          <table:table-cell office:value-type="float" office:value="6.6753702" calcext:value-type="float">
            <text:p>6.6753702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670454" calcext:value-type="float">
            <text:p>6.670454</text:p>
          </table:table-cell>
          <table:table-cell office:value-type="float" office:value="6.67528438" calcext:value-type="float">
            <text:p>6.67528438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674044" calcext:value-type="float">
            <text:p>6.674044</text:p>
          </table:table-cell>
          <table:table-cell office:value-type="float" office:value="6.67520118" calcext:value-type="float">
            <text:p>6.67520118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483461" calcext:value-type="float">
            <text:p>6.483461</text:p>
          </table:table-cell>
          <table:table-cell office:value-type="float" office:value="6.67507822" calcext:value-type="float">
            <text:p>6.67507822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662141" calcext:value-type="float">
            <text:p>6.662141</text:p>
          </table:table-cell>
          <table:table-cell office:value-type="float" office:value="6.67684328" calcext:value-type="float">
            <text:p>6.67684328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665213" calcext:value-type="float">
            <text:p>6.665213</text:p>
          </table:table-cell>
          <table:table-cell office:value-type="float" office:value="6.67678373" calcext:value-type="float">
            <text:p>6.67678373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666119" calcext:value-type="float">
            <text:p>6.666119</text:p>
          </table:table-cell>
          <table:table-cell office:value-type="float" office:value="6.6766065" calcext:value-type="float">
            <text:p>6.676606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666378" calcext:value-type="float">
            <text:p>6.666378</text:p>
          </table:table-cell>
          <table:table-cell office:value-type="float" office:value="6.67605118" calcext:value-type="float">
            <text:p>6.67605118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666319" calcext:value-type="float">
            <text:p>6.666319</text:p>
          </table:table-cell>
          <table:table-cell office:value-type="float" office:value="6.67704975" calcext:value-type="float">
            <text:p>6.6770497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665956" calcext:value-type="float">
            <text:p>6.665956</text:p>
          </table:table-cell>
          <table:table-cell office:value-type="float" office:value="6.67736189" calcext:value-type="float">
            <text:p>6.67736189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664984" calcext:value-type="float">
            <text:p>6.664984</text:p>
          </table:table-cell>
          <table:table-cell office:value-type="float" office:value="6.67757207" calcext:value-type="float">
            <text:p>6.67757207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662151" calcext:value-type="float">
            <text:p>6.662151</text:p>
          </table:table-cell>
          <table:table-cell office:value-type="float" office:value="6.67775316" calcext:value-type="float">
            <text:p>6.67775316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644131" calcext:value-type="float">
            <text:p>6.644131</text:p>
          </table:table-cell>
          <table:table-cell office:value-type="float" office:value="6.67794489" calcext:value-type="float">
            <text:p>6.67794489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684586" calcext:value-type="float">
            <text:p>6.684586</text:p>
          </table:table-cell>
          <table:table-cell office:value-type="float" office:value="6.67830869" calcext:value-type="float">
            <text:p>6.67830869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674016" calcext:value-type="float">
            <text:p>6.674016</text:p>
          </table:table-cell>
          <table:table-cell office:value-type="float" office:value="6.67826647" calcext:value-type="float">
            <text:p>6.67826647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670909" calcext:value-type="float">
            <text:p>6.670909</text:p>
          </table:table-cell>
          <table:table-cell office:value-type="float" office:value="6.67833809" calcext:value-type="float">
            <text:p>6.67833809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6907" calcext:value-type="float">
            <text:p>6.66907</text:p>
          </table:table-cell>
          <table:table-cell office:value-type="float" office:value="6.67848033" calcext:value-type="float">
            <text:p>6.67848033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667782" calcext:value-type="float">
            <text:p>6.667782</text:p>
          </table:table-cell>
          <table:table-cell office:value-type="float" office:value="6.68297694" calcext:value-type="float">
            <text:p>6.68297694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666871" calcext:value-type="float">
            <text:p>6.666871</text:p>
          </table:table-cell>
          <table:table-cell office:value-type="float" office:value="6.68295979" calcext:value-type="float">
            <text:p>6.68295979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666242" calcext:value-type="float">
            <text:p>6.666242</text:p>
          </table:table-cell>
          <table:table-cell office:value-type="float" office:value="6.68299772" calcext:value-type="float">
            <text:p>6.68299772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665847" calcext:value-type="float">
            <text:p>6.665847</text:p>
          </table:table-cell>
          <table:table-cell office:value-type="float" office:value="6.68305447" calcext:value-type="float">
            <text:p>6.68305447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666052" calcext:value-type="float">
            <text:p>6.666052</text:p>
          </table:table-cell>
          <table:table-cell office:value-type="float" office:value="6.68311575" calcext:value-type="float">
            <text:p>6.6831157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56447" calcext:value-type="float">
            <text:p>6.656447</text:p>
          </table:table-cell>
          <table:table-cell office:value-type="float" office:value="6.68316456" calcext:value-type="float">
            <text:p>6.68316456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661474" calcext:value-type="float">
            <text:p>6.661474</text:p>
          </table:table-cell>
          <table:table-cell office:value-type="float" office:value="6.68328317" calcext:value-type="float">
            <text:p>6.68328317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66086" calcext:value-type="float">
            <text:p>6.66086</text:p>
          </table:table-cell>
          <table:table-cell office:value-type="float" office:value="6.68329508" calcext:value-type="float">
            <text:p>6.68329508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659878" calcext:value-type="float">
            <text:p>6.659878</text:p>
          </table:table-cell>
          <table:table-cell office:value-type="float" office:value="6.68317122" calcext:value-type="float">
            <text:p>6.68317122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658816" calcext:value-type="float">
            <text:p>6.658816</text:p>
          </table:table-cell>
          <table:table-cell office:value-type="float" office:value="6.68226486" calcext:value-type="float">
            <text:p>6.68226486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657676" calcext:value-type="float">
            <text:p>6.657676</text:p>
          </table:table-cell>
          <table:table-cell office:value-type="float" office:value="6.68339465" calcext:value-type="float">
            <text:p>6.6833946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656183" calcext:value-type="float">
            <text:p>6.656183</text:p>
          </table:table-cell>
          <table:table-cell office:value-type="float" office:value="6.68396317" calcext:value-type="float">
            <text:p>6.68396317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653428" calcext:value-type="float">
            <text:p>6.653428</text:p>
          </table:table-cell>
          <table:table-cell office:value-type="float" office:value="6.68442009" calcext:value-type="float">
            <text:p>6.68442009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645729" calcext:value-type="float">
            <text:p>6.645729</text:p>
          </table:table-cell>
          <table:table-cell office:value-type="float" office:value="6.68485036" calcext:value-type="float">
            <text:p>6.68485036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572542" calcext:value-type="float">
            <text:p>6.572542</text:p>
          </table:table-cell>
          <table:table-cell office:value-type="float" office:value="6.68533177" calcext:value-type="float">
            <text:p>6.68533177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695552" calcext:value-type="float">
            <text:p>6.695552</text:p>
          </table:table-cell>
          <table:table-cell office:value-type="float" office:value="6.68653866" calcext:value-type="float">
            <text:p>6.68653866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678073" calcext:value-type="float">
            <text:p>6.678073</text:p>
          </table:table-cell>
          <table:table-cell office:value-type="float" office:value="6.68653249" calcext:value-type="float">
            <text:p>6.68653249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673169" calcext:value-type="float">
            <text:p>6.673169</text:p>
          </table:table-cell>
          <table:table-cell office:value-type="float" office:value="6.68676588" calcext:value-type="float">
            <text:p>6.68676588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70708" calcext:value-type="float">
            <text:p>6.670708</text:p>
          </table:table-cell>
          <table:table-cell office:value-type="float" office:value="6.68731102" calcext:value-type="float">
            <text:p>6.68731102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66918" calcext:value-type="float">
            <text:p>6.66918</text:p>
          </table:table-cell>
          <table:table-cell office:value-type="float" office:value="6.68500912" calcext:value-type="float">
            <text:p>6.68500912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68197" calcext:value-type="float">
            <text:p>6.668197</text:p>
          </table:table-cell>
          <table:table-cell office:value-type="float" office:value="6.6847364" calcext:value-type="float">
            <text:p>6.6847364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667682" calcext:value-type="float">
            <text:p>6.667682</text:p>
          </table:table-cell>
          <table:table-cell office:value-type="float" office:value="6.68462945" calcext:value-type="float">
            <text:p>6.6846294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667855" calcext:value-type="float">
            <text:p>6.667855</text:p>
          </table:table-cell>
          <table:table-cell office:value-type="float" office:value="6.68457707" calcext:value-type="float">
            <text:p>6.6845770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670948" calcext:value-type="float">
            <text:p>6.670948</text:p>
          </table:table-cell>
          <table:table-cell office:value-type="float" office:value="6.68453462" calcext:value-type="float">
            <text:p>6.68453462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650862" calcext:value-type="float">
            <text:p>6.650862</text:p>
          </table:table-cell>
          <table:table-cell office:value-type="float" office:value="6.68444657" calcext:value-type="float">
            <text:p>6.68444657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659878" calcext:value-type="float">
            <text:p>6.659878</text:p>
          </table:table-cell>
          <table:table-cell office:value-type="float" office:value="6.68451564" calcext:value-type="float">
            <text:p>6.68451564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6604" calcext:value-type="float">
            <text:p>6.6604</text:p>
          </table:table-cell>
          <table:table-cell office:value-type="float" office:value="6.68440179" calcext:value-type="float">
            <text:p>6.68440179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659983" calcext:value-type="float">
            <text:p>6.659983</text:p>
          </table:table-cell>
          <table:table-cell office:value-type="float" office:value="6.68404447" calcext:value-type="float">
            <text:p>6.68404447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65913" calcext:value-type="float">
            <text:p>6.65913</text:p>
          </table:table-cell>
          <table:table-cell office:value-type="float" office:value="6.68164808" calcext:value-type="float">
            <text:p>6.68164808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657788" calcext:value-type="float">
            <text:p>6.657788</text:p>
          </table:table-cell>
          <table:table-cell office:value-type="float" office:value="6.68268994" calcext:value-type="float">
            <text:p>6.68268994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655496" calcext:value-type="float">
            <text:p>6.655496</text:p>
          </table:table-cell>
          <table:table-cell office:value-type="float" office:value="6.68323772" calcext:value-type="float">
            <text:p>6.68323772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650779" calcext:value-type="float">
            <text:p>6.650779</text:p>
          </table:table-cell>
          <table:table-cell office:value-type="float" office:value="6.68367209" calcext:value-type="float">
            <text:p>6.68367209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636886" calcext:value-type="float">
            <text:p>6.636886</text:p>
          </table:table-cell>
          <table:table-cell office:value-type="float" office:value="6.6840941" calcext:value-type="float">
            <text:p>6.6840941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356742" calcext:value-type="float">
            <text:p>6.356742</text:p>
          </table:table-cell>
          <table:table-cell office:value-type="float" office:value="6.68462696" calcext:value-type="float">
            <text:p>6.68462696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704527" calcext:value-type="float">
            <text:p>6.704527</text:p>
          </table:table-cell>
          <table:table-cell office:value-type="float" office:value="6.6879535" calcext:value-type="float">
            <text:p>6.687953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684931" calcext:value-type="float">
            <text:p>6.684931</text:p>
          </table:table-cell>
          <table:table-cell office:value-type="float" office:value="6.68781718" calcext:value-type="float">
            <text:p>6.68781718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678864" calcext:value-type="float">
            <text:p>6.678864</text:p>
          </table:table-cell>
          <table:table-cell office:value-type="float" office:value="6.68793917" calcext:value-type="float">
            <text:p>6.68793917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675956" calcext:value-type="float">
            <text:p>6.675956</text:p>
          </table:table-cell>
          <table:table-cell office:value-type="float" office:value="6.68842212" calcext:value-type="float">
            <text:p>6.68842212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674441" calcext:value-type="float">
            <text:p>6.674441</text:p>
          </table:table-cell>
          <table:table-cell office:value-type="float" office:value="6.68748383" calcext:value-type="float">
            <text:p>6.68748383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673915" calcext:value-type="float">
            <text:p>6.673915</text:p>
          </table:table-cell>
          <table:table-cell office:value-type="float" office:value="6.68725239" calcext:value-type="float">
            <text:p>6.68725239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74509" calcext:value-type="float">
            <text:p>6.674509</text:p>
          </table:table-cell>
          <table:table-cell office:value-type="float" office:value="6.68712744" calcext:value-type="float">
            <text:p>6.68712744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677298" calcext:value-type="float">
            <text:p>6.677298</text:p>
          </table:table-cell>
          <table:table-cell office:value-type="float" office:value="6.68703206" calcext:value-type="float">
            <text:p>6.68703206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692339" calcext:value-type="float">
            <text:p>6.692339</text:p>
          </table:table-cell>
          <table:table-cell office:value-type="float" office:value="6.6869174" calcext:value-type="float">
            <text:p>6.6869174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4512" calcext:value-type="float">
            <text:p>6.64512</text:p>
          </table:table-cell>
          <table:table-cell office:value-type="float" office:value="6.68664009" calcext:value-type="float">
            <text:p>6.68664009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62343" calcext:value-type="float">
            <text:p>6.662343</text:p>
          </table:table-cell>
          <table:table-cell office:value-type="float" office:value="6.68679775" calcext:value-type="float">
            <text:p>6.6867977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6603" calcext:value-type="float">
            <text:p>6.66603</text:p>
          </table:table-cell>
          <table:table-cell office:value-type="float" office:value="6.6867" calcext:value-type="float">
            <text:p>6.6867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67573" calcext:value-type="float">
            <text:p>6.667573</text:p>
          </table:table-cell>
          <table:table-cell office:value-type="float" office:value="6.6863256" calcext:value-type="float">
            <text:p>6.6863256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667863" calcext:value-type="float">
            <text:p>6.667863</text:p>
          </table:table-cell>
          <table:table-cell office:value-type="float" office:value="6.67932191" calcext:value-type="float">
            <text:p>6.67932191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666695" calcext:value-type="float">
            <text:p>6.666695</text:p>
          </table:table-cell>
          <table:table-cell office:value-type="float" office:value="6.67998628" calcext:value-type="float">
            <text:p>6.67998628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663186" calcext:value-type="float">
            <text:p>6.663186</text:p>
          </table:table-cell>
          <table:table-cell office:value-type="float" office:value="6.68036588" calcext:value-type="float">
            <text:p>6.68036588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654654" calcext:value-type="float">
            <text:p>6.654654</text:p>
          </table:table-cell>
          <table:table-cell office:value-type="float" office:value="6.68068804" calcext:value-type="float">
            <text:p>6.68068804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627195" calcext:value-type="float">
            <text:p>6.627195</text:p>
          </table:table-cell>
          <table:table-cell office:value-type="float" office:value="6.68105148" calcext:value-type="float">
            <text:p>6.68105148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.56926" calcext:value-type="float">
            <text:p>7.56926</text:p>
          </table:table-cell>
          <table:table-cell office:value-type="float" office:value="6.68166491" calcext:value-type="float">
            <text:p>6.68166491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24154" calcext:value-type="float">
            <text:p>6.724154</text:p>
          </table:table-cell>
          <table:table-cell office:value-type="float" office:value="6.67284472" calcext:value-type="float">
            <text:p>6.67284472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699877" calcext:value-type="float">
            <text:p>6.699877</text:p>
          </table:table-cell>
          <table:table-cell office:value-type="float" office:value="6.67247542" calcext:value-type="float">
            <text:p>6.67247542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90639" calcext:value-type="float">
            <text:p>6.690639</text:p>
          </table:table-cell>
          <table:table-cell office:value-type="float" office:value="6.67237709" calcext:value-type="float">
            <text:p>6.67237709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85654" calcext:value-type="float">
            <text:p>6.685654</text:p>
          </table:table-cell>
          <table:table-cell office:value-type="float" office:value="6.67258303" calcext:value-type="float">
            <text:p>6.67258303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82901" calcext:value-type="float">
            <text:p>6.682901</text:p>
          </table:table-cell>
          <table:table-cell office:value-type="float" office:value="6.67222036" calcext:value-type="float">
            <text:p>6.67222036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682011" calcext:value-type="float">
            <text:p>6.682011</text:p>
          </table:table-cell>
          <table:table-cell office:value-type="float" office:value="6.6720696" calcext:value-type="float">
            <text:p>6.6720696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683573" calcext:value-type="float">
            <text:p>6.683573</text:p>
          </table:table-cell>
          <table:table-cell office:value-type="float" office:value="6.67196442" calcext:value-type="float">
            <text:p>6.67196442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691008" calcext:value-type="float">
            <text:p>6.691008</text:p>
          </table:table-cell>
          <table:table-cell office:value-type="float" office:value="6.67185546" calcext:value-type="float">
            <text:p>6.67185546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49904" calcext:value-type="float">
            <text:p>6.749904</text:p>
          </table:table-cell>
          <table:table-cell office:value-type="float" office:value="6.67167034" calcext:value-type="float">
            <text:p>6.67167034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62627" calcext:value-type="float">
            <text:p>6.62627</text:p>
          </table:table-cell>
          <table:table-cell office:value-type="float" office:value="6.67088015" calcext:value-type="float">
            <text:p>6.6708801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651237" calcext:value-type="float">
            <text:p>6.651237</text:p>
          </table:table-cell>
          <table:table-cell office:value-type="float" office:value="6.67128821" calcext:value-type="float">
            <text:p>6.67128821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65674" calcext:value-type="float">
            <text:p>6.65674</text:p>
          </table:table-cell>
          <table:table-cell office:value-type="float" office:value="6.67135831" calcext:value-type="float">
            <text:p>6.67135831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658411" calcext:value-type="float">
            <text:p>6.658411</text:p>
          </table:table-cell>
          <table:table-cell office:value-type="float" office:value="6.67106999" calcext:value-type="float">
            <text:p>6.67106999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658197" calcext:value-type="float">
            <text:p>6.658197</text:p>
          </table:table-cell>
          <table:table-cell office:value-type="float" office:value="6.67588968" calcext:value-type="float">
            <text:p>6.67588968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65629" calcext:value-type="float">
            <text:p>6.65629</text:p>
          </table:table-cell>
          <table:table-cell office:value-type="float" office:value="6.67666108" calcext:value-type="float">
            <text:p>6.67666108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651903" calcext:value-type="float">
            <text:p>6.651903</text:p>
          </table:table-cell>
          <table:table-cell office:value-type="float" office:value="6.67724291" calcext:value-type="float">
            <text:p>6.67724291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641784" calcext:value-type="float">
            <text:p>6.641784</text:p>
          </table:table-cell>
          <table:table-cell office:value-type="float" office:value="6.67779981" calcext:value-type="float">
            <text:p>6.67779981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605163" calcext:value-type="float">
            <text:p>6.605163</text:p>
          </table:table-cell>
          <table:table-cell office:value-type="float" office:value="6.67842428" calcext:value-type="float">
            <text:p>6.67842428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903904" calcext:value-type="float">
            <text:p>6.903904</text:p>
          </table:table-cell>
          <table:table-cell office:value-type="float" office:value="6.67939409" calcext:value-type="float">
            <text:p>6.67939409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12237" calcext:value-type="float">
            <text:p>6.712237</text:p>
          </table:table-cell>
          <table:table-cell office:value-type="float" office:value="6.67736369" calcext:value-type="float">
            <text:p>6.67736369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693471" calcext:value-type="float">
            <text:p>6.693471</text:p>
          </table:table-cell>
          <table:table-cell office:value-type="float" office:value="6.67725117" calcext:value-type="float">
            <text:p>6.67725117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686614" calcext:value-type="float">
            <text:p>6.686614</text:p>
          </table:table-cell>
          <table:table-cell office:value-type="float" office:value="6.67737395" calcext:value-type="float">
            <text:p>6.67737395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683423" calcext:value-type="float">
            <text:p>6.683423</text:p>
          </table:table-cell>
          <table:table-cell office:value-type="float" office:value="6.67817664" calcext:value-type="float">
            <text:p>6.67817664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682121" calcext:value-type="float">
            <text:p>6.682121</text:p>
          </table:table-cell>
          <table:table-cell office:value-type="float" office:value="6.67791224" calcext:value-type="float">
            <text:p>6.67791224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68238" calcext:value-type="float">
            <text:p>6.68238</text:p>
          </table:table-cell>
          <table:table-cell office:value-type="float" office:value="6.67780767" calcext:value-type="float">
            <text:p>6.67780767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684907" calcext:value-type="float">
            <text:p>6.684907</text:p>
          </table:table-cell>
          <table:table-cell office:value-type="float" office:value="6.67773043" calcext:value-type="float">
            <text:p>6.67773043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693969" calcext:value-type="float">
            <text:p>6.693969</text:p>
          </table:table-cell>
          <table:table-cell office:value-type="float" office:value="6.67763284" calcext:value-type="float">
            <text:p>6.67763284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810147" calcext:value-type="float">
            <text:p>6.810147</text:p>
          </table:table-cell>
          <table:table-cell office:value-type="float" office:value="6.67743577" calcext:value-type="float">
            <text:p>6.67743577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640092" calcext:value-type="float">
            <text:p>6.640092</text:p>
          </table:table-cell>
          <table:table-cell office:value-type="float" office:value="6.67605425" calcext:value-type="float">
            <text:p>6.6760542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656747" calcext:value-type="float">
            <text:p>6.656747</text:p>
          </table:table-cell>
          <table:table-cell office:value-type="float" office:value="6.67632987" calcext:value-type="float">
            <text:p>6.67632987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660944" calcext:value-type="float">
            <text:p>6.660944</text:p>
          </table:table-cell>
          <table:table-cell office:value-type="float" office:value="6.67634618" calcext:value-type="float">
            <text:p>6.67634618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662134" calcext:value-type="float">
            <text:p>6.662134</text:p>
          </table:table-cell>
          <table:table-cell office:value-type="float" office:value="6.6759664" calcext:value-type="float">
            <text:p>6.6759664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661748" calcext:value-type="float">
            <text:p>6.661748</text:p>
          </table:table-cell>
          <table:table-cell office:value-type="float" office:value="6.6773772" calcext:value-type="float">
            <text:p>6.6773772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659967" calcext:value-type="float">
            <text:p>6.659967</text:p>
          </table:table-cell>
          <table:table-cell office:value-type="float" office:value="6.67787642" calcext:value-type="float">
            <text:p>6.67787642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656186" calcext:value-type="float">
            <text:p>6.656186</text:p>
          </table:table-cell>
          <table:table-cell office:value-type="float" office:value="6.67826877" calcext:value-type="float">
            <text:p>6.6782687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64749" calcext:value-type="float">
            <text:p>6.64749</text:p>
          </table:table-cell>
          <table:table-cell office:value-type="float" office:value="6.67865166" calcext:value-type="float">
            <text:p>6.67865166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610587" calcext:value-type="float">
            <text:p>6.610587</text:p>
          </table:table-cell>
          <table:table-cell office:value-type="float" office:value="6.67909647" calcext:value-type="float">
            <text:p>6.67909647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66235" calcext:value-type="float">
            <text:p>6.766235</text:p>
          </table:table-cell>
          <table:table-cell office:value-type="float" office:value="6.67989353" calcext:value-type="float">
            <text:p>6.67989353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697533" calcext:value-type="float">
            <text:p>6.697533</text:p>
          </table:table-cell>
          <table:table-cell office:value-type="float" office:value="6.67912203" calcext:value-type="float">
            <text:p>6.67912203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686974" calcext:value-type="float">
            <text:p>6.686974</text:p>
          </table:table-cell>
          <table:table-cell office:value-type="float" office:value="6.67903289" calcext:value-type="float">
            <text:p>6.67903289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683093" calcext:value-type="float">
            <text:p>6.683093</text:p>
          </table:table-cell>
          <table:table-cell office:value-type="float" office:value="6.67907063" calcext:value-type="float">
            <text:p>6.67907063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681324" calcext:value-type="float">
            <text:p>6.681324</text:p>
          </table:table-cell>
          <table:table-cell office:value-type="float" office:value="6.68030311" calcext:value-type="float">
            <text:p>6.68030311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680511" calcext:value-type="float">
            <text:p>6.680511</text:p>
          </table:table-cell>
          <table:table-cell office:value-type="float" office:value="6.68021053" calcext:value-type="float">
            <text:p>6.68021053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680364" calcext:value-type="float">
            <text:p>6.680364</text:p>
          </table:table-cell>
          <table:table-cell office:value-type="float" office:value="6.68016313" calcext:value-type="float">
            <text:p>6.68016313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681178" calcext:value-type="float">
            <text:p>6.681178</text:p>
          </table:table-cell>
          <table:table-cell office:value-type="float" office:value="6.68012332" calcext:value-type="float">
            <text:p>6.68012332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685133" calcext:value-type="float">
            <text:p>6.685133</text:p>
          </table:table-cell>
          <table:table-cell office:value-type="float" office:value="6.68007099" calcext:value-type="float">
            <text:p>6.68007099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.118731" calcext:value-type="float">
            <text:p>7.118731</text:p>
          </table:table-cell>
          <table:table-cell office:value-type="float" office:value="6.67996507" calcext:value-type="float">
            <text:p>6.67996507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666067" calcext:value-type="float">
            <text:p>6.666067</text:p>
          </table:table-cell>
          <table:table-cell office:value-type="float" office:value="6.67549592" calcext:value-type="float">
            <text:p>6.67549592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670664" calcext:value-type="float">
            <text:p>6.670664</text:p>
          </table:table-cell>
          <table:table-cell office:value-type="float" office:value="6.67550245" calcext:value-type="float">
            <text:p>6.67550245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671917" calcext:value-type="float">
            <text:p>6.671917</text:p>
          </table:table-cell>
          <table:table-cell office:value-type="float" office:value="6.67534656" calcext:value-type="float">
            <text:p>6.67534656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671975" calcext:value-type="float">
            <text:p>6.671975</text:p>
          </table:table-cell>
          <table:table-cell office:value-type="float" office:value="6.67459028" calcext:value-type="float">
            <text:p>6.67459028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670933" calcext:value-type="float">
            <text:p>6.670933</text:p>
          </table:table-cell>
          <table:table-cell office:value-type="float" office:value="6.67549362" calcext:value-type="float">
            <text:p>6.67549362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668308" calcext:value-type="float">
            <text:p>6.668308</text:p>
          </table:table-cell>
          <table:table-cell office:value-type="float" office:value="6.67588785" calcext:value-type="float">
            <text:p>6.67588785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662665" calcext:value-type="float">
            <text:p>6.662665</text:p>
          </table:table-cell>
          <table:table-cell office:value-type="float" office:value="6.67620392" calcext:value-type="float">
            <text:p>6.67620392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648474" calcext:value-type="float">
            <text:p>6.648474</text:p>
          </table:table-cell>
          <table:table-cell office:value-type="float" office:value="6.67653288" calcext:value-type="float">
            <text:p>6.67653288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569242" calcext:value-type="float">
            <text:p>6.569242</text:p>
          </table:table-cell>
          <table:table-cell office:value-type="float" office:value="6.67697918" calcext:value-type="float">
            <text:p>6.67697918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71795" calcext:value-type="float">
            <text:p>6.771795</text:p>
          </table:table-cell>
          <table:table-cell office:value-type="float" office:value="6.678201" calcext:value-type="float">
            <text:p>6.678201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14528" calcext:value-type="float">
            <text:p>6.714528</text:p>
          </table:table-cell>
          <table:table-cell office:value-type="float" office:value="6.67738605" calcext:value-type="float">
            <text:p>6.6773860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701875" calcext:value-type="float">
            <text:p>6.701875</text:p>
          </table:table-cell>
          <table:table-cell office:value-type="float" office:value="6.67714249" calcext:value-type="float">
            <text:p>6.67714249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696455" calcext:value-type="float">
            <text:p>6.696455</text:p>
          </table:table-cell>
          <table:table-cell office:value-type="float" office:value="6.67706243" calcext:value-type="float">
            <text:p>6.67706243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69387" calcext:value-type="float">
            <text:p>6.69387</text:p>
          </table:table-cell>
          <table:table-cell office:value-type="float" office:value="6.67630925" calcext:value-type="float">
            <text:p>6.6763092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693231" calcext:value-type="float">
            <text:p>6.693231</text:p>
          </table:table-cell>
          <table:table-cell office:value-type="float" office:value="6.6761233" calcext:value-type="float">
            <text:p>6.6761233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694935" calcext:value-type="float">
            <text:p>6.694935</text:p>
          </table:table-cell>
          <table:table-cell office:value-type="float" office:value="6.67597151" calcext:value-type="float">
            <text:p>6.67597151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701412" calcext:value-type="float">
            <text:p>6.701412</text:p>
          </table:table-cell>
          <table:table-cell office:value-type="float" office:value="6.67580685" calcext:value-type="float">
            <text:p>6.6758068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727683" calcext:value-type="float">
            <text:p>6.727683</text:p>
          </table:table-cell>
          <table:table-cell office:value-type="float" office:value="6.67556987" calcext:value-type="float">
            <text:p>6.67556987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440518" calcext:value-type="float">
            <text:p>6.440518</text:p>
          </table:table-cell>
          <table:table-cell office:value-type="float" office:value="6.6750494" calcext:value-type="float">
            <text:p>6.6750494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641908" calcext:value-type="float">
            <text:p>6.641908</text:p>
          </table:table-cell>
          <table:table-cell office:value-type="float" office:value="6.6773595" calcext:value-type="float">
            <text:p>6.677359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657502" calcext:value-type="float">
            <text:p>6.657502</text:p>
          </table:table-cell>
          <table:table-cell office:value-type="float" office:value="6.67757345" calcext:value-type="float">
            <text:p>6.67757345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662444" calcext:value-type="float">
            <text:p>6.662444</text:p>
          </table:table-cell>
          <table:table-cell office:value-type="float" office:value="6.67741715" calcext:value-type="float">
            <text:p>6.6774171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66361" calcext:value-type="float">
            <text:p>6.66361</text:p>
          </table:table-cell>
          <table:table-cell office:value-type="float" office:value="6.67543476" calcext:value-type="float">
            <text:p>6.6754347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662143" calcext:value-type="float">
            <text:p>6.662143</text:p>
          </table:table-cell>
          <table:table-cell office:value-type="float" office:value="6.67659973" calcext:value-type="float">
            <text:p>6.67659973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657769" calcext:value-type="float">
            <text:p>6.657769</text:p>
          </table:table-cell>
          <table:table-cell office:value-type="float" office:value="6.6772822" calcext:value-type="float">
            <text:p>6.6772822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648493" calcext:value-type="float">
            <text:p>6.648493</text:p>
          </table:table-cell>
          <table:table-cell office:value-type="float" office:value="6.6778856" calcext:value-type="float">
            <text:p>6.6778856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624668" calcext:value-type="float">
            <text:p>6.624668</text:p>
          </table:table-cell>
          <table:table-cell office:value-type="float" office:value="6.67853107" calcext:value-type="float">
            <text:p>6.67853107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420344" calcext:value-type="float">
            <text:p>6.420344</text:p>
          </table:table-cell>
          <table:table-cell office:value-type="float" office:value="6.67938976" calcext:value-type="float">
            <text:p>6.67938976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763316" calcext:value-type="float">
            <text:p>6.763316</text:p>
          </table:table-cell>
          <table:table-cell office:value-type="float" office:value="6.68228067" calcext:value-type="float">
            <text:p>6.68228067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712566" calcext:value-type="float">
            <text:p>6.712566</text:p>
          </table:table-cell>
          <table:table-cell office:value-type="float" office:value="6.68174716" calcext:value-type="float">
            <text:p>6.68174716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698933" calcext:value-type="float">
            <text:p>6.698933</text:p>
          </table:table-cell>
          <table:table-cell office:value-type="float" office:value="6.68176655" calcext:value-type="float">
            <text:p>6.6817665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69298" calcext:value-type="float">
            <text:p>6.69298</text:p>
          </table:table-cell>
          <table:table-cell office:value-type="float" office:value="6.68218659" calcext:value-type="float">
            <text:p>6.68218659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690172" calcext:value-type="float">
            <text:p>6.690172</text:p>
          </table:table-cell>
          <table:table-cell office:value-type="float" office:value="6.68133524" calcext:value-type="float">
            <text:p>6.68133524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689396" calcext:value-type="float">
            <text:p>6.689396</text:p>
          </table:table-cell>
          <table:table-cell office:value-type="float" office:value="6.68111822" calcext:value-type="float">
            <text:p>6.68111822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690895" calcext:value-type="float">
            <text:p>6.690895</text:p>
          </table:table-cell>
          <table:table-cell office:value-type="float" office:value="6.68098967" calcext:value-type="float">
            <text:p>6.68098967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69713" calcext:value-type="float">
            <text:p>6.69713</text:p>
          </table:table-cell>
          <table:table-cell office:value-type="float" office:value="6.68086965" calcext:value-type="float">
            <text:p>6.6808696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27159" calcext:value-type="float">
            <text:p>6.727159</text:p>
          </table:table-cell>
          <table:table-cell office:value-type="float" office:value="6.68068895" calcext:value-type="float">
            <text:p>6.6806889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582127" calcext:value-type="float">
            <text:p>6.582127</text:p>
          </table:table-cell>
          <table:table-cell office:value-type="float" office:value="6.68019357" calcext:value-type="float">
            <text:p>6.68019357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651297" calcext:value-type="float">
            <text:p>6.651297</text:p>
          </table:table-cell>
          <table:table-cell office:value-type="float" office:value="6.68111518" calcext:value-type="float">
            <text:p>6.68111518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66142" calcext:value-type="float">
            <text:p>6.66142</text:p>
          </table:table-cell>
          <table:table-cell office:value-type="float" office:value="6.68127641" calcext:value-type="float">
            <text:p>6.68127641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664971" calcext:value-type="float">
            <text:p>6.664971</text:p>
          </table:table-cell>
          <table:table-cell office:value-type="float" office:value="6.68114299" calcext:value-type="float">
            <text:p>6.68114299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665832" calcext:value-type="float">
            <text:p>6.665832</text:p>
          </table:table-cell>
          <table:table-cell office:value-type="float" office:value="6.67315659" calcext:value-type="float">
            <text:p>6.67315659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664608" calcext:value-type="float">
            <text:p>6.664608</text:p>
          </table:table-cell>
          <table:table-cell office:value-type="float" office:value="6.67379187" calcext:value-type="float">
            <text:p>6.67379187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660886" calcext:value-type="float">
            <text:p>6.660886</text:p>
          </table:table-cell>
          <table:table-cell office:value-type="float" office:value="6.67422093" calcext:value-type="float">
            <text:p>6.67422093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652568" calcext:value-type="float">
            <text:p>6.652568</text:p>
          </table:table-cell>
          <table:table-cell office:value-type="float" office:value="6.67461848" calcext:value-type="float">
            <text:p>6.67461848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62859" calcext:value-type="float">
            <text:p>6.62859</text:p>
          </table:table-cell>
          <table:table-cell office:value-type="float" office:value="6.67506559" calcext:value-type="float">
            <text:p>6.67506559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.967204" calcext:value-type="float">
            <text:p>5.967204</text:p>
          </table:table-cell>
          <table:table-cell office:value-type="float" office:value="6.67573137" calcext:value-type="float">
            <text:p>6.67573137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7343" calcext:value-type="float">
            <text:p>6.7343</text:p>
          </table:table-cell>
          <table:table-cell office:value-type="float" office:value="6.68299581" calcext:value-type="float">
            <text:p>6.68299581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04655" calcext:value-type="float">
            <text:p>6.704655</text:p>
          </table:table-cell>
          <table:table-cell office:value-type="float" office:value="6.68257984" calcext:value-type="float">
            <text:p>6.68257984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695402" calcext:value-type="float">
            <text:p>6.695402</text:p>
          </table:table-cell>
          <table:table-cell office:value-type="float" office:value="6.68246421" calcext:value-type="float">
            <text:p>6.68246421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690998" calcext:value-type="float">
            <text:p>6.690998</text:p>
          </table:table-cell>
          <table:table-cell office:value-type="float" office:value="6.68253589" calcext:value-type="float">
            <text:p>6.68253589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688538" calcext:value-type="float">
            <text:p>6.688538</text:p>
          </table:table-cell>
          <table:table-cell office:value-type="float" office:value="6.68237096" calcext:value-type="float">
            <text:p>6.68237096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687241" calcext:value-type="float">
            <text:p>6.687241</text:p>
          </table:table-cell>
          <table:table-cell office:value-type="float" office:value="6.68229954" calcext:value-type="float">
            <text:p>6.68229954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687224" calcext:value-type="float">
            <text:p>6.687224</text:p>
          </table:table-cell>
          <table:table-cell office:value-type="float" office:value="6.68225161" calcext:value-type="float">
            <text:p>6.68225161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690044" calcext:value-type="float">
            <text:p>6.690044</text:p>
          </table:table-cell>
          <table:table-cell office:value-type="float" office:value="6.68220257" calcext:value-type="float">
            <text:p>6.68220257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711233" calcext:value-type="float">
            <text:p>6.711233</text:p>
          </table:table-cell>
          <table:table-cell office:value-type="float" office:value="6.68211487" calcext:value-type="float">
            <text:p>6.68211487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649387" calcext:value-type="float">
            <text:p>6.649387</text:p>
          </table:table-cell>
          <table:table-cell office:value-type="float" office:value="6.68179301" calcext:value-type="float">
            <text:p>6.68179301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667825" calcext:value-type="float">
            <text:p>6.667825</text:p>
          </table:table-cell>
          <table:table-cell office:value-type="float" office:value="6.68204828" calcext:value-type="float">
            <text:p>6.68204828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671493" calcext:value-type="float">
            <text:p>6.671493</text:p>
          </table:table-cell>
          <table:table-cell office:value-type="float" office:value="6.68203438" calcext:value-type="float">
            <text:p>6.68203438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672677" calcext:value-type="float">
            <text:p>6.672677</text:p>
          </table:table-cell>
          <table:table-cell office:value-type="float" office:value="6.68170753" calcext:value-type="float">
            <text:p>6.68170753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672496" calcext:value-type="float">
            <text:p>6.672496</text:p>
          </table:table-cell>
          <table:table-cell office:value-type="float" office:value="6.68448233" calcext:value-type="float">
            <text:p>6.68448233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670885" calcext:value-type="float">
            <text:p>6.670885</text:p>
          </table:table-cell>
          <table:table-cell office:value-type="float" office:value="6.68500651" calcext:value-type="float">
            <text:p>6.68500651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667076" calcext:value-type="float">
            <text:p>6.667076</text:p>
          </table:table-cell>
          <table:table-cell office:value-type="float" office:value="6.6853813" calcext:value-type="float">
            <text:p>6.6853813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658247" calcext:value-type="float">
            <text:p>6.658247</text:p>
          </table:table-cell>
          <table:table-cell office:value-type="float" office:value="6.68573519" calcext:value-type="float">
            <text:p>6.68573519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627908" calcext:value-type="float">
            <text:p>6.627908</text:p>
          </table:table-cell>
          <table:table-cell office:value-type="float" office:value="6.68614707" calcext:value-type="float">
            <text:p>6.68614707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.14038" calcext:value-type="float">
            <text:p>7.14038</text:p>
          </table:table-cell>
          <table:table-cell office:value-type="float" office:value="6.68684295" calcext:value-type="float">
            <text:p>6.6868429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735337" calcext:value-type="float">
            <text:p>6.735337</text:p>
          </table:table-cell>
          <table:table-cell office:value-type="float" office:value="6.68240063" calcext:value-type="float">
            <text:p>6.68240063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714473" calcext:value-type="float">
            <text:p>6.714473</text:p>
          </table:table-cell>
          <table:table-cell office:value-type="float" office:value="6.68200231" calcext:value-type="float">
            <text:p>6.68200231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707593" calcext:value-type="float">
            <text:p>6.707593</text:p>
          </table:table-cell>
          <table:table-cell office:value-type="float" office:value="6.68182532" calcext:value-type="float">
            <text:p>6.68182532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704231" calcext:value-type="float">
            <text:p>6.704231</text:p>
          </table:table-cell>
          <table:table-cell office:value-type="float" office:value="6.68197631" calcext:value-type="float">
            <text:p>6.68197631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702144" calcext:value-type="float">
            <text:p>6.702144</text:p>
          </table:table-cell>
          <table:table-cell office:value-type="float" office:value="6.68172979" calcext:value-type="float">
            <text:p>6.68172979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700864" calcext:value-type="float">
            <text:p>6.700864</text:p>
          </table:table-cell>
          <table:table-cell office:value-type="float" office:value="6.68155016" calcext:value-type="float">
            <text:p>6.68155016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700985" calcext:value-type="float">
            <text:p>6.700985</text:p>
          </table:table-cell>
          <table:table-cell office:value-type="float" office:value="6.68139096" calcext:value-type="float">
            <text:p>6.68139096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705749" calcext:value-type="float">
            <text:p>6.705749</text:p>
          </table:table-cell>
          <table:table-cell office:value-type="float" office:value="6.68122638" calcext:value-type="float">
            <text:p>6.68122638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766883" calcext:value-type="float">
            <text:p>6.766883</text:p>
          </table:table-cell>
          <table:table-cell office:value-type="float" office:value="6.68099897" calcext:value-type="float">
            <text:p>6.68099897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656983" calcext:value-type="float">
            <text:p>6.656983</text:p>
          </table:table-cell>
          <table:table-cell office:value-type="float" office:value="6.68012963" calcext:value-type="float">
            <text:p>6.68012963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671664" calcext:value-type="float">
            <text:p>6.671664</text:p>
          </table:table-cell>
          <table:table-cell office:value-type="float" office:value="6.68030093" calcext:value-type="float">
            <text:p>6.68030093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674656" calcext:value-type="float">
            <text:p>6.674656</text:p>
          </table:table-cell>
          <table:table-cell office:value-type="float" office:value="6.68019351" calcext:value-type="float">
            <text:p>6.68019351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675148" calcext:value-type="float">
            <text:p>6.675148</text:p>
          </table:table-cell>
          <table:table-cell office:value-type="float" office:value="6.67949732" calcext:value-type="float">
            <text:p>6.67949732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674262" calcext:value-type="float">
            <text:p>6.674262</text:p>
          </table:table-cell>
          <table:table-cell office:value-type="float" office:value="6.68121278" calcext:value-type="float">
            <text:p>6.68121278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671995" calcext:value-type="float">
            <text:p>6.671995</text:p>
          </table:table-cell>
          <table:table-cell office:value-type="float" office:value="6.68186092" calcext:value-type="float">
            <text:p>6.68186092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667654" calcext:value-type="float">
            <text:p>6.667654</text:p>
          </table:table-cell>
          <table:table-cell office:value-type="float" office:value="6.68237155" calcext:value-type="float">
            <text:p>6.6823715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658378" calcext:value-type="float">
            <text:p>6.658378</text:p>
          </table:table-cell>
          <table:table-cell office:value-type="float" office:value="6.68286818" calcext:value-type="float">
            <text:p>6.68286818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622966" calcext:value-type="float">
            <text:p>6.622966</text:p>
          </table:table-cell>
          <table:table-cell office:value-type="float" office:value="6.6834313" calcext:value-type="float">
            <text:p>6.6834313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803214" calcext:value-type="float">
            <text:p>6.803214</text:p>
          </table:table-cell>
          <table:table-cell office:value-type="float" office:value="6.68433568" calcext:value-type="float">
            <text:p>6.68433568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71167" calcext:value-type="float">
            <text:p>6.71167</text:p>
          </table:table-cell>
          <table:table-cell office:value-type="float" office:value="6.68343532" calcext:value-type="float">
            <text:p>6.68343532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699202" calcext:value-type="float">
            <text:p>6.699202</text:p>
          </table:table-cell>
          <table:table-cell office:value-type="float" office:value="6.68346922" calcext:value-type="float">
            <text:p>6.68346922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694475" calcext:value-type="float">
            <text:p>6.694475</text:p>
          </table:table-cell>
          <table:table-cell office:value-type="float" office:value="6.68373105" calcext:value-type="float">
            <text:p>6.6837310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691971" calcext:value-type="float">
            <text:p>6.691971</text:p>
          </table:table-cell>
          <table:table-cell office:value-type="float" office:value="6.67067883" calcext:value-type="float">
            <text:p>6.67067883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690293" calcext:value-type="float">
            <text:p>6.690293</text:p>
          </table:table-cell>
          <table:table-cell office:value-type="float" office:value="6.6704903" calcext:value-type="float">
            <text:p>6.6704903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689085" calcext:value-type="float">
            <text:p>6.689085</text:p>
          </table:table-cell>
          <table:table-cell office:value-type="float" office:value="6.67042011" calcext:value-type="float">
            <text:p>6.67042011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688619" calcext:value-type="float">
            <text:p>6.688619</text:p>
          </table:table-cell>
          <table:table-cell office:value-type="float" office:value="6.67038498" calcext:value-type="float">
            <text:p>6.67038498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690748" calcext:value-type="float">
            <text:p>6.690748</text:p>
          </table:table-cell>
          <table:table-cell office:value-type="float" office:value="6.6703545" calcext:value-type="float">
            <text:p>6.670354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806341" calcext:value-type="float">
            <text:p>6.806341</text:p>
          </table:table-cell>
          <table:table-cell office:value-type="float" office:value="6.67028811" calcext:value-type="float">
            <text:p>6.67028811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672066" calcext:value-type="float">
            <text:p>6.672066</text:p>
          </table:table-cell>
          <table:table-cell office:value-type="float" office:value="6.66903527" calcext:value-type="float">
            <text:p>6.66903527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675771" calcext:value-type="float">
            <text:p>6.675771</text:p>
          </table:table-cell>
          <table:table-cell office:value-type="float" office:value="6.66906779" calcext:value-type="float">
            <text:p>6.66906779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676383" calcext:value-type="float">
            <text:p>6.676383</text:p>
          </table:table-cell>
          <table:table-cell office:value-type="float" office:value="6.66892883" calcext:value-type="float">
            <text:p>6.66892883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675945" calcext:value-type="float">
            <text:p>6.675945</text:p>
          </table:table-cell>
          <table:table-cell office:value-type="float" office:value="6.66796884" calcext:value-type="float">
            <text:p>6.66796884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674541" calcext:value-type="float">
            <text:p>6.674541</text:p>
          </table:table-cell>
          <table:table-cell office:value-type="float" office:value="6.66882029" calcext:value-type="float">
            <text:p>6.66882029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671816" calcext:value-type="float">
            <text:p>6.671816</text:p>
          </table:table-cell>
          <table:table-cell office:value-type="float" office:value="6.66926408" calcext:value-type="float">
            <text:p>6.66926408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66672" calcext:value-type="float">
            <text:p>6.66672</text:p>
          </table:table-cell>
          <table:table-cell office:value-type="float" office:value="6.66963895" calcext:value-type="float">
            <text:p>6.6696389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655075" calcext:value-type="float">
            <text:p>6.655075</text:p>
          </table:table-cell>
          <table:table-cell office:value-type="float" office:value="6.67002427" calcext:value-type="float">
            <text:p>6.67002427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596289" calcext:value-type="float">
            <text:p>6.596289</text:p>
          </table:table-cell>
          <table:table-cell office:value-type="float" office:value="6.67050405" calcext:value-type="float">
            <text:p>6.6705040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762309" calcext:value-type="float">
            <text:p>6.762309</text:p>
          </table:table-cell>
          <table:table-cell office:value-type="float" office:value="6.67155798" calcext:value-type="float">
            <text:p>6.67155798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710356" calcext:value-type="float">
            <text:p>6.710356</text:p>
          </table:table-cell>
          <table:table-cell office:value-type="float" office:value="6.67094458" calcext:value-type="float">
            <text:p>6.67094458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699915" calcext:value-type="float">
            <text:p>6.699915</text:p>
          </table:table-cell>
          <table:table-cell office:value-type="float" office:value="6.67085598" calcext:value-type="float">
            <text:p>6.67085598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695561" calcext:value-type="float">
            <text:p>6.695561</text:p>
          </table:table-cell>
          <table:table-cell office:value-type="float" office:value="6.67093087" calcext:value-type="float">
            <text:p>6.67093087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693104" calcext:value-type="float">
            <text:p>6.693104</text:p>
          </table:table-cell>
          <table:table-cell office:value-type="float" office:value="6.67053528" calcext:value-type="float">
            <text:p>6.67053528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691424" calcext:value-type="float">
            <text:p>6.691424</text:p>
          </table:table-cell>
          <table:table-cell office:value-type="float" office:value="6.67046425" calcext:value-type="float">
            <text:p>6.6704642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6903" calcext:value-type="float">
            <text:p>6.6903</text:p>
          </table:table-cell>
          <table:table-cell office:value-type="float" office:value="6.67043763" calcext:value-type="float">
            <text:p>6.67043763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690172" calcext:value-type="float">
            <text:p>6.690172</text:p>
          </table:table-cell>
          <table:table-cell office:value-type="float" office:value="6.67042708" calcext:value-type="float">
            <text:p>6.67042708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693869" calcext:value-type="float">
            <text:p>6.693869</text:p>
          </table:table-cell>
          <table:table-cell office:value-type="float" office:value="6.67041128" calcext:value-type="float">
            <text:p>6.67041128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621137" calcext:value-type="float">
            <text:p>6.621137</text:p>
          </table:table-cell>
          <table:table-cell office:value-type="float" office:value="6.67034051" calcext:value-type="float">
            <text:p>6.67034051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675275" calcext:value-type="float">
            <text:p>6.675275</text:p>
          </table:table-cell>
          <table:table-cell office:value-type="float" office:value="6.67096353" calcext:value-type="float">
            <text:p>6.67096353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678052" calcext:value-type="float">
            <text:p>6.678052</text:p>
          </table:table-cell>
          <table:table-cell office:value-type="float" office:value="6.67098234" calcext:value-type="float">
            <text:p>6.67098234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678469" calcext:value-type="float">
            <text:p>6.678469</text:p>
          </table:table-cell>
          <table:table-cell office:value-type="float" office:value="6.67081344" calcext:value-type="float">
            <text:p>6.67081344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677714" calcext:value-type="float">
            <text:p>6.677714</text:p>
          </table:table-cell>
          <table:table-cell office:value-type="float" office:value="6.66844006" calcext:value-type="float">
            <text:p>6.66844006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675636" calcext:value-type="float">
            <text:p>6.675636</text:p>
          </table:table-cell>
          <table:table-cell office:value-type="float" office:value="6.66904042" calcext:value-type="float">
            <text:p>6.6690404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671528" calcext:value-type="float">
            <text:p>6.671528</text:p>
          </table:table-cell>
          <table:table-cell office:value-type="float" office:value="6.66942242" calcext:value-type="float">
            <text:p>6.66942242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663303" calcext:value-type="float">
            <text:p>6.663303</text:p>
          </table:table-cell>
          <table:table-cell office:value-type="float" office:value="6.66977656" calcext:value-type="float">
            <text:p>6.66977656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641872" calcext:value-type="float">
            <text:p>6.641872</text:p>
          </table:table-cell>
          <table:table-cell office:value-type="float" office:value="6.67018127" calcext:value-type="float">
            <text:p>6.67018127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464205" calcext:value-type="float">
            <text:p>6.464205</text:p>
          </table:table-cell>
          <table:table-cell office:value-type="float" office:value="6.67078174" calcext:value-type="float">
            <text:p>6.67078174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780107" calcext:value-type="float">
            <text:p>6.780107</text:p>
          </table:table-cell>
          <table:table-cell office:value-type="float" office:value="6.67314658" calcext:value-type="float">
            <text:p>6.67314658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3039" calcext:value-type="float">
            <text:p>6.73039</text:p>
          </table:table-cell>
          <table:table-cell office:value-type="float" office:value="6.67234634" calcext:value-type="float">
            <text:p>6.67234634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718109" calcext:value-type="float">
            <text:p>6.718109</text:p>
          </table:table-cell>
          <table:table-cell office:value-type="float" office:value="6.6720522" calcext:value-type="float">
            <text:p>6.6720522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71304" calcext:value-type="float">
            <text:p>6.71304</text:p>
          </table:table-cell>
          <table:table-cell office:value-type="float" office:value="6.67198065" calcext:value-type="float">
            <text:p>6.67198065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710537" calcext:value-type="float">
            <text:p>6.710537</text:p>
          </table:table-cell>
          <table:table-cell office:value-type="float" office:value="6.6715933" calcext:value-type="float">
            <text:p>6.6715933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709435" calcext:value-type="float">
            <text:p>6.709435</text:p>
          </table:table-cell>
          <table:table-cell office:value-type="float" office:value="6.67135255" calcext:value-type="float">
            <text:p>6.67135255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709965" calcext:value-type="float">
            <text:p>6.709965</text:p>
          </table:table-cell>
          <table:table-cell office:value-type="float" office:value="6.6711418" calcext:value-type="float">
            <text:p>6.6711418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714505" calcext:value-type="float">
            <text:p>6.714505</text:p>
          </table:table-cell>
          <table:table-cell office:value-type="float" office:value="6.6709282" calcext:value-type="float">
            <text:p>6.6709282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740937" calcext:value-type="float">
            <text:p>6.740937</text:p>
          </table:table-cell>
          <table:table-cell office:value-type="float" office:value="6.67066088" calcext:value-type="float">
            <text:p>6.67066088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607845" calcext:value-type="float">
            <text:p>6.607845</text:p>
          </table:table-cell>
          <table:table-cell office:value-type="float" office:value="6.67010803" calcext:value-type="float">
            <text:p>6.67010803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66847" calcext:value-type="float">
            <text:p>6.66847</text:p>
          </table:table-cell>
          <table:table-cell office:value-type="float" office:value="6.67084458" calcext:value-type="float">
            <text:p>6.67084458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676541" calcext:value-type="float">
            <text:p>6.676541</text:p>
          </table:table-cell>
          <table:table-cell office:value-type="float" office:value="6.67088828" calcext:value-type="float">
            <text:p>6.67088828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678893" calcext:value-type="float">
            <text:p>6.678893</text:p>
          </table:table-cell>
          <table:table-cell office:value-type="float" office:value="6.67057976" calcext:value-type="float">
            <text:p>6.67057976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67906" calcext:value-type="float">
            <text:p>6.67906</text:p>
          </table:table-cell>
          <table:table-cell office:value-type="float" office:value="6.67684074" calcext:value-type="float">
            <text:p>6.67684074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677621" calcext:value-type="float">
            <text:p>6.677621</text:p>
          </table:table-cell>
          <table:table-cell office:value-type="float" office:value="6.67747988" calcext:value-type="float">
            <text:p>6.67747988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674288" calcext:value-type="float">
            <text:p>6.674288</text:p>
          </table:table-cell>
          <table:table-cell office:value-type="float" office:value="6.67792874" calcext:value-type="float">
            <text:p>6.67792874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66742" calcext:value-type="float">
            <text:p>6.66742</text:p>
          </table:table-cell>
          <table:table-cell office:value-type="float" office:value="6.67834723" calcext:value-type="float">
            <text:p>6.67834723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648078" calcext:value-type="float">
            <text:p>6.648078</text:p>
          </table:table-cell>
          <table:table-cell office:value-type="float" office:value="6.6788081" calcext:value-type="float">
            <text:p>6.6788081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.866331" calcext:value-type="float">
            <text:p>5.866331</text:p>
          </table:table-cell>
          <table:table-cell office:value-type="float" office:value="6.67945084" calcext:value-type="float">
            <text:p>6.67945084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72936" calcext:value-type="float">
            <text:p>6.72936</text:p>
          </table:table-cell>
          <table:table-cell office:value-type="float" office:value="6.68790732" calcext:value-type="float">
            <text:p>6.68790732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707514" calcext:value-type="float">
            <text:p>6.707514</text:p>
          </table:table-cell>
          <table:table-cell office:value-type="float" office:value="6.68773802" calcext:value-type="float">
            <text:p>6.68773802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700641" calcext:value-type="float">
            <text:p>6.700641</text:p>
          </table:table-cell>
          <table:table-cell office:value-type="float" office:value="6.68781389" calcext:value-type="float">
            <text:p>6.68781389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697279" calcext:value-type="float">
            <text:p>6.697279</text:p>
          </table:table-cell>
          <table:table-cell office:value-type="float" office:value="6.68823494" calcext:value-type="float">
            <text:p>6.68823494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695168" calcext:value-type="float">
            <text:p>6.695168</text:p>
          </table:table-cell>
          <table:table-cell office:value-type="float" office:value="6.68817396" calcext:value-type="float">
            <text:p>6.68817396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693648" calcext:value-type="float">
            <text:p>6.693648</text:p>
          </table:table-cell>
          <table:table-cell office:value-type="float" office:value="6.68820844" calcext:value-type="float">
            <text:p>6.68820844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692703" calcext:value-type="float">
            <text:p>6.692703</text:p>
          </table:table-cell>
          <table:table-cell office:value-type="float" office:value="6.68826835" calcext:value-type="float">
            <text:p>6.68826835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693092" calcext:value-type="float">
            <text:p>6.693092</text:p>
          </table:table-cell>
          <table:table-cell office:value-type="float" office:value="6.68833109" calcext:value-type="float">
            <text:p>6.68833109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70257" calcext:value-type="float">
            <text:p>6.70257</text:p>
          </table:table-cell>
          <table:table-cell office:value-type="float" office:value="6.68837152" calcext:value-type="float">
            <text:p>6.68837152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674505" calcext:value-type="float">
            <text:p>6.674505</text:p>
          </table:table-cell>
          <table:table-cell office:value-type="float" office:value="6.6882858" calcext:value-type="float">
            <text:p>6.6882858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681396" calcext:value-type="float">
            <text:p>6.681396</text:p>
          </table:table-cell>
          <table:table-cell office:value-type="float" office:value="6.68842958" calcext:value-type="float">
            <text:p>6.68842958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682448" calcext:value-type="float">
            <text:p>6.682448</text:p>
          </table:table-cell>
          <table:table-cell office:value-type="float" office:value="6.68840542" calcext:value-type="float">
            <text:p>6.68840542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68232" calcext:value-type="float">
            <text:p>6.68232</text:p>
          </table:table-cell>
          <table:table-cell office:value-type="float" office:value="6.68801215" calcext:value-type="float">
            <text:p>6.6880121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681274" calcext:value-type="float">
            <text:p>6.681274</text:p>
          </table:table-cell>
          <table:table-cell office:value-type="float" office:value="6.6893345" calcext:value-type="float">
            <text:p>6.689334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679047" calcext:value-type="float">
            <text:p>6.679047</text:p>
          </table:table-cell>
          <table:table-cell office:value-type="float" office:value="6.68980769" calcext:value-type="float">
            <text:p>6.68980769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674914" calcext:value-type="float">
            <text:p>6.674914</text:p>
          </table:table-cell>
          <table:table-cell office:value-type="float" office:value="6.69017849" calcext:value-type="float">
            <text:p>6.69017849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666435" calcext:value-type="float">
            <text:p>6.666435</text:p>
          </table:table-cell>
          <table:table-cell office:value-type="float" office:value="6.69054084" calcext:value-type="float">
            <text:p>6.69054084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638808" calcext:value-type="float">
            <text:p>6.638808</text:p>
          </table:table-cell>
          <table:table-cell office:value-type="float" office:value="6.69096061" calcext:value-type="float">
            <text:p>6.69096061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950157" calcext:value-type="float">
            <text:p>6.950157</text:p>
          </table:table-cell>
          <table:table-cell office:value-type="float" office:value="6.69163854" calcext:value-type="float">
            <text:p>6.69163854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724914" calcext:value-type="float">
            <text:p>6.724914</text:p>
          </table:table-cell>
          <table:table-cell office:value-type="float" office:value="6.68919101" calcext:value-type="float">
            <text:p>6.68919101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708364" calcext:value-type="float">
            <text:p>6.708364</text:p>
          </table:table-cell>
          <table:table-cell office:value-type="float" office:value="6.68899361" calcext:value-type="float">
            <text:p>6.68899361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02465" calcext:value-type="float">
            <text:p>6.702465</text:p>
          </table:table-cell>
          <table:table-cell office:value-type="float" office:value="6.68899183" calcext:value-type="float">
            <text:p>6.68899183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699435" calcext:value-type="float">
            <text:p>6.699435</text:p>
          </table:table-cell>
          <table:table-cell office:value-type="float" office:value="6.69194434" calcext:value-type="float">
            <text:p>6.69194434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697496" calcext:value-type="float">
            <text:p>6.697496</text:p>
          </table:table-cell>
          <table:table-cell office:value-type="float" office:value="6.69182021" calcext:value-type="float">
            <text:p>6.69182021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696148" calcext:value-type="float">
            <text:p>6.696148</text:p>
          </table:table-cell>
          <table:table-cell office:value-type="float" office:value="6.69175856" calcext:value-type="float">
            <text:p>6.69175856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695505" calcext:value-type="float">
            <text:p>6.695505</text:p>
          </table:table-cell>
          <table:table-cell office:value-type="float" office:value="6.69171962" calcext:value-type="float">
            <text:p>6.69171962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696774" calcext:value-type="float">
            <text:p>6.696774</text:p>
          </table:table-cell>
          <table:table-cell office:value-type="float" office:value="6.6916849" calcext:value-type="float">
            <text:p>6.6916849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722692" calcext:value-type="float">
            <text:p>6.722692</text:p>
          </table:table-cell>
          <table:table-cell office:value-type="float" office:value="6.69162515" calcext:value-type="float">
            <text:p>6.69162515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679579" calcext:value-type="float">
            <text:p>6.679579</text:p>
          </table:table-cell>
          <table:table-cell office:value-type="float" office:value="6.69128021" calcext:value-type="float">
            <text:p>6.69128021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684181" calcext:value-type="float">
            <text:p>6.684181</text:p>
          </table:table-cell>
          <table:table-cell office:value-type="float" office:value="6.69131575" calcext:value-type="float">
            <text:p>6.69131575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684944" calcext:value-type="float">
            <text:p>6.684944</text:p>
          </table:table-cell>
          <table:table-cell office:value-type="float" office:value="6.69118529" calcext:value-type="float">
            <text:p>6.69118529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684527" calcext:value-type="float">
            <text:p>6.684527</text:p>
          </table:table-cell>
          <table:table-cell office:value-type="float" office:value="6.69037416" calcext:value-type="float">
            <text:p>6.69037416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683008" calcext:value-type="float">
            <text:p>6.683008</text:p>
          </table:table-cell>
          <table:table-cell office:value-type="float" office:value="6.69121387" calcext:value-type="float">
            <text:p>6.69121387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679949" calcext:value-type="float">
            <text:p>6.679949</text:p>
          </table:table-cell>
          <table:table-cell office:value-type="float" office:value="6.69162831" calcext:value-type="float">
            <text:p>6.69162831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674113" calcext:value-type="float">
            <text:p>6.674113</text:p>
          </table:table-cell>
          <table:table-cell office:value-type="float" office:value="6.69197513" calcext:value-type="float">
            <text:p>6.69197513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660922" calcext:value-type="float">
            <text:p>6.660922</text:p>
          </table:table-cell>
          <table:table-cell office:value-type="float" office:value="6.69233665" calcext:value-type="float">
            <text:p>6.6923366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605037" calcext:value-type="float">
            <text:p>6.605037</text:p>
          </table:table-cell>
          <table:table-cell office:value-type="float" office:value="6.69280403" calcext:value-type="float">
            <text:p>6.69280403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846694" calcext:value-type="float">
            <text:p>6.846694</text:p>
          </table:table-cell>
          <table:table-cell office:value-type="float" office:value="6.69381206" calcext:value-type="float">
            <text:p>6.69381206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739076" calcext:value-type="float">
            <text:p>6.739076</text:p>
          </table:table-cell>
          <table:table-cell office:value-type="float" office:value="6.69239173" calcext:value-type="float">
            <text:p>6.69239173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723058" calcext:value-type="float">
            <text:p>6.723058</text:p>
          </table:table-cell>
          <table:table-cell office:value-type="float" office:value="6.69204757" calcext:value-type="float">
            <text:p>6.69204757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717317" calcext:value-type="float">
            <text:p>6.717317</text:p>
          </table:table-cell>
          <table:table-cell office:value-type="float" office:value="6.6919103" calcext:value-type="float">
            <text:p>6.6919103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71469" calcext:value-type="float">
            <text:p>6.71469</text:p>
          </table:table-cell>
          <table:table-cell office:value-type="float" office:value="6.69130759" calcext:value-type="float">
            <text:p>6.69130759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713404" calcext:value-type="float">
            <text:p>6.713404</text:p>
          </table:table-cell>
          <table:table-cell office:value-type="float" office:value="6.6910609" calcext:value-type="float">
            <text:p>6.6910609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713178" calcext:value-type="float">
            <text:p>6.713178</text:p>
          </table:table-cell>
          <table:table-cell office:value-type="float" office:value="6.69085532" calcext:value-type="float">
            <text:p>6.69085532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71506" calcext:value-type="float">
            <text:p>6.71506</text:p>
          </table:table-cell>
          <table:table-cell office:value-type="float" office:value="6.69065965" calcext:value-type="float">
            <text:p>6.6906596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725385" calcext:value-type="float">
            <text:p>6.725385</text:p>
          </table:table-cell>
          <table:table-cell office:value-type="float" office:value="6.6904429" calcext:value-type="float">
            <text:p>6.6904429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5.389253" calcext:value-type="float">
            <text:p>5.389253</text:p>
          </table:table-cell>
          <table:table-cell office:value-type="float" office:value="6.69010986" calcext:value-type="float">
            <text:p>6.69010986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673118" calcext:value-type="float">
            <text:p>6.673118</text:p>
          </table:table-cell>
          <table:table-cell office:value-type="float" office:value="6.703109" calcext:value-type="float">
            <text:p>6.703109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683274" calcext:value-type="float">
            <text:p>6.683274</text:p>
          </table:table-cell>
          <table:table-cell office:value-type="float" office:value="6.70320806" calcext:value-type="float">
            <text:p>6.70320806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685572" calcext:value-type="float">
            <text:p>6.685572</text:p>
          </table:table-cell>
          <table:table-cell office:value-type="float" office:value="6.70303698" calcext:value-type="float">
            <text:p>6.70303698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85571" calcext:value-type="float">
            <text:p>6.685571</text:p>
          </table:table-cell>
          <table:table-cell office:value-type="float" office:value="6.70077342" calcext:value-type="float">
            <text:p>6.70077342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684109" calcext:value-type="float">
            <text:p>6.684109</text:p>
          </table:table-cell>
          <table:table-cell office:value-type="float" office:value="6.70147807" calcext:value-type="float">
            <text:p>6.70147807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81057" calcext:value-type="float">
            <text:p>6.681057</text:p>
          </table:table-cell>
          <table:table-cell office:value-type="float" office:value="6.70191098" calcext:value-type="float">
            <text:p>6.70191098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75318" calcext:value-type="float">
            <text:p>6.675318</text:p>
          </table:table-cell>
          <table:table-cell office:value-type="float" office:value="6.70229286" calcext:value-type="float">
            <text:p>6.70229286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661875" calcext:value-type="float">
            <text:p>6.661875</text:p>
          </table:table-cell>
          <table:table-cell office:value-type="float" office:value="6.702693" calcext:value-type="float">
            <text:p>6.702693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580384" calcext:value-type="float">
            <text:p>6.580384</text:p>
          </table:table-cell>
          <table:table-cell office:value-type="float" office:value="6.70320232" calcext:value-type="float">
            <text:p>6.70320232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6109" calcext:value-type="float">
            <text:p>6.76109</text:p>
          </table:table-cell>
          <table:table-cell office:value-type="float" office:value="6.70450609" calcext:value-type="float">
            <text:p>6.70450609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1892" calcext:value-type="float">
            <text:p>6.71892</text:p>
          </table:table-cell>
          <table:table-cell office:value-type="float" office:value="6.70398318" calcext:value-type="float">
            <text:p>6.70398318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09303" calcext:value-type="float">
            <text:p>6.709303</text:p>
          </table:table-cell>
          <table:table-cell office:value-type="float" office:value="6.70385785" calcext:value-type="float">
            <text:p>6.70385785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05252" calcext:value-type="float">
            <text:p>6.705252</text:p>
          </table:table-cell>
          <table:table-cell office:value-type="float" office:value="6.70375742" calcext:value-type="float">
            <text:p>6.70375742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703053" calcext:value-type="float">
            <text:p>6.703053</text:p>
          </table:table-cell>
          <table:table-cell office:value-type="float" office:value="6.70390906" calcext:value-type="float">
            <text:p>6.70390906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701682" calcext:value-type="float">
            <text:p>6.701682</text:p>
          </table:table-cell>
          <table:table-cell office:value-type="float" office:value="6.70400297" calcext:value-type="float">
            <text:p>6.70400297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700969" calcext:value-type="float">
            <text:p>6.700969</text:p>
          </table:table-cell>
          <table:table-cell office:value-type="float" office:value="6.70409535" calcext:value-type="float">
            <text:p>6.7040953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701496" calcext:value-type="float">
            <text:p>6.701496</text:p>
          </table:table-cell>
          <table:table-cell office:value-type="float" office:value="6.70418558" calcext:value-type="float">
            <text:p>6.70418558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707404" calcext:value-type="float">
            <text:p>6.707404</text:p>
          </table:table-cell>
          <table:table-cell office:value-type="float" office:value="6.70425849" calcext:value-type="float">
            <text:p>6.70425849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656002" calcext:value-type="float">
            <text:p>6.656002</text:p>
          </table:table-cell>
          <table:table-cell office:value-type="float" office:value="6.70425314" calcext:value-type="float">
            <text:p>6.70425314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686001" calcext:value-type="float">
            <text:p>6.686001</text:p>
          </table:table-cell>
          <table:table-cell office:value-type="float" office:value="6.70473092" calcext:value-type="float">
            <text:p>6.70473092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688762" calcext:value-type="float">
            <text:p>6.688762</text:p>
          </table:table-cell>
          <table:table-cell office:value-type="float" office:value="6.70485391" calcext:value-type="float">
            <text:p>6.70485391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689245" calcext:value-type="float">
            <text:p>6.689245</text:p>
          </table:table-cell>
          <table:table-cell office:value-type="float" office:value="6.70479922" calcext:value-type="float">
            <text:p>6.70479922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688592" calcext:value-type="float">
            <text:p>6.688592</text:p>
          </table:table-cell>
          <table:table-cell office:value-type="float" office:value="6.70750309" calcext:value-type="float">
            <text:p>6.70750309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686792" calcext:value-type="float">
            <text:p>6.686792</text:p>
          </table:table-cell>
          <table:table-cell office:value-type="float" office:value="6.70791606" calcext:value-type="float">
            <text:p>6.70791606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683439" calcext:value-type="float">
            <text:p>6.683439</text:p>
          </table:table-cell>
          <table:table-cell office:value-type="float" office:value="6.70823872" calcext:value-type="float">
            <text:p>6.70823872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677156" calcext:value-type="float">
            <text:p>6.677156</text:p>
          </table:table-cell>
          <table:table-cell office:value-type="float" office:value="6.70855513" calcext:value-type="float">
            <text:p>6.70855513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661162" calcext:value-type="float">
            <text:p>6.661162</text:p>
          </table:table-cell>
          <table:table-cell office:value-type="float" office:value="6.7089124" calcext:value-type="float">
            <text:p>6.7089124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441131" calcext:value-type="float">
            <text:p>6.441131</text:p>
          </table:table-cell>
          <table:table-cell office:value-type="float" office:value="6.70941411" calcext:value-type="float">
            <text:p>6.70941411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73775" calcext:value-type="float">
            <text:p>6.73775</text:p>
          </table:table-cell>
          <table:table-cell office:value-type="float" office:value="6.71210419" calcext:value-type="float">
            <text:p>6.71210419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713836" calcext:value-type="float">
            <text:p>6.713836</text:p>
          </table:table-cell>
          <table:table-cell office:value-type="float" office:value="6.71182172" calcext:value-type="float">
            <text:p>6.71182172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706942" calcext:value-type="float">
            <text:p>6.706942</text:p>
          </table:table-cell>
          <table:table-cell office:value-type="float" office:value="6.71178988" calcext:value-type="float">
            <text:p>6.71178988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03774" calcext:value-type="float">
            <text:p>6.703774</text:p>
          </table:table-cell>
          <table:table-cell office:value-type="float" office:value="6.71204346" calcext:value-type="float">
            <text:p>6.71204346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01919" calcext:value-type="float">
            <text:p>6.701919</text:p>
          </table:table-cell>
          <table:table-cell office:value-type="float" office:value="6.71192144" calcext:value-type="float">
            <text:p>6.71192144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00689" calcext:value-type="float">
            <text:p>6.700689</text:p>
          </table:table-cell>
          <table:table-cell office:value-type="float" office:value="6.71187048" calcext:value-type="float">
            <text:p>6.71187048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700083" calcext:value-type="float">
            <text:p>6.700083</text:p>
          </table:table-cell>
          <table:table-cell office:value-type="float" office:value="6.71183986" calcext:value-type="float">
            <text:p>6.7118398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00976" calcext:value-type="float">
            <text:p>6.700976</text:p>
          </table:table-cell>
          <table:table-cell office:value-type="float" office:value="6.711812" calcext:value-type="float">
            <text:p>6.711812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10954" calcext:value-type="float">
            <text:p>6.710954</text:p>
          </table:table-cell>
          <table:table-cell office:value-type="float" office:value="6.7119214545" calcext:value-type="float">
            <text:p>6.7119214545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674305" calcext:value-type="float">
            <text:p>6.674305</text:p>
          </table:table-cell>
          <table:table-cell office:value-type="float" office:value="6.7119313265" calcext:value-type="float">
            <text:p>6.711931326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686462" calcext:value-type="float">
            <text:p>6.686462</text:p>
          </table:table-cell>
          <table:table-cell office:value-type="float" office:value="6.7123192268" calcext:value-type="float">
            <text:p>6.7123192268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68836" calcext:value-type="float">
            <text:p>6.68836</text:p>
          </table:table-cell>
          <table:table-cell office:value-type="float" office:value="6.7125885729" calcext:value-type="float">
            <text:p>6.7125885729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688605" calcext:value-type="float">
            <text:p>6.688605</text:p>
          </table:table-cell>
          <table:table-cell office:value-type="float" office:value="6.7128436105" calcext:value-type="float">
            <text:p>6.7128436105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687773" calcext:value-type="float">
            <text:p>6.687773</text:p>
          </table:table-cell>
          <table:table-cell office:value-type="float" office:value="6.7131014681" calcext:value-type="float">
            <text:p>6.7131014681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685652" calcext:value-type="float">
            <text:p>6.685652</text:p>
          </table:table-cell>
          <table:table-cell office:value-type="float" office:value="6.7133738172" calcext:value-type="float">
            <text:p>6.7133738172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6815" calcext:value-type="float">
            <text:p>6.6815</text:p>
          </table:table-cell>
          <table:table-cell office:value-type="float" office:value="6.7136751413" calcext:value-type="float">
            <text:p>6.7136751413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67284" calcext:value-type="float">
            <text:p>6.67284</text:p>
          </table:table-cell>
          <table:table-cell office:value-type="float" office:value="6.7140287143" calcext:value-type="float">
            <text:p>6.7140287143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645689" calcext:value-type="float">
            <text:p>6.645689</text:p>
          </table:table-cell>
          <table:table-cell office:value-type="float" office:value="6.7144863667" calcext:value-type="float">
            <text:p>6.7144863667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304991" calcext:value-type="float">
            <text:p>7.304991</text:p>
          </table:table-cell>
          <table:table-cell office:value-type="float" office:value="6.7152593708" calcext:value-type="float">
            <text:p>6.7152593708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742974" calcext:value-type="float">
            <text:p>6.742974</text:p>
          </table:table-cell>
          <table:table-cell office:value-type="float" office:value="6.708557875" calcext:value-type="float">
            <text:p>6.70855787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722507" calcext:value-type="float">
            <text:p>6.722507</text:p>
          </table:table-cell>
          <table:table-cell office:value-type="float" office:value="6.7081622874" calcext:value-type="float">
            <text:p>6.7081622874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716137" calcext:value-type="float">
            <text:p>6.716137</text:p>
          </table:table-cell>
          <table:table-cell office:value-type="float" office:value="6.7079954884" calcext:value-type="float">
            <text:p>6.7079954884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713507" calcext:value-type="float">
            <text:p>6.713507</text:p>
          </table:table-cell>
          <table:table-cell office:value-type="float" office:value="6.7078997059" calcext:value-type="float">
            <text:p>6.7078997059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712352" calcext:value-type="float">
            <text:p>6.712352</text:p>
          </table:table-cell>
          <table:table-cell office:value-type="float" office:value="6.7078329524" calcext:value-type="float">
            <text:p>6.7078329524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711979" calcext:value-type="float">
            <text:p>6.711979</text:p>
          </table:table-cell>
          <table:table-cell office:value-type="float" office:value="6.707778506" calcext:value-type="float">
            <text:p>6.707778506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71243" calcext:value-type="float">
            <text:p>6.71243</text:p>
          </table:table-cell>
          <table:table-cell office:value-type="float" office:value="6.7077272805" calcext:value-type="float">
            <text:p>6.7077272805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715101" calcext:value-type="float">
            <text:p>6.715101</text:p>
          </table:table-cell>
          <table:table-cell office:value-type="float" office:value="6.7076692222" calcext:value-type="float">
            <text:p>6.7076692222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42746" calcext:value-type="float">
            <text:p>6.742746</text:p>
          </table:table-cell>
          <table:table-cell office:value-type="float" office:value="6.707576325" calcext:value-type="float">
            <text:p>6.70757632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691181" calcext:value-type="float">
            <text:p>6.691181</text:p>
          </table:table-cell>
          <table:table-cell office:value-type="float" office:value="6.7071311392" calcext:value-type="float">
            <text:p>6.7071311392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698616" calcext:value-type="float">
            <text:p>6.698616</text:p>
          </table:table-cell>
          <table:table-cell office:value-type="float" office:value="6.7073356282" calcext:value-type="float">
            <text:p>6.7073356282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699639" calcext:value-type="float">
            <text:p>6.699639</text:p>
          </table:table-cell>
          <table:table-cell office:value-type="float" office:value="6.7074488701" calcext:value-type="float">
            <text:p>6.7074488701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698977" calcext:value-type="float">
            <text:p>6.698977</text:p>
          </table:table-cell>
          <table:table-cell office:value-type="float" office:value="6.7075516316" calcext:value-type="float">
            <text:p>6.7075516316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697135" calcext:value-type="float">
            <text:p>6.697135</text:p>
          </table:table-cell>
          <table:table-cell office:value-type="float" office:value="6.70766596" calcext:value-type="float">
            <text:p>6.70766596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693998" calcext:value-type="float">
            <text:p>6.693998</text:p>
          </table:table-cell>
          <table:table-cell office:value-type="float" office:value="6.7078082703" calcext:value-type="float">
            <text:p>6.7078082703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688883" calcext:value-type="float">
            <text:p>6.688883</text:p>
          </table:table-cell>
          <table:table-cell office:value-type="float" office:value="6.7079974521" calcext:value-type="float">
            <text:p>6.7079974521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67898" calcext:value-type="float">
            <text:p>6.67898</text:p>
          </table:table-cell>
          <table:table-cell office:value-type="float" office:value="6.7082629306" calcext:value-type="float">
            <text:p>6.7082629306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643121" calcext:value-type="float">
            <text:p>6.643121</text:p>
          </table:table-cell>
          <table:table-cell office:value-type="float" office:value="6.7086753662" calcext:value-type="float">
            <text:p>6.7086753662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814555" calcext:value-type="float">
            <text:p>6.814555</text:p>
          </table:table-cell>
          <table:table-cell office:value-type="float" office:value="6.7096118571" calcext:value-type="float">
            <text:p>6.7096118571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728593" calcext:value-type="float">
            <text:p>6.728593</text:p>
          </table:table-cell>
          <table:table-cell office:value-type="float" office:value="6.708090942" calcext:value-type="float">
            <text:p>6.708090942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716127" calcext:value-type="float">
            <text:p>6.716127</text:p>
          </table:table-cell>
          <table:table-cell office:value-type="float" office:value="6.7077894412" calcext:value-type="float">
            <text:p>6.7077894412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711149" calcext:value-type="float">
            <text:p>6.711149</text:p>
          </table:table-cell>
          <table:table-cell office:value-type="float" office:value="6.707665" calcext:value-type="float">
            <text:p>6.707665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708412" calcext:value-type="float">
            <text:p>6.708412</text:p>
          </table:table-cell>
          <table:table-cell office:value-type="float" office:value="6.7076122121" calcext:value-type="float">
            <text:p>6.7076122121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706601" calcext:value-type="float">
            <text:p>6.706601</text:p>
          </table:table-cell>
          <table:table-cell office:value-type="float" office:value="6.7075999077" calcext:value-type="float">
            <text:p>6.7075999077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705404" calcext:value-type="float">
            <text:p>6.705404</text:p>
          </table:table-cell>
          <table:table-cell office:value-type="float" office:value="6.7076155156" calcext:value-type="float">
            <text:p>6.7076155156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705174" calcext:value-type="float">
            <text:p>6.705174</text:p>
          </table:table-cell>
          <table:table-cell office:value-type="float" office:value="6.707650619" calcext:value-type="float">
            <text:p>6.707650619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708186" calcext:value-type="float">
            <text:p>6.708186</text:p>
          </table:table-cell>
          <table:table-cell office:value-type="float" office:value="6.7076905645" calcext:value-type="float">
            <text:p>6.7076905645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997716" calcext:value-type="float">
            <text:p>6.997716</text:p>
          </table:table-cell>
          <table:table-cell office:value-type="float" office:value="6.7076824426" calcext:value-type="float">
            <text:p>6.7076824426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687022" calcext:value-type="float">
            <text:p>6.687022</text:p>
          </table:table-cell>
          <table:table-cell office:value-type="float" office:value="6.70284855" calcext:value-type="float">
            <text:p>6.70284855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691331" calcext:value-type="float">
            <text:p>6.691331</text:p>
          </table:table-cell>
          <table:table-cell office:value-type="float" office:value="6.7031167966" calcext:value-type="float">
            <text:p>6.7031167966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692254" calcext:value-type="float">
            <text:p>6.692254</text:p>
          </table:table-cell>
          <table:table-cell office:value-type="float" office:value="6.70332" calcext:value-type="float">
            <text:p>6.70332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692033" calcext:value-type="float">
            <text:p>6.692033</text:p>
          </table:table-cell>
          <table:table-cell office:value-type="float" office:value="6.7035141404" calcext:value-type="float">
            <text:p>6.7035141404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690799" calcext:value-type="float">
            <text:p>6.690799</text:p>
          </table:table-cell>
          <table:table-cell office:value-type="float" office:value="6.7037191607" calcext:value-type="float">
            <text:p>6.7037191607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688198" calcext:value-type="float">
            <text:p>6.688198</text:p>
          </table:table-cell>
          <table:table-cell office:value-type="float" office:value="6.7039540727" calcext:value-type="float">
            <text:p>6.7039540727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683133" calcext:value-type="float">
            <text:p>6.683133</text:p>
          </table:table-cell>
          <table:table-cell office:value-type="float" office:value="6.7042458519" calcext:value-type="float">
            <text:p>6.7042458519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671135" calcext:value-type="float">
            <text:p>6.671135</text:p>
          </table:table-cell>
          <table:table-cell office:value-type="float" office:value="6.7046442075" calcext:value-type="float">
            <text:p>6.7046442075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603831" calcext:value-type="float">
            <text:p>6.603831</text:p>
          </table:table-cell>
          <table:table-cell office:value-type="float" office:value="6.7052886154" calcext:value-type="float">
            <text:p>6.7052886154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768498" calcext:value-type="float">
            <text:p>6.768498</text:p>
          </table:table-cell>
          <table:table-cell office:value-type="float" office:value="6.7072779804" calcext:value-type="float">
            <text:p>6.7072779804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24452" calcext:value-type="float">
            <text:p>6.724452</text:p>
          </table:table-cell>
          <table:table-cell office:value-type="float" office:value="6.70605358" calcext:value-type="float">
            <text:p>6.70605358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714631" calcext:value-type="float">
            <text:p>6.714631</text:p>
          </table:table-cell>
          <table:table-cell office:value-type="float" office:value="6.705678102" calcext:value-type="float">
            <text:p>6.705678102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710265" calcext:value-type="float">
            <text:p>6.710265</text:p>
          </table:table-cell>
          <table:table-cell office:value-type="float" office:value="6.7054915833" calcext:value-type="float">
            <text:p>6.7054915833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70766" calcext:value-type="float">
            <text:p>6.70766</text:p>
          </table:table-cell>
          <table:table-cell office:value-type="float" office:value="6.7053900213" calcext:value-type="float">
            <text:p>6.7053900213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70584" calcext:value-type="float">
            <text:p>6.70584</text:p>
          </table:table-cell>
          <table:table-cell office:value-type="float" office:value="6.7053406739" calcext:value-type="float">
            <text:p>6.7053406739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704661" calcext:value-type="float">
            <text:p>6.704661</text:p>
          </table:table-cell>
          <table:table-cell office:value-type="float" office:value="6.7053295778" calcext:value-type="float">
            <text:p>6.7053295778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70466" calcext:value-type="float">
            <text:p>6.70466</text:p>
          </table:table-cell>
          <table:table-cell office:value-type="float" office:value="6.7053447727" calcext:value-type="float">
            <text:p>6.7053447727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709331" calcext:value-type="float">
            <text:p>6.709331</text:p>
          </table:table-cell>
          <table:table-cell office:value-type="float" office:value="6.7053606977" calcext:value-type="float">
            <text:p>6.7053606977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657046" calcext:value-type="float">
            <text:p>6.657046</text:p>
          </table:table-cell>
          <table:table-cell office:value-type="float" office:value="6.7052661667" calcext:value-type="float">
            <text:p>6.7052661667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690021" calcext:value-type="float">
            <text:p>6.690021</text:p>
          </table:table-cell>
          <table:table-cell office:value-type="float" office:value="6.7064422683" calcext:value-type="float">
            <text:p>6.7064422683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692846" calcext:value-type="float">
            <text:p>6.692846</text:p>
          </table:table-cell>
          <table:table-cell office:value-type="float" office:value="6.7068528" calcext:value-type="float">
            <text:p>6.7068528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693611" calcext:value-type="float">
            <text:p>6.693611</text:p>
          </table:table-cell>
          <table:table-cell office:value-type="float" office:value="6.7072119487" calcext:value-type="float">
            <text:p>6.7072119487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693385" calcext:value-type="float">
            <text:p>6.693385</text:p>
          </table:table-cell>
          <table:table-cell office:value-type="float" office:value="6.7075698684" calcext:value-type="float">
            <text:p>6.7075698684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692081" calcext:value-type="float">
            <text:p>6.692081</text:p>
          </table:table-cell>
          <table:table-cell office:value-type="float" office:value="6.7079532432" calcext:value-type="float">
            <text:p>6.7079532432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689167" calcext:value-type="float">
            <text:p>6.689167</text:p>
          </table:table-cell>
          <table:table-cell office:value-type="float" office:value="6.7083941389" calcext:value-type="float">
            <text:p>6.708394138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683024" calcext:value-type="float">
            <text:p>6.683024</text:p>
          </table:table-cell>
          <table:table-cell office:value-type="float" office:value="6.7089434857" calcext:value-type="float">
            <text:p>6.7089434857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666166" calcext:value-type="float">
            <text:p>6.666166</text:p>
          </table:table-cell>
          <table:table-cell office:value-type="float" office:value="6.7097058235" calcext:value-type="float">
            <text:p>6.7097058235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459216" calcext:value-type="float">
            <text:p>6.459216</text:p>
          </table:table-cell>
          <table:table-cell office:value-type="float" office:value="6.7110252121" calcext:value-type="float">
            <text:p>6.7110252121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756036" calcext:value-type="float">
            <text:p>6.756036</text:p>
          </table:table-cell>
          <table:table-cell office:value-type="float" office:value="6.71889425" calcext:value-type="float">
            <text:p>6.7188942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7274" calcext:value-type="float">
            <text:p>6.7274</text:p>
          </table:table-cell>
          <table:table-cell office:value-type="float" office:value="6.717696129" calcext:value-type="float">
            <text:p>6.717696129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19245" calcext:value-type="float">
            <text:p>6.719245</text:p>
          </table:table-cell>
          <table:table-cell office:value-type="float" office:value="6.7173726667" calcext:value-type="float">
            <text:p>6.7173726667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715332" calcext:value-type="float">
            <text:p>6.715332</text:p>
          </table:table-cell>
          <table:table-cell office:value-type="float" office:value="6.7173081034" calcext:value-type="float">
            <text:p>6.7173081034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712807" calcext:value-type="float">
            <text:p>6.712807</text:p>
          </table:table-cell>
          <table:table-cell office:value-type="float" office:value="6.7173786786" calcext:value-type="float">
            <text:p>6.7173786786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710761" calcext:value-type="float">
            <text:p>6.710761</text:p>
          </table:table-cell>
          <table:table-cell office:value-type="float" office:value="6.717548" calcext:value-type="float">
            <text:p>6.717548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708799" calcext:value-type="float">
            <text:p>6.708799</text:p>
          </table:table-cell>
          <table:table-cell office:value-type="float" office:value="6.7178090385" calcext:value-type="float">
            <text:p>6.7178090385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706387" calcext:value-type="float">
            <text:p>6.706387</text:p>
          </table:table-cell>
          <table:table-cell office:value-type="float" office:value="6.71816944" calcext:value-type="float">
            <text:p>6.71816944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69926" calcext:value-type="float">
            <text:p>6.69926</text:p>
          </table:table-cell>
          <table:table-cell office:value-type="float" office:value="6.718660375" calcext:value-type="float">
            <text:p>6.718660375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720416" calcext:value-type="float">
            <text:p>6.720416</text:p>
          </table:table-cell>
          <table:table-cell office:value-type="float" office:value="6.7195038696" calcext:value-type="float">
            <text:p>6.7195038696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712444" calcext:value-type="float">
            <text:p>6.712444</text:p>
          </table:table-cell>
          <table:table-cell office:value-type="float" office:value="6.7194624091" calcext:value-type="float">
            <text:p>6.7194624091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71092" calcext:value-type="float">
            <text:p>6.71092</text:p>
          </table:table-cell>
          <table:table-cell office:value-type="float" office:value="6.719796619" calcext:value-type="float">
            <text:p>6.71979661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709992" calcext:value-type="float">
            <text:p>6.709992</text:p>
          </table:table-cell>
          <table:table-cell office:value-type="float" office:value="6.72024045" calcext:value-type="float">
            <text:p>6.72024045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708787" calcext:value-type="float">
            <text:p>6.708787</text:p>
          </table:table-cell>
          <table:table-cell office:value-type="float" office:value="6.7207798421" calcext:value-type="float">
            <text:p>6.7207798421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706869" calcext:value-type="float">
            <text:p>6.706869</text:p>
          </table:table-cell>
          <table:table-cell office:value-type="float" office:value="6.7214461111" calcext:value-type="float">
            <text:p>6.7214461111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70378" calcext:value-type="float">
            <text:p>6.70378</text:p>
          </table:table-cell>
          <table:table-cell office:value-type="float" office:value="6.7223035882" calcext:value-type="float">
            <text:p>6.7223035882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6983" calcext:value-type="float">
            <text:p>6.6983</text:p>
          </table:table-cell>
          <table:table-cell office:value-type="float" office:value="6.7234613125" calcext:value-type="float">
            <text:p>6.72346131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683293" calcext:value-type="float">
            <text:p>6.683293</text:p>
          </table:table-cell>
          <table:table-cell office:value-type="float" office:value="6.7251387333" calcext:value-type="float">
            <text:p>6.7251387333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959632" calcext:value-type="float">
            <text:p>6.959632</text:p>
          </table:table-cell>
          <table:table-cell office:value-type="float" office:value="6.7281277143" calcext:value-type="float">
            <text:p>6.7281277143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729889" calcext:value-type="float">
            <text:p>6.729889</text:p>
          </table:table-cell>
          <table:table-cell office:value-type="float" office:value="6.7103196923" calcext:value-type="float">
            <text:p>6.7103196923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719058" calcext:value-type="float">
            <text:p>6.719058</text:p>
          </table:table-cell>
          <table:table-cell office:value-type="float" office:value="6.7086889167" calcext:value-type="float">
            <text:p>6.7086889167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71508" calcext:value-type="float">
            <text:p>6.71508</text:p>
          </table:table-cell>
          <table:table-cell office:value-type="float" office:value="6.7077462727" calcext:value-type="float">
            <text:p>6.7077462727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12883" calcext:value-type="float">
            <text:p>6.712883</text:p>
          </table:table-cell>
          <table:table-cell office:value-type="float" office:value="6.7070129" calcext:value-type="float">
            <text:p>6.7070129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11333" calcext:value-type="float">
            <text:p>6.711333</text:p>
          </table:table-cell>
          <table:table-cell office:value-type="float" office:value="6.7063606667" calcext:value-type="float">
            <text:p>6.7063606667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710139" calcext:value-type="float">
            <text:p>6.710139</text:p>
          </table:table-cell>
          <table:table-cell office:value-type="float" office:value="6.705739125" calcext:value-type="float">
            <text:p>6.7057391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709503" calcext:value-type="float">
            <text:p>6.709503</text:p>
          </table:table-cell>
          <table:table-cell office:value-type="float" office:value="6.7051105714" calcext:value-type="float">
            <text:p>6.7051105714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710652" calcext:value-type="float">
            <text:p>6.710652</text:p>
          </table:table-cell>
          <table:table-cell office:value-type="float" office:value="6.7043785" calcext:value-type="float">
            <text:p>6.7043785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7323" calcext:value-type="float">
            <text:p>6.7323</text:p>
          </table:table-cell>
          <table:table-cell office:value-type="float" office:value="6.7031238" calcext:value-type="float">
            <text:p>6.7031238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691572" calcext:value-type="float">
            <text:p>6.691572</text:p>
          </table:table-cell>
          <table:table-cell office:value-type="float" office:value="6.69582975" calcext:value-type="float">
            <text:p>6.6958297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696823" calcext:value-type="float">
            <text:p>6.696823</text:p>
          </table:table-cell>
          <table:table-cell office:value-type="float" office:value="6.697249" calcext:value-type="float">
            <text:p>6.697249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697627" calcext:value-type="float">
            <text:p>6.697627</text:p>
          </table:table-cell>
          <table:table-cell office:value-type="float" office:value="6.697462" calcext:value-type="float">
            <text:p>6.697462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697297" calcext:value-type="float">
            <text:p>6.6972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28:32.966039466</dc:date>
    <meta:document-statistic meta:table-count="1" meta:cell-count="3101" meta:object-count="0"/>
    <meta:generator>LibreOffice/4.2.7.2$Linux_X86_64 LibreOffice_project/420m0$Build-2</meta:generator>
  </office:meta>
</office:document-meta>
</file>